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674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1.374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2">
      <style:table-cell-properties fo:background-color="#729fcf"/>
    </style:style>
    <style:style style:name="ce11" style:family="table-cell" style:parent-style-name="Default" style:data-style-name="N2">
      <style:table-cell-properties fo:background-color="#5eb91e"/>
    </style:style>
    <style:style style:name="ce12" style:family="table-cell" style:parent-style-name="Default">
      <style:table-cell-properties fo:background-color="#5eb91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2">
      <style:table-cell-properties fo:background-color="#b4c7dc"/>
    </style:style>
    <style:style style:name="ce15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1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dist[inch]</text:p>
          </table:table-cell>
          <table:table-cell office:value-type="string" calcext:value-type="string">
            <text:p>dist[mils]</text:p>
          </table:table-cell>
          <table:table-cell office:value-type="string" calcext:value-type="string">
            <text:p>dist[mm]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*10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angle</text:p>
          </table:table-cell>
          <table:table-cell table:style-name="ce13" office:value-type="string" calcext:value-type="string">
            <text:p>special on static</text:p>
          </table:table-cell>
          <table:table-cell office:value-type="string" calcext:value-type="string">
            <text:p>interval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style-name="ce2"/>
          <table:table-cell table:style-name="Default"/>
          <table:table-cell table:number-columns-repeated="1017"/>
        </table:table-row>
        <table:table-row table:style-name="ro1">
          <table:table-cell table:formula="of:=LOG([.D3];2)" office:value-type="float" office:value="0" calcext:value-type="float">
            <text:p>0,00</text:p>
          </table:table-cell>
          <table:table-cell table:formula="of:=[.A3]*1000" office:value-type="float" office:value="0" calcext:value-type="float">
            <text:p>0,00</text:p>
          </table:table-cell>
          <table:table-cell table:style-name="ce2" table:formula="of:=[.B3]/39.3700787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formula="of:=[.D3]*10" office:value-type="float" office:value="10" calcext:value-type="float">
            <text:p>10,00</text:p>
          </table:table-cell>
          <table:table-cell table:formula="of:=[.C3]*0.7111-46.7" office:value-type="float" office:value="-46.7" calcext:value-type="float">
            <text:p>-46,70</text:p>
          </table:table-cell>
          <table:table-cell table:style-name="ce11" table:formula="of:=360/60*[.F3]" office:value-type="float" office:value="-280.2" calcext:value-type="float">
            <text:p>-280,20</text:p>
          </table:table-cell>
          <table:table-cell table:style-name="ce3"/>
          <table:table-cell table:formula="of:=[.E4]-[.E3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];2)" office:value-type="float" office:value="0.0285691521967709" calcext:value-type="float">
            <text:p>0,03</text:p>
          </table:table-cell>
          <table:table-cell table:formula="of:=[.A4]*1000" office:value-type="float" office:value="28.5691521967709" calcext:value-type="float">
            <text:p>28,57</text:p>
          </table:table-cell>
          <table:table-cell table:style-name="ce2" table:formula="of:=[.B4]/39.37007874" office:value-type="float" office:value="0.725656465800884" calcext:value-type="float">
            <text:p>0,73</text:p>
          </table:table-cell>
          <table:table-cell office:value-type="float" office:value="1.02" calcext:value-type="float">
            <text:p>1,02</text:p>
          </table:table-cell>
          <table:table-cell office:value-type="float" office:value="10.2" calcext:value-type="float">
            <text:p>10,20</text:p>
          </table:table-cell>
          <table:table-cell table:formula="of:=[.C4]*0.7111-46.7" office:value-type="float" office:value="-46.183985687169" calcext:value-type="float">
            <text:p>-46,18</text:p>
          </table:table-cell>
          <table:table-cell table:style-name="ce11" table:formula="of:=360/60*[.F4]" office:value-type="float" office:value="-277.103914123014" calcext:value-type="float">
            <text:p>-277,10</text:p>
          </table:table-cell>
          <table:table-cell table:style-name="ce3"/>
          <table:table-cell table:formula="of:=[.E5]-[.E4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];2)" office:value-type="float" office:value="0.0565835283663675" calcext:value-type="float">
            <text:p>0,06</text:p>
          </table:table-cell>
          <table:table-cell table:formula="of:=[.A5]*1000" office:value-type="float" office:value="56.5835283663675" calcext:value-type="float">
            <text:p>56,58</text:p>
          </table:table-cell>
          <table:table-cell table:style-name="ce2" table:formula="of:=[.B5]/39.37007874" office:value-type="float" office:value="1.43722162051148" calcext:value-type="float">
            <text:p>1,44</text:p>
          </table:table-cell>
          <table:table-cell office:value-type="float" office:value="1.04" calcext:value-type="float">
            <text:p>1,04</text:p>
          </table:table-cell>
          <table:table-cell office:value-type="float" office:value="10.4" calcext:value-type="float">
            <text:p>10,40</text:p>
          </table:table-cell>
          <table:table-cell table:formula="of:=[.C5]*0.7111-46.7" office:value-type="float" office:value="-45.6779917056543" calcext:value-type="float">
            <text:p>-45,68</text:p>
          </table:table-cell>
          <table:table-cell table:style-name="ce11" table:formula="of:=360/60*[.F5]" office:value-type="float" office:value="-274.067950233926" calcext:value-type="float">
            <text:p>-274,07</text:p>
          </table:table-cell>
          <table:table-cell table:style-name="ce3"/>
          <table:table-cell table:formula="of:=[.E6]-[.E5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];2)" office:value-type="float" office:value="0.0840642647884745" calcext:value-type="float">
            <text:p>0,08</text:p>
          </table:table-cell>
          <table:table-cell table:formula="of:=[.A6]*1000" office:value-type="float" office:value="84.0642647884745" calcext:value-type="float">
            <text:p>84,06</text:p>
          </table:table-cell>
          <table:table-cell table:style-name="ce2" table:formula="of:=[.B6]/39.37007874" office:value-type="float" office:value="2.13523232563579" calcext:value-type="float">
            <text:p>2,14</text:p>
          </table:table-cell>
          <table:table-cell office:value-type="float" office:value="1.06" calcext:value-type="float">
            <text:p>1,06</text:p>
          </table:table-cell>
          <table:table-cell office:value-type="float" office:value="10.6" calcext:value-type="float">
            <text:p>10,60</text:p>
          </table:table-cell>
          <table:table-cell table:formula="of:=[.C6]*0.7111-46.7" office:value-type="float" office:value="-45.1816362932404" calcext:value-type="float">
            <text:p>-45,18</text:p>
          </table:table-cell>
          <table:table-cell table:style-name="ce11" table:formula="of:=360/60*[.F6]" office:value-type="float" office:value="-271.089817759442" calcext:value-type="float">
            <text:p>-271,09</text:p>
          </table:table-cell>
          <table:table-cell table:style-name="ce3"/>
          <table:table-cell table:formula="of:=[.E7]-[.E6]" office:value-type="float" office:value="0.0999999999999996" calcext:value-type="float">
            <text:p>0,0999999999999996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7];2)" office:value-type="float" office:value="0.0976107966264224" calcext:value-type="float">
            <text:p>0,10</text:p>
          </table:table-cell>
          <table:table-cell table:formula="of:=[.A7]*1000" office:value-type="float" office:value="97.6107966264224" calcext:value-type="float">
            <text:p>97,61</text:p>
          </table:table-cell>
          <table:table-cell table:style-name="ce2" table:formula="of:=[.B7]/39.37007874" office:value-type="float" office:value="2.47931423432104" calcext:value-type="float">
            <text:p>2,48</text:p>
          </table:table-cell>
          <table:table-cell office:value-type="float" office:value="1.07" calcext:value-type="float">
            <text:p>1,07</text:p>
          </table:table-cell>
          <table:table-cell office:value-type="float" office:value="10.7" calcext:value-type="float">
            <text:p>10,70</text:p>
          </table:table-cell>
          <table:table-cell table:formula="of:=[.C7]*0.7111-46.7" office:value-type="float" office:value="-44.9369596479743" calcext:value-type="float">
            <text:p>-44,94</text:p>
          </table:table-cell>
          <table:table-cell table:style-name="ce11" table:formula="of:=360/60*[.F7]" office:value-type="float" office:value="-269.621757887846" calcext:value-type="float">
            <text:p>-269,62</text:p>
          </table:table-cell>
          <table:table-cell table:style-name="ce3" office:value-type="string" calcext:value-type="string">
            <text:p>IMP. GAL(10,7)</text:p>
          </table:table-cell>
          <table:table-cell table:formula="of:=[.E8]-[.E7]" office:value-type="float" office:value="0.100000000000001" calcext:value-type="float">
            <text:p>0,100000000000001</text:p>
          </table:table-cell>
          <table:table-cell table:number-columns-repeated="1015"/>
        </table:table-row>
        <table:table-row table:style-name="ro1">
          <table:table-cell table:formula="of:=LOG([.D8];2)" office:value-type="float" office:value="0.111031312388744" calcext:value-type="float">
            <text:p>0,11</text:p>
          </table:table-cell>
          <table:table-cell table:formula="of:=[.A8]*1000" office:value-type="float" office:value="111.031312388744" calcext:value-type="float">
            <text:p>111,03</text:p>
          </table:table-cell>
          <table:table-cell table:style-name="ce2" table:formula="of:=[.B8]/39.37007874" office:value-type="float" office:value="2.82019533468538" calcext:value-type="float">
            <text:p>2,82</text:p>
          </table:table-cell>
          <table:table-cell office:value-type="float" office:value="1.08" calcext:value-type="float">
            <text:p>1,08</text:p>
          </table:table-cell>
          <table:table-cell office:value-type="float" office:value="10.8" calcext:value-type="float">
            <text:p>10,80</text:p>
          </table:table-cell>
          <table:table-cell table:formula="of:=[.C8]*0.7111-46.7" office:value-type="float" office:value="-44.6945590975052" calcext:value-type="float">
            <text:p>-44,69</text:p>
          </table:table-cell>
          <table:table-cell table:style-name="ce11" table:formula="of:=360/60*[.F8]" office:value-type="float" office:value="-268.167354585031" calcext:value-type="float">
            <text:p>-268,17</text:p>
          </table:table-cell>
          <table:table-cell table:style-name="ce3"/>
          <table:table-cell table:formula="of:=[.E9]-[.E8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9];2)" office:value-type="float" office:value="0.137503523749935" calcext:value-type="float">
            <text:p>0,14</text:p>
          </table:table-cell>
          <table:table-cell table:formula="of:=[.A9]*1000" office:value-type="float" office:value="137.503523749935" calcext:value-type="float">
            <text:p>137,50</text:p>
          </table:table-cell>
          <table:table-cell table:style-name="ce2" table:formula="of:=[.B9]/39.37007874" office:value-type="float" office:value="3.49258950326232" calcext:value-type="float">
            <text:p>3,49</text:p>
          </table:table-cell>
          <table:table-cell office:value-type="float" office:value="1.1" calcext:value-type="float">
            <text:p>1,10</text:p>
          </table:table-cell>
          <table:table-cell table:formula="of:=[.D9]*10" office:value-type="float" office:value="11" calcext:value-type="float">
            <text:p>11,00</text:p>
          </table:table-cell>
          <table:table-cell table:formula="of:=[.C9]*0.7111-46.7" office:value-type="float" office:value="-44.2164196042302" calcext:value-type="float">
            <text:p>-44,22</text:p>
          </table:table-cell>
          <table:table-cell table:style-name="ce11" table:formula="of:=360/60*[.F9]" office:value-type="float" office:value="-265.298517625381" calcext:value-type="float">
            <text:p>-265,30</text:p>
          </table:table-cell>
          <table:table-cell table:style-name="ce3"/>
          <table:table-cell table:formula="of:=[.E10]-[.E9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0];2)" office:value-type="float" office:value="0.16349873228288" calcext:value-type="float">
            <text:p>0,16</text:p>
          </table:table-cell>
          <table:table-cell table:formula="of:=[.A10]*1000" office:value-type="float" office:value="163.49873228288" calcext:value-type="float">
            <text:p>163,50</text:p>
          </table:table-cell>
          <table:table-cell table:style-name="ce2" table:formula="of:=[.B10]/39.37007874" office:value-type="float" office:value="4.15286780000175" calcext:value-type="float">
            <text:p>4,15</text:p>
          </table:table-cell>
          <table:table-cell office:value-type="float" office:value="1.12" calcext:value-type="float">
            <text:p>1,12</text:p>
          </table:table-cell>
          <table:table-cell table:formula="of:=[.D10]*10" office:value-type="float" office:value="11.2" calcext:value-type="float">
            <text:p>11,20</text:p>
          </table:table-cell>
          <table:table-cell table:formula="of:=[.C10]*0.7111-46.7" office:value-type="float" office:value="-43.7468957074188" calcext:value-type="float">
            <text:p>-43,75</text:p>
          </table:table-cell>
          <table:table-cell table:style-name="ce11" table:formula="of:=360/60*[.F10]" office:value-type="float" office:value="-262.481374244513" calcext:value-type="float">
            <text:p>-262,48</text:p>
          </table:table-cell>
          <table:table-cell table:style-name="ce3"/>
          <table:table-cell table:formula="of:=[.E11]-[.E10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1];2)" office:value-type="float" office:value="0.189033824390017" calcext:value-type="float">
            <text:p>0,19</text:p>
          </table:table-cell>
          <table:table-cell table:formula="of:=[.A11]*1000" office:value-type="float" office:value="189.033824390017" calcext:value-type="float">
            <text:p>189,03</text:p>
          </table:table-cell>
          <table:table-cell table:style-name="ce2" table:formula="of:=[.B11]/39.37007874" office:value-type="float" office:value="4.80145913952564" calcext:value-type="float">
            <text:p>4,80</text:p>
          </table:table-cell>
          <table:table-cell office:value-type="float" office:value="1.14" calcext:value-type="float">
            <text:p>1,14</text:p>
          </table:table-cell>
          <table:table-cell table:formula="of:=[.D11]*10" office:value-type="float" office:value="11.4" calcext:value-type="float">
            <text:p>11,40</text:p>
          </table:table-cell>
          <table:table-cell table:formula="of:=[.C11]*0.7111-46.7" office:value-type="float" office:value="-43.2856824058833" calcext:value-type="float">
            <text:p>-43,29</text:p>
          </table:table-cell>
          <table:table-cell table:style-name="ce11" table:formula="of:=360/60*[.F11]" office:value-type="float" office:value="-259.7140944353" calcext:value-type="float">
            <text:p>-259,71</text:p>
          </table:table-cell>
          <table:table-cell table:style-name="ce3"/>
          <table:table-cell table:formula="of:=[.E12]-[.E11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2];2)" office:value-type="float" office:value="0.214124805352848" calcext:value-type="float">
            <text:p>0,21</text:p>
          </table:table-cell>
          <table:table-cell table:formula="of:=[.A12]*1000" office:value-type="float" office:value="214.124805352848" calcext:value-type="float">
            <text:p>214,12</text:p>
          </table:table-cell>
          <table:table-cell table:style-name="ce2" table:formula="of:=[.B12]/39.37007874" office:value-type="float" office:value="5.43877005598409" calcext:value-type="float">
            <text:p>5,44</text:p>
          </table:table-cell>
          <table:table-cell office:value-type="float" office:value="1.16" calcext:value-type="float">
            <text:p>1,16</text:p>
          </table:table-cell>
          <table:table-cell table:formula="of:=[.D12]*10" office:value-type="float" office:value="11.6" calcext:value-type="float">
            <text:p>11,60</text:p>
          </table:table-cell>
          <table:table-cell table:formula="of:=[.C12]*0.7111-46.7" office:value-type="float" office:value="-42.8324906131897" calcext:value-type="float">
            <text:p>-42,83</text:p>
          </table:table-cell>
          <table:table-cell table:style-name="ce11" table:formula="of:=360/60*[.F12]" office:value-type="float" office:value="-256.994943679138" calcext:value-type="float">
            <text:p>-256,99</text:p>
          </table:table-cell>
          <table:table-cell table:style-name="ce3"/>
          <table:table-cell table:formula="of:=[.E13]-[.E12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3];2)" office:value-type="float" office:value="0.238786859587117" calcext:value-type="float">
            <text:p>0,24</text:p>
          </table:table-cell>
          <table:table-cell table:formula="of:=[.A13]*1000" office:value-type="float" office:value="238.786859587117" calcext:value-type="float">
            <text:p>238,79</text:p>
          </table:table-cell>
          <table:table-cell table:style-name="ce2" table:formula="of:=[.B13]/39.37007874" office:value-type="float" office:value="6.06518623353703" calcext:value-type="float">
            <text:p>6,07</text:p>
          </table:table-cell>
          <table:table-cell office:value-type="float" office:value="1.18" calcext:value-type="float">
            <text:p>1,18</text:p>
          </table:table-cell>
          <table:table-cell table:formula="of:=[.D13]*10" office:value-type="float" office:value="11.8" calcext:value-type="float">
            <text:p>11,80</text:p>
          </table:table-cell>
          <table:table-cell table:formula="of:=[.C13]*0.7111-46.7" office:value-type="float" office:value="-42.3870460693318" calcext:value-type="float">
            <text:p>-42,39</text:p>
          </table:table-cell>
          <table:table-cell table:style-name="ce11" table:formula="of:=360/60*[.F13]" office:value-type="float" office:value="-254.322276415991" calcext:value-type="float">
            <text:p>-254,32</text:p>
          </table:table-cell>
          <table:table-cell table:style-name="ce3"/>
          <table:table-cell table:formula="of:=[.E14]-[.E13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4];2)" office:value-type="float" office:value="0.263034405833794" calcext:value-type="float">
            <text:p>0,26</text:p>
          </table:table-cell>
          <table:table-cell table:formula="of:=[.A14]*1000" office:value-type="float" office:value="263.034405833794" calcext:value-type="float">
            <text:p>263,03</text:p>
          </table:table-cell>
          <table:table-cell table:style-name="ce2" table:formula="of:=[.B14]/39.37007874" office:value-type="float" office:value="6.68107390820509" calcext:value-type="float">
            <text:p>6,68</text:p>
          </table:table-cell>
          <table:table-cell office:value-type="float" office:value="1.2" calcext:value-type="float">
            <text:p>1,20</text:p>
          </table:table-cell>
          <table:table-cell table:formula="of:=[.D14]*10" office:value-type="float" office:value="12" calcext:value-type="float">
            <text:p>12,00</text:p>
          </table:table-cell>
          <table:table-cell table:formula="of:=[.C14]*0.7111-46.7" office:value-type="float" office:value="-41.9490883438754" calcext:value-type="float">
            <text:p>-41,95</text:p>
          </table:table-cell>
          <table:table-cell table:style-name="ce11" table:formula="of:=360/60*[.F14]" office:value-type="float" office:value="-251.694530063252" calcext:value-type="float">
            <text:p>-251,69</text:p>
          </table:table-cell>
          <table:table-cell table:style-name="ce3"/>
          <table:table-cell table:formula="of:=[.E15]-[.E14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5];2)" office:value-type="float" office:value="0.286881147788162" calcext:value-type="float">
            <text:p>0,29</text:p>
          </table:table-cell>
          <table:table-cell table:formula="of:=[.A15]*1000" office:value-type="float" office:value="286.881147788162" calcext:value-type="float">
            <text:p>286,88</text:p>
          </table:table-cell>
          <table:table-cell table:style-name="ce2" table:formula="of:=[.B15]/39.37007874" office:value-type="float" office:value="7.28678115384846" calcext:value-type="float">
            <text:p>7,29</text:p>
          </table:table-cell>
          <table:table-cell office:value-type="float" office:value="1.22" calcext:value-type="float">
            <text:p>1,22</text:p>
          </table:table-cell>
          <table:table-cell table:formula="of:=[.D15]*10" office:value-type="float" office:value="12.2" calcext:value-type="float">
            <text:p>12,20</text:p>
          </table:table-cell>
          <table:table-cell table:formula="of:=[.C15]*0.7111-46.7" office:value-type="float" office:value="-41.5183699214984" calcext:value-type="float">
            <text:p>-41,52</text:p>
          </table:table-cell>
          <table:table-cell table:style-name="ce11" table:formula="of:=360/60*[.F15]" office:value-type="float" office:value="-249.11021952899" calcext:value-type="float">
            <text:p>-249,11</text:p>
          </table:table-cell>
          <table:table-cell table:style-name="ce3" office:value-type="string" calcext:value-type="string">
            <text:p>KM.(12.2)</text:p>
          </table:table-cell>
          <table:table-cell table:formula="of:=[.E16]-[.E15]" office:value-type="float" office:value="0.199999999999998" calcext:value-type="float">
            <text:p>0,199999999999998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6];2)" office:value-type="float" office:value="0.31034012061215" calcext:value-type="float">
            <text:p>0,31</text:p>
          </table:table-cell>
          <table:table-cell table:formula="of:=[.A16]*1000" office:value-type="float" office:value="310.34012061215" calcext:value-type="float">
            <text:p>310,34</text:p>
          </table:table-cell>
          <table:table-cell table:style-name="ce2" table:formula="of:=[.B16]/39.37007874" office:value-type="float" office:value="7.88263906358015" calcext:value-type="float">
            <text:p>7,88</text:p>
          </table:table-cell>
          <table:table-cell office:value-type="float" office:value="1.24" calcext:value-type="float">
            <text:p>1,24</text:p>
          </table:table-cell>
          <table:table-cell table:formula="of:=[.D16]*10" office:value-type="float" office:value="12.4" calcext:value-type="float">
            <text:p>12,40</text:p>
          </table:table-cell>
          <table:table-cell table:formula="of:=[.C16]*0.7111-46.7" office:value-type="float" office:value="-41.0946553618882" calcext:value-type="float">
            <text:p>-41,09</text:p>
          </table:table-cell>
          <table:table-cell table:style-name="ce11" table:formula="of:=360/60*[.F16]" office:value-type="float" office:value="-246.567932171329" calcext:value-type="float">
            <text:p>-246,57</text:p>
          </table:table-cell>
          <table:table-cell table:style-name="ce3"/>
          <table:table-cell table:formula="of:=[.E17]-[.E16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7];2)" office:value-type="float" office:value="0.333423733725192" calcext:value-type="float">
            <text:p>0,33</text:p>
          </table:table-cell>
          <table:table-cell table:formula="of:=[.A17]*1000" office:value-type="float" office:value="333.423733725192" calcext:value-type="float">
            <text:p>333,42</text:p>
          </table:table-cell>
          <table:table-cell table:style-name="ce2" table:formula="of:=[.B17]/39.37007874" office:value-type="float" office:value="8.46896283665375" calcext:value-type="float">
            <text:p>8,47</text:p>
          </table:table-cell>
          <table:table-cell office:value-type="float" office:value="1.26" calcext:value-type="float">
            <text:p>1,26</text:p>
          </table:table-cell>
          <table:table-cell table:formula="of:=[.D17]*10" office:value-type="float" office:value="12.6" calcext:value-type="float">
            <text:p>12,60</text:p>
          </table:table-cell>
          <table:table-cell table:formula="of:=[.C17]*0.7111-46.7" office:value-type="float" office:value="-40.6777205268555" calcext:value-type="float">
            <text:p>-40,68</text:p>
          </table:table-cell>
          <table:table-cell table:style-name="ce11" table:formula="of:=360/60*[.F17]" office:value-type="float" office:value="-244.066323161133" calcext:value-type="float">
            <text:p>-244,07</text:p>
          </table:table-cell>
          <table:table-cell table:style-name="ce3"/>
          <table:table-cell table:formula="of:=[.E18]-[.E17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8];2)" office:value-type="float" office:value="0.356143810225275" calcext:value-type="float">
            <text:p>0,36</text:p>
          </table:table-cell>
          <table:table-cell table:formula="of:=[.A18]*1000" office:value-type="float" office:value="356.143810225275" calcext:value-type="float">
            <text:p>356,14</text:p>
          </table:table-cell>
          <table:table-cell table:style-name="ce2" table:formula="of:=[.B18]/39.37007874" office:value-type="float" office:value="9.04605277975818" calcext:value-type="float">
            <text:p>9,05</text:p>
          </table:table-cell>
          <table:table-cell office:value-type="float" office:value="1.28" calcext:value-type="float">
            <text:p>1,28</text:p>
          </table:table-cell>
          <table:table-cell table:formula="of:=[.D18]*10" office:value-type="float" office:value="12.8" calcext:value-type="float">
            <text:p>12,80</text:p>
          </table:table-cell>
          <table:table-cell table:formula="of:=[.C18]*0.7111-46.7" office:value-type="float" office:value="-40.267351868314" calcext:value-type="float">
            <text:p>-40,27</text:p>
          </table:table-cell>
          <table:table-cell table:style-name="ce11" table:formula="of:=360/60*[.F18]" office:value-type="float" office:value="-241.604111209884" calcext:value-type="float">
            <text:p>-241,60</text:p>
          </table:table-cell>
          <table:table-cell table:style-name="ce3" office:value-type="string" calcext:value-type="string">
            <text:p>US. GAL(12,8)</text:p>
          </table:table-cell>
          <table:table-cell table:formula="of:=[.E19]-[.E18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9];2)" office:value-type="float" office:value="0.37851162325373" calcext:value-type="float">
            <text:p>0,38</text:p>
          </table:table-cell>
          <table:table-cell table:formula="of:=[.A19]*1000" office:value-type="float" office:value="378.51162325373" calcext:value-type="float">
            <text:p>378,51</text:p>
          </table:table-cell>
          <table:table-cell table:style-name="ce2" table:formula="of:=[.B19]/39.37007874" office:value-type="float" office:value="9.6141952306832" calcext:value-type="float">
            <text:p>9,61</text:p>
          </table:table-cell>
          <table:table-cell office:value-type="float" office:value="1.3" calcext:value-type="float">
            <text:p>1,30</text:p>
          </table:table-cell>
          <table:table-cell table:formula="of:=[.D19]*10" office:value-type="float" office:value="13" calcext:value-type="float">
            <text:p>13,00</text:p>
          </table:table-cell>
          <table:table-cell table:formula="of:=[.C19]*0.7111-46.7" office:value-type="float" office:value="-39.8633457714612" calcext:value-type="float">
            <text:p>-39,86</text:p>
          </table:table-cell>
          <table:table-cell table:style-name="ce11" table:formula="of:=360/60*[.F19]" office:value-type="float" office:value="-239.180074628767" calcext:value-type="float">
            <text:p>-239,18</text:p>
          </table:table-cell>
          <table:table-cell table:style-name="ce3"/>
          <table:table-cell table:formula="of:=[.E20]-[.E19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20];2)" office:value-type="float" office:value="0.400537929583729" calcext:value-type="float">
            <text:p>0,40</text:p>
          </table:table-cell>
          <table:table-cell table:formula="of:=[.A20]*1000" office:value-type="float" office:value="400.537929583729" calcext:value-type="float">
            <text:p>400,54</text:p>
          </table:table-cell>
          <table:table-cell table:style-name="ce2" table:formula="of:=[.B20]/39.37007874" office:value-type="float" office:value="10.1736634114674" calcext:value-type="float">
            <text:p>10,17</text:p>
          </table:table-cell>
          <table:table-cell office:value-type="float" office:value="1.32" calcext:value-type="float">
            <text:p>1,32</text:p>
          </table:table-cell>
          <table:table-cell table:formula="of:=[.D20]*10" office:value-type="float" office:value="13.2" calcext:value-type="float">
            <text:p>13,20</text:p>
          </table:table-cell>
          <table:table-cell table:formula="of:=[.C20]*0.7111-46.7" office:value-type="float" office:value="-39.4655079481055" calcext:value-type="float">
            <text:p>-39,47</text:p>
          </table:table-cell>
          <table:table-cell table:style-name="ce11" table:formula="of:=360/60*[.F20]" office:value-type="float" office:value="-236.793047688633" calcext:value-type="float">
            <text:p>-236,79</text:p>
          </table:table-cell>
          <table:table-cell table:style-name="ce3"/>
          <table:table-cell table:formula="of:=[.E21]-[.E20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21];2)" office:value-type="float" office:value="0.422233000683048" calcext:value-type="float">
            <text:p>0,42</text:p>
          </table:table-cell>
          <table:table-cell table:formula="of:=[.A21]*1000" office:value-type="float" office:value="422.233000683048" calcext:value-type="float">
            <text:p>422,23</text:p>
          </table:table-cell>
          <table:table-cell table:style-name="ce2" table:formula="of:=[.B21]/39.37007874" office:value-type="float" office:value="10.7247182173923" calcext:value-type="float">
            <text:p>10,72</text:p>
          </table:table-cell>
          <table:table-cell office:value-type="float" office:value="1.34" calcext:value-type="float">
            <text:p>1,34</text:p>
          </table:table-cell>
          <table:table-cell table:formula="of:=[.D21]*10" office:value-type="float" office:value="13.4" calcext:value-type="float">
            <text:p>13,40</text:p>
          </table:table-cell>
          <table:table-cell table:formula="of:=[.C21]*0.7111-46.7" office:value-type="float" office:value="-39.0736528756123" calcext:value-type="float">
            <text:p>-39,07</text:p>
          </table:table-cell>
          <table:table-cell table:style-name="ce11" table:formula="of:=360/60*[.F21]" office:value-type="float" office:value="-234.441917253674" calcext:value-type="float">
            <text:p>-234,44</text:p>
          </table:table-cell>
          <table:table-cell table:style-name="ce3"/>
          <table:table-cell table:formula="of:=[.E22]-[.E21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22];2)" office:value-type="float" office:value="0.443606651475615" calcext:value-type="float">
            <text:p>0,44</text:p>
          </table:table-cell>
          <table:table-cell table:formula="of:=[.A22]*1000" office:value-type="float" office:value="443.606651475615" calcext:value-type="float">
            <text:p>443,61</text:p>
          </table:table-cell>
          <table:table-cell table:style-name="ce2" table:formula="of:=[.B22]/39.37007874" office:value-type="float" office:value="11.2676089475257" calcext:value-type="float">
            <text:p>11,27</text:p>
          </table:table-cell>
          <table:table-cell office:value-type="float" office:value="1.36" calcext:value-type="float">
            <text:p>1,36</text:p>
          </table:table-cell>
          <table:table-cell table:formula="of:=[.D22]*10" office:value-type="float" office:value="13.6" calcext:value-type="float">
            <text:p>13,60</text:p>
          </table:table-cell>
          <table:table-cell table:formula="of:=[.C22]*0.7111-46.7" office:value-type="float" office:value="-38.6876032774145" calcext:value-type="float">
            <text:p>-38,69</text:p>
          </table:table-cell>
          <table:table-cell table:style-name="ce11" table:formula="of:=360/60*[.F22]" office:value-type="float" office:value="-232.125619664487" calcext:value-type="float">
            <text:p>-232,13</text:p>
          </table:table-cell>
          <table:table-cell table:style-name="ce3"/>
          <table:table-cell table:formula="of:=[.E23]-[.E22]" office:value-type="float" office:value="0.199999999999998" calcext:value-type="float">
            <text:p>0,199999999999998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23];2)" office:value-type="float" office:value="0.464668267003444" calcext:value-type="float">
            <text:p>0,46</text:p>
          </table:table-cell>
          <table:table-cell table:formula="of:=[.A23]*1000" office:value-type="float" office:value="464.668267003444" calcext:value-type="float">
            <text:p>464,67</text:p>
          </table:table-cell>
          <table:table-cell table:style-name="ce2" table:formula="of:=[.B23]/39.37007874" office:value-type="float" office:value="11.8025739819347" calcext:value-type="float">
            <text:p>11,80</text:p>
          </table:table-cell>
          <table:table-cell office:value-type="float" office:value="1.38" calcext:value-type="float">
            <text:p>1,38</text:p>
          </table:table-cell>
          <table:table-cell table:formula="of:=[.D23]*10" office:value-type="float" office:value="13.8" calcext:value-type="float">
            <text:p>13,80</text:p>
          </table:table-cell>
          <table:table-cell table:formula="of:=[.C23]*0.7111-46.7" office:value-type="float" office:value="-38.3071896414462" calcext:value-type="float">
            <text:p>-38,31</text:p>
          </table:table-cell>
          <table:table-cell table:style-name="ce11" table:formula="of:=360/60*[.F23]" office:value-type="float" office:value="-229.843137848677" calcext:value-type="float">
            <text:p>-229,84</text:p>
          </table:table-cell>
          <table:table-cell table:style-name="ce3"/>
          <table:table-cell table:formula="of:=[.E24]-[.E23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24];2)" office:value-type="float" office:value="0.485426827170242" calcext:value-type="float">
            <text:p>0,49</text:p>
          </table:table-cell>
          <table:table-cell table:formula="of:=[.A24]*1000" office:value-type="float" office:value="485.426827170242" calcext:value-type="float">
            <text:p>485,43</text:p>
          </table:table-cell>
          <table:table-cell table:style-name="ce2" table:formula="of:=[.B24]/39.37007874" office:value-type="float" office:value="12.3298414101735" calcext:value-type="float">
            <text:p>12,33</text:p>
          </table:table-cell>
          <table:table-cell office:value-type="float" office:value="1.4" calcext:value-type="float">
            <text:p>1,40</text:p>
          </table:table-cell>
          <table:table-cell table:formula="of:=[.D24]*10" office:value-type="float" office:value="14" calcext:value-type="float">
            <text:p>14,00</text:p>
          </table:table-cell>
          <table:table-cell table:formula="of:=[.C24]*0.7111-46.7" office:value-type="float" office:value="-37.9322497732257" calcext:value-type="float">
            <text:p>-37,93</text:p>
          </table:table-cell>
          <table:table-cell table:style-name="ce11" table:formula="of:=360/60*[.F24]" office:value-type="float" office:value="-227.593498639354" calcext:value-type="float">
            <text:p>-227,59</text:p>
          </table:table-cell>
          <table:table-cell table:style-name="ce3"/>
          <table:table-cell table:formula="of:=[.E25]-[.E24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25];2)" office:value-type="float" office:value="0.505890929729957" calcext:value-type="float">
            <text:p>0,51</text:p>
          </table:table-cell>
          <table:table-cell table:formula="of:=[.A25]*1000" office:value-type="float" office:value="505.890929729957" calcext:value-type="float">
            <text:p>505,89</text:p>
          </table:table-cell>
          <table:table-cell table:style-name="ce2" table:formula="of:=[.B25]/39.37007874" office:value-type="float" office:value="12.8496296151923" calcext:value-type="float">
            <text:p>12,85</text:p>
          </table:table-cell>
          <table:table-cell office:value-type="float" office:value="1.42" calcext:value-type="float">
            <text:p>1,42</text:p>
          </table:table-cell>
          <table:table-cell table:formula="of:=[.D25]*10" office:value-type="float" office:value="14.2" calcext:value-type="float">
            <text:p>14,20</text:p>
          </table:table-cell>
          <table:table-cell table:formula="of:=[.C25]*0.7111-46.7" office:value-type="float" office:value="-37.5626283806368" calcext:value-type="float">
            <text:p>-37,56</text:p>
          </table:table-cell>
          <table:table-cell table:style-name="ce11" table:formula="of:=360/60*[.F25]" office:value-type="float" office:value="-225.375770283821" calcext:value-type="float">
            <text:p>-225,38</text:p>
          </table:table-cell>
          <table:table-cell table:style-name="ce3"/>
          <table:table-cell table:formula="of:=[.E26]-[.E25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26];2)" office:value-type="float" office:value="0.526068811667588" calcext:value-type="float">
            <text:p>0,53</text:p>
          </table:table-cell>
          <table:table-cell table:formula="of:=[.A26]*1000" office:value-type="float" office:value="526.068811667588" calcext:value-type="float">
            <text:p>526,07</text:p>
          </table:table-cell>
          <table:table-cell table:style-name="ce2" table:formula="of:=[.B26]/39.37007874" office:value-type="float" office:value="13.3621478164102" calcext:value-type="float">
            <text:p>13,36</text:p>
          </table:table-cell>
          <table:table-cell office:value-type="float" office:value="1.44" calcext:value-type="float">
            <text:p>1,44</text:p>
          </table:table-cell>
          <table:table-cell table:formula="of:=[.D26]*10" office:value-type="float" office:value="14.4" calcext:value-type="float">
            <text:p>14,40</text:p>
          </table:table-cell>
          <table:table-cell table:formula="of:=[.C26]*0.7111-46.7" office:value-type="float" office:value="-37.1981766877507" calcext:value-type="float">
            <text:p>-37,20</text:p>
          </table:table-cell>
          <table:table-cell table:style-name="ce11" table:formula="of:=360/60*[.F26]" office:value-type="float" office:value="-223.189060126504" calcext:value-type="float">
            <text:p>-223,19</text:p>
          </table:table-cell>
          <table:table-cell table:style-name="ce3"/>
          <table:table-cell table:formula="of:=[.E27]-[.E26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27];2)" office:value-type="float" office:value="0.545968369105293" calcext:value-type="float">
            <text:p>0,55</text:p>
          </table:table-cell>
          <table:table-cell table:formula="of:=[.A27]*1000" office:value-type="float" office:value="545.968369105293" calcext:value-type="float">
            <text:p>545,97</text:p>
          </table:table-cell>
          <table:table-cell table:style-name="ce2" table:formula="of:=[.B27]/39.37007874" office:value-type="float" office:value="13.8675965753299" calcext:value-type="float">
            <text:p>13,87</text:p>
          </table:table-cell>
          <table:table-cell office:value-type="float" office:value="1.46" calcext:value-type="float">
            <text:p>1,46</text:p>
          </table:table-cell>
          <table:table-cell table:formula="of:=[.D27]*10" office:value-type="float" office:value="14.6" calcext:value-type="float">
            <text:p>14,60</text:p>
          </table:table-cell>
          <table:table-cell table:formula="of:=[.C27]*0.7111-46.7" office:value-type="float" office:value="-36.8387520752829" calcext:value-type="float">
            <text:p>-36,84</text:p>
          </table:table-cell>
          <table:table-cell table:style-name="ce11" table:formula="of:=360/60*[.F27]" office:value-type="float" office:value="-221.032512451697" calcext:value-type="float">
            <text:p>-221,03</text:p>
          </table:table-cell>
          <table:table-cell table:style-name="ce3"/>
          <table:table-cell table:formula="of:=[.E28]-[.E27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28];2)" office:value-type="float" office:value="0.565597175854225" calcext:value-type="float">
            <text:p>0,57</text:p>
          </table:table-cell>
          <table:table-cell table:formula="of:=[.A28]*1000" office:value-type="float" office:value="565.597175854225" calcext:value-type="float">
            <text:p>565,60</text:p>
          </table:table-cell>
          <table:table-cell table:style-name="ce2" table:formula="of:=[.B28]/39.37007874" office:value-type="float" office:value="14.3661682667548" calcext:value-type="float">
            <text:p>14,37</text:p>
          </table:table-cell>
          <table:table-cell office:value-type="float" office:value="1.48" calcext:value-type="float">
            <text:p>1,48</text:p>
          </table:table-cell>
          <table:table-cell table:formula="of:=[.D28]*10" office:value-type="float" office:value="14.8" calcext:value-type="float">
            <text:p>14,80</text:p>
          </table:table-cell>
          <table:table-cell table:formula="of:=[.C28]*0.7111-46.7" office:value-type="float" office:value="-36.4842177455107" calcext:value-type="float">
            <text:p>-36,48</text:p>
          </table:table-cell>
          <table:table-cell table:style-name="ce11" table:formula="of:=360/60*[.F28]" office:value-type="float" office:value="-218.905306473064" calcext:value-type="float">
            <text:p>-218,91</text:p>
          </table:table-cell>
          <table:table-cell table:style-name="ce3"/>
          <table:table-cell table:formula="of:=[.E29]-[.E28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29];2)" office:value-type="float" office:value="0.584962500721156" calcext:value-type="float">
            <text:p>0,58</text:p>
          </table:table-cell>
          <table:table-cell table:formula="of:=[.A29]*1000" office:value-type="float" office:value="584.962500721156" calcext:value-type="float">
            <text:p>584,96</text:p>
          </table:table-cell>
          <table:table-cell table:style-name="ce2" table:formula="of:=[.B29]/39.37007874" office:value-type="float" office:value="14.8580475183768" calcext:value-type="float">
            <text:p>14,86</text:p>
          </table:table-cell>
          <table:table-cell office:value-type="float" office:value="1.5" calcext:value-type="float">
            <text:p>1,50</text:p>
          </table:table-cell>
          <table:table-cell table:formula="of:=[.D29]*10" office:value-type="float" office:value="15" calcext:value-type="float">
            <text:p>15,00</text:p>
          </table:table-cell>
          <table:table-cell table:formula="of:=[.C29]*0.7111-46.7" office:value-type="float" office:value="-36.1344424096823" calcext:value-type="float">
            <text:p>-36,13</text:p>
          </table:table-cell>
          <table:table-cell table:style-name="ce11" table:formula="of:=360/60*[.F29]" office:value-type="float" office:value="-216.806654458094" calcext:value-type="float">
            <text:p>-216,81</text:p>
          </table:table-cell>
          <table:table-cell table:style-name="ce3"/>
          <table:table-cell table:formula="of:=[.E30]-[.E29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30];2)" office:value-type="float" office:value="0.604071323668861" calcext:value-type="float">
            <text:p>0,60</text:p>
          </table:table-cell>
          <table:table-cell table:formula="of:=[.A30]*1000" office:value-type="float" office:value="604.071323668861" calcext:value-type="float">
            <text:p>604,07</text:p>
          </table:table-cell>
          <table:table-cell table:style-name="ce2" table:formula="of:=[.B30]/39.37007874" office:value-type="float" office:value="15.3434116212504" calcext:value-type="float">
            <text:p>15,34</text:p>
          </table:table-cell>
          <table:table-cell office:value-type="float" office:value="1.52" calcext:value-type="float">
            <text:p>1,52</text:p>
          </table:table-cell>
          <table:table-cell table:formula="of:=[.D30]*10" office:value-type="float" office:value="15.2" calcext:value-type="float">
            <text:p>15,20</text:p>
          </table:table-cell>
          <table:table-cell table:formula="of:=[.C30]*0.7111-46.7" office:value-type="float" office:value="-35.7892999961288" calcext:value-type="float">
            <text:p>-35,79</text:p>
          </table:table-cell>
          <table:table-cell table:style-name="ce11" table:formula="of:=360/60*[.F30]" office:value-type="float" office:value="-214.735799976773" calcext:value-type="float">
            <text:p>-214,74</text:p>
          </table:table-cell>
          <table:table-cell table:style-name="ce3"/>
          <table:table-cell table:formula="of:=[.E31]-[.E30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31];2)" office:value-type="float" office:value="0.622930350920177" calcext:value-type="float">
            <text:p>0,62</text:p>
          </table:table-cell>
          <table:table-cell table:formula="of:=[.A31]*1000" office:value-type="float" office:value="622.930350920177" calcext:value-type="float">
            <text:p>622,93</text:p>
          </table:table-cell>
          <table:table-cell table:style-name="ce2" table:formula="of:=[.B31]/39.37007874" office:value-type="float" office:value="15.8224309134358" calcext:value-type="float">
            <text:p>15,82</text:p>
          </table:table-cell>
          <table:table-cell office:value-type="float" office:value="1.54" calcext:value-type="float">
            <text:p>1,54</text:p>
          </table:table-cell>
          <table:table-cell table:formula="of:=[.D31]*10" office:value-type="float" office:value="15.4" calcext:value-type="float">
            <text:p>15,40</text:p>
          </table:table-cell>
          <table:table-cell table:formula="of:=[.C31]*0.7111-46.7" office:value-type="float" office:value="-35.4486693774558" calcext:value-type="float">
            <text:p>-35,45</text:p>
          </table:table-cell>
          <table:table-cell table:style-name="ce11" table:formula="of:=360/60*[.F31]" office:value-type="float" office:value="-212.692016264735" calcext:value-type="float">
            <text:p>-212,69</text:p>
          </table:table-cell>
          <table:table-cell table:style-name="ce3"/>
          <table:table-cell table:formula="of:=[.E32]-[.E31]" office:value-type="float" office:value="0.200000000000001" calcext:value-type="float">
            <text:p>0,20000000000000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32];2)" office:value-type="float" office:value="0.641546029087524" calcext:value-type="float">
            <text:p>0,64</text:p>
          </table:table-cell>
          <table:table-cell table:formula="of:=[.A32]*1000" office:value-type="float" office:value="641.546029087524" calcext:value-type="float">
            <text:p>641,55</text:p>
          </table:table-cell>
          <table:table-cell table:style-name="ce2" table:formula="of:=[.B32]/39.37007874" office:value-type="float" office:value="16.2952691388883" calcext:value-type="float">
            <text:p>16,30</text:p>
          </table:table-cell>
          <table:table-cell office:value-type="float" office:value="1.56" calcext:value-type="float">
            <text:p>1,56</text:p>
          </table:table-cell>
          <table:table-cell table:formula="of:=[.D32]*10" office:value-type="float" office:value="15.6" calcext:value-type="float">
            <text:p>15,60</text:p>
          </table:table-cell>
          <table:table-cell table:formula="of:=[.C32]*0.7111-46.7" office:value-type="float" office:value="-35.1124341153365" calcext:value-type="float">
            <text:p>-35,11</text:p>
          </table:table-cell>
          <table:table-cell table:style-name="ce11" table:formula="of:=360/60*[.F32]" office:value-type="float" office:value="-210.674604692019" calcext:value-type="float">
            <text:p>-210,67</text:p>
          </table:table-cell>
          <table:table-cell table:style-name="ce3"/>
          <table:table-cell table:formula="of:=[.E33]-[.E32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33];2)" office:value-type="float" office:value="0.659924558402378" calcext:value-type="float">
            <text:p>0,66</text:p>
          </table:table-cell>
          <table:table-cell table:formula="of:=[.A33]*1000" office:value-type="float" office:value="659.924558402378" calcext:value-type="float">
            <text:p>659,92</text:p>
          </table:table-cell>
          <table:table-cell table:style-name="ce2" table:formula="of:=[.B33]/39.37007874" office:value-type="float" office:value="16.7620837834875" calcext:value-type="float">
            <text:p>16,76</text:p>
          </table:table-cell>
          <table:table-cell office:value-type="float" office:value="1.58" calcext:value-type="float">
            <text:p>1,58</text:p>
          </table:table-cell>
          <table:table-cell table:formula="of:=[.D33]*10" office:value-type="float" office:value="15.8" calcext:value-type="float">
            <text:p>15,80</text:p>
          </table:table-cell>
          <table:table-cell table:formula="of:=[.C33]*0.7111-46.7" office:value-type="float" office:value="-34.7804822215621" calcext:value-type="float">
            <text:p>-34,78</text:p>
          </table:table-cell>
          <table:table-cell table:style-name="ce11" table:formula="of:=360/60*[.F33]" office:value-type="float" office:value="-208.682893329372" calcext:value-type="float">
            <text:p>-208,68</text:p>
          </table:table-cell>
          <table:table-cell table:style-name="ce3"/>
          <table:table-cell table:formula="of:=[.E34]-[.E33]" office:value-type="float" office:value="0.199999999999999" calcext:value-type="float">
            <text:p>0,199999999999999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34];2)" office:value-type="float" office:value="0.678071905112638" calcext:value-type="float">
            <text:p>0,68</text:p>
          </table:table-cell>
          <table:table-cell table:formula="of:=[.A34]*1000" office:value-type="float" office:value="678.071905112638" calcext:value-type="float">
            <text:p>678,07</text:p>
          </table:table-cell>
          <table:table-cell table:style-name="ce2" table:formula="of:=[.B34]/39.37007874" office:value-type="float" office:value="17.2230263899299" calcext:value-type="float">
            <text:p>17,22</text:p>
          </table:table-cell>
          <table:table-cell office:value-type="float" office:value="1.6" calcext:value-type="float">
            <text:p>1,60</text:p>
          </table:table-cell>
          <table:table-cell table:formula="of:=[.D34]*10" office:value-type="float" office:value="16" calcext:value-type="float">
            <text:p>16,00</text:p>
          </table:table-cell>
          <table:table-cell table:formula="of:=[.C34]*0.7111-46.7" office:value-type="float" office:value="-34.4527059341209" calcext:value-type="float">
            <text:p>-34,45</text:p>
          </table:table-cell>
          <table:table-cell table:style-name="ce11" table:formula="of:=360/60*[.F34]" office:value-type="float" office:value="-206.716235604725" calcext:value-type="float">
            <text:p>-206,72</text:p>
          </table:table-cell>
          <table:table-cell table:style-name="ce3"/>
          <table:table-cell table:formula="of:=[.E35]-[.E34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35];2)" office:value-type="float" office:value="0.722466024471091" calcext:value-type="float">
            <text:p>0,72</text:p>
          </table:table-cell>
          <table:table-cell table:formula="of:=[.A35]*1000" office:value-type="float" office:value="722.466024471091" calcext:value-type="float">
            <text:p>722,47</text:p>
          </table:table-cell>
          <table:table-cell table:style-name="ce2" table:formula="of:=[.B35]/39.37007874" office:value-type="float" office:value="18.3506370216391" calcext:value-type="float">
            <text:p>18,35</text:p>
          </table:table-cell>
          <table:table-cell office:value-type="float" office:value="1.65" calcext:value-type="float">
            <text:p>1,65</text:p>
          </table:table-cell>
          <table:table-cell table:formula="of:=[.D35]*10" office:value-type="float" office:value="16.5" calcext:value-type="float">
            <text:p>16,50</text:p>
          </table:table-cell>
          <table:table-cell table:formula="of:=[.C35]*0.7111-46.7" office:value-type="float" office:value="-33.6508620139124" calcext:value-type="float">
            <text:p>-33,65</text:p>
          </table:table-cell>
          <table:table-cell table:style-name="ce11" table:formula="of:=360/60*[.F35]" office:value-type="float" office:value="-201.905172083475" calcext:value-type="float">
            <text:p>-201,91</text:p>
          </table:table-cell>
          <table:table-cell table:style-name="ce3" office:value-type="string" calcext:value-type="string">
            <text:p>KG(16,5)</text:p>
          </table:table-cell>
          <table:table-cell table:formula="of:=[.E36]-[.E35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36];2)" office:value-type="float" office:value="0.765534746362977" calcext:value-type="float">
            <text:p>0,77</text:p>
          </table:table-cell>
          <table:table-cell table:formula="of:=[.A36]*1000" office:value-type="float" office:value="765.534746362977" calcext:value-type="float">
            <text:p>765,53</text:p>
          </table:table-cell>
          <table:table-cell table:style-name="ce2" table:formula="of:=[.B36]/39.37007874" office:value-type="float" office:value="19.4445825576974" calcext:value-type="float">
            <text:p>19,44</text:p>
          </table:table-cell>
          <table:table-cell office:value-type="float" office:value="1.7" calcext:value-type="float">
            <text:p>1,70</text:p>
          </table:table-cell>
          <table:table-cell table:formula="of:=[.D36]*10" office:value-type="float" office:value="17" calcext:value-type="float">
            <text:p>17,00</text:p>
          </table:table-cell>
          <table:table-cell table:formula="of:=[.C36]*0.7111-46.7" office:value-type="float" office:value="-32.8729573432214" calcext:value-type="float">
            <text:p>-32,87</text:p>
          </table:table-cell>
          <table:table-cell table:style-name="ce11" table:formula="of:=360/60*[.F36]" office:value-type="float" office:value="-197.237744059328" calcext:value-type="float">
            <text:p>-197,24</text:p>
          </table:table-cell>
          <table:table-cell table:style-name="ce3"/>
          <table:table-cell table:formula="of:=[.E37]-[.E36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37];2)" office:value-type="float" office:value="0.807354922057604" calcext:value-type="float">
            <text:p>0,81</text:p>
          </table:table-cell>
          <table:table-cell table:formula="of:=[.A37]*1000" office:value-type="float" office:value="807.354922057604" calcext:value-type="float">
            <text:p>807,35</text:p>
          </table:table-cell>
          <table:table-cell table:style-name="ce2" table:formula="of:=[.B37]/39.37007874" office:value-type="float" office:value="20.5068150203452" calcext:value-type="float">
            <text:p>20,51</text:p>
          </table:table-cell>
          <table:table-cell office:value-type="float" office:value="1.75" calcext:value-type="float">
            <text:p>1,75</text:p>
          </table:table-cell>
          <table:table-cell table:formula="of:=[.D37]*10" office:value-type="float" office:value="17.5" calcext:value-type="float">
            <text:p>17,50</text:p>
          </table:table-cell>
          <table:table-cell table:formula="of:=[.C37]*0.7111-46.7" office:value-type="float" office:value="-32.1176038390326" calcext:value-type="float">
            <text:p>-32,12</text:p>
          </table:table-cell>
          <table:table-cell table:style-name="ce11" table:formula="of:=360/60*[.F37]" office:value-type="float" office:value="-192.705623034195" calcext:value-type="float">
            <text:p>-192,71</text:p>
          </table:table-cell>
          <table:table-cell table:style-name="ce3"/>
          <table:table-cell table:formula="of:=[.E38]-[.E37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38];2)" office:value-type="float" office:value="0.84799690655495" calcext:value-type="float">
            <text:p>0,85</text:p>
          </table:table-cell>
          <table:table-cell table:formula="of:=[.A38]*1000" office:value-type="float" office:value="847.99690655495" calcext:value-type="float">
            <text:p>848,00</text:p>
          </table:table-cell>
          <table:table-cell table:style-name="ce2" table:formula="of:=[.B38]/39.37007874" office:value-type="float" office:value="21.5391214265819" calcext:value-type="float">
            <text:p>21,54</text:p>
          </table:table-cell>
          <table:table-cell office:value-type="float" office:value="1.8" calcext:value-type="float">
            <text:p>1,80</text:p>
          </table:table-cell>
          <table:table-cell table:formula="of:=[.D38]*10" office:value-type="float" office:value="18" calcext:value-type="float">
            <text:p>18,00</text:p>
          </table:table-cell>
          <table:table-cell table:formula="of:=[.C38]*0.7111-46.7" office:value-type="float" office:value="-31.3835307535576" calcext:value-type="float">
            <text:p>-31,38</text:p>
          </table:table-cell>
          <table:table-cell table:style-name="ce11" table:formula="of:=360/60*[.F38]" office:value-type="float" office:value="-188.301184521346" calcext:value-type="float">
            <text:p>-188,30</text:p>
          </table:table-cell>
          <table:table-cell table:style-name="ce3"/>
          <table:table-cell table:formula="of:=[.E39]-[.E38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39];2)" office:value-type="float" office:value="0.887525270741588" calcext:value-type="float">
            <text:p>0,89</text:p>
          </table:table-cell>
          <table:table-cell table:formula="of:=[.A39]*1000" office:value-type="float" office:value="887.525270741588" calcext:value-type="float">
            <text:p>887,53</text:p>
          </table:table-cell>
          <table:table-cell table:style-name="ce2" table:formula="of:=[.B39]/39.37007874" office:value-type="float" office:value="22.5431418769265" calcext:value-type="float">
            <text:p>22,54</text:p>
          </table:table-cell>
          <table:table-cell office:value-type="float" office:value="1.85" calcext:value-type="float">
            <text:p>1,85</text:p>
          </table:table-cell>
          <table:table-cell table:formula="of:=[.D39]*10" office:value-type="float" office:value="18.5" calcext:value-type="float">
            <text:p>18,50</text:p>
          </table:table-cell>
          <table:table-cell table:formula="of:=[.C39]*0.7111-46.7" office:value-type="float" office:value="-30.6695718113176" calcext:value-type="float">
            <text:p>-30,67</text:p>
          </table:table-cell>
          <table:table-cell table:style-name="ce11" table:formula="of:=360/60*[.F39]" office:value-type="float" office:value="-184.017430867905" calcext:value-type="float">
            <text:p>-184,02</text:p>
          </table:table-cell>
          <table:table-cell table:style-name="ce3"/>
          <table:table-cell table:formula="of:=[.E40]-[.E39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0];2)" office:value-type="float" office:value="0.925999418556223" calcext:value-type="float">
            <text:p>0,93</text:p>
          </table:table-cell>
          <table:table-cell table:formula="of:=[.A40]*1000" office:value-type="float" office:value="925.999418556223" calcext:value-type="float">
            <text:p>926,00</text:p>
          </table:table-cell>
          <table:table-cell table:style-name="ce2" table:formula="of:=[.B40]/39.37007874" office:value-type="float" office:value="23.5203852314222" calcext:value-type="float">
            <text:p>23,52</text:p>
          </table:table-cell>
          <table:table-cell office:value-type="float" office:value="1.9" calcext:value-type="float">
            <text:p>1,90</text:p>
          </table:table-cell>
          <table:table-cell table:formula="of:=[.D40]*10" office:value-type="float" office:value="19" calcext:value-type="float">
            <text:p>19,00</text:p>
          </table:table-cell>
          <table:table-cell table:formula="of:=[.C40]*0.7111-46.7" office:value-type="float" office:value="-29.9746540619357" calcext:value-type="float">
            <text:p>-29,97</text:p>
          </table:table-cell>
          <table:table-cell table:style-name="ce11" table:formula="of:=360/60*[.F40]" office:value-type="float" office:value="-179.847924371614" calcext:value-type="float">
            <text:p>-179,85</text:p>
          </table:table-cell>
          <table:table-cell table:style-name="ce3"/>
          <table:table-cell table:formula="of:=[.E41]-[.E40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1];2)" office:value-type="float" office:value="0.963474123974886" calcext:value-type="float">
            <text:p>0,96</text:p>
          </table:table-cell>
          <table:table-cell table:formula="of:=[.A41]*1000" office:value-type="float" office:value="963.474123974886" calcext:value-type="float">
            <text:p>963,47</text:p>
          </table:table-cell>
          <table:table-cell table:style-name="ce2" table:formula="of:=[.B41]/39.37007874" office:value-type="float" office:value="24.47224274906" calcext:value-type="float">
            <text:p>24,47</text:p>
          </table:table-cell>
          <table:table-cell office:value-type="float" office:value="1.95" calcext:value-type="float">
            <text:p>1,95</text:p>
          </table:table-cell>
          <table:table-cell table:formula="of:=[.D41]*10" office:value-type="float" office:value="19.5" calcext:value-type="float">
            <text:p>19,50</text:p>
          </table:table-cell>
          <table:table-cell table:formula="of:=[.C41]*0.7111-46.7" office:value-type="float" office:value="-29.2977881811434" calcext:value-type="float">
            <text:p>-29,30</text:p>
          </table:table-cell>
          <table:table-cell table:style-name="ce11" table:formula="of:=360/60*[.F41]" office:value-type="float" office:value="-175.786729086861" calcext:value-type="float">
            <text:p>-175,79</text:p>
          </table:table-cell>
          <table:table-cell table:style-name="ce3"/>
          <table:table-cell table:formula="of:=[.E42]-[.E41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2];2)" office:value-type="float" office:value="1" calcext:value-type="float">
            <text:p>1,00</text:p>
          </table:table-cell>
          <table:table-cell table:formula="of:=[.A42]*1000" office:value-type="float" office:value="1000" calcext:value-type="float">
            <text:p>1000,00</text:p>
          </table:table-cell>
          <table:table-cell table:style-name="ce2" table:formula="of:=[.B42]/39.37007874" office:value-type="float" office:value="25.4000000001016" calcext:value-type="float">
            <text:p>25,40</text:p>
          </table:table-cell>
          <table:table-cell office:value-type="float" office:value="2" calcext:value-type="float">
            <text:p>2,00</text:p>
          </table:table-cell>
          <table:table-cell table:formula="of:=[.D42]*10" office:value-type="float" office:value="20" calcext:value-type="float">
            <text:p>20,00</text:p>
          </table:table-cell>
          <table:table-cell table:formula="of:=[.C42]*0.7111-46.7" office:value-type="float" office:value="-28.6380599999278" calcext:value-type="float">
            <text:p>-28,64</text:p>
          </table:table-cell>
          <table:table-cell table:style-name="ce11" table:formula="of:=360/60*[.F42]" office:value-type="float" office:value="-171.828359999567" calcext:value-type="float">
            <text:p>-171,83</text:p>
          </table:table-cell>
          <table:table-cell table:style-name="ce3"/>
          <table:table-cell table:formula="of:=[.E43]-[.E42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3];2)" office:value-type="float" office:value="1.03562390973072" calcext:value-type="float">
            <text:p>1,04</text:p>
          </table:table-cell>
          <table:table-cell table:formula="of:=[.A43]*1000" office:value-type="float" office:value="1035.62390973072" calcext:value-type="float">
            <text:p>1035,62</text:p>
          </table:table-cell>
          <table:table-cell table:style-name="ce2" table:formula="of:=[.B43]/39.37007874" office:value-type="float" office:value="26.3048473072655" calcext:value-type="float">
            <text:p>26,30</text:p>
          </table:table-cell>
          <table:table-cell office:value-type="float" office:value="2.05" calcext:value-type="float">
            <text:p>2,05</text:p>
          </table:table-cell>
          <table:table-cell table:formula="of:=[.D43]*10" office:value-type="float" office:value="20.5" calcext:value-type="float">
            <text:p>20,50</text:p>
          </table:table-cell>
          <table:table-cell table:formula="of:=[.C43]*0.7111-46.7" office:value-type="float" office:value="-27.9946230798035" calcext:value-type="float">
            <text:p>-27,99</text:p>
          </table:table-cell>
          <table:table-cell table:style-name="ce11" table:formula="of:=360/60*[.F43]" office:value-type="float" office:value="-167.967738478821" calcext:value-type="float">
            <text:p>-167,97</text:p>
          </table:table-cell>
          <table:table-cell table:style-name="ce3"/>
          <table:table-cell table:formula="of:=[.E44]-[.E43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4];2)" office:value-type="float" office:value="1.0703893278914" calcext:value-type="float">
            <text:p>1,07</text:p>
          </table:table-cell>
          <table:table-cell table:formula="of:=[.A44]*1000" office:value-type="float" office:value="1070.3893278914" calcext:value-type="float">
            <text:p>1070,39</text:p>
          </table:table-cell>
          <table:table-cell table:style-name="ce2" table:formula="of:=[.B44]/39.37007874" office:value-type="float" office:value="27.1878889285503" calcext:value-type="float">
            <text:p>27,19</text:p>
          </table:table-cell>
          <table:table-cell office:value-type="float" office:value="2.1" calcext:value-type="float">
            <text:p>2,10</text:p>
          </table:table-cell>
          <table:table-cell table:formula="of:=[.D44]*10" office:value-type="float" office:value="21" calcext:value-type="float">
            <text:p>21,00</text:p>
          </table:table-cell>
          <table:table-cell table:formula="of:=[.C44]*0.7111-46.7" office:value-type="float" office:value="-27.3666921829079" calcext:value-type="float">
            <text:p>-27,37</text:p>
          </table:table-cell>
          <table:table-cell table:style-name="ce11" table:formula="of:=360/60*[.F44]" office:value-type="float" office:value="-164.200153097447" calcext:value-type="float">
            <text:p>-164,20</text:p>
          </table:table-cell>
          <table:table-cell table:style-name="ce3"/>
          <table:table-cell table:formula="of:=[.E45]-[.E44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5];2)" office:value-type="float" office:value="1.10433665981474" calcext:value-type="float">
            <text:p>1,10</text:p>
          </table:table-cell>
          <table:table-cell table:formula="of:=[.A45]*1000" office:value-type="float" office:value="1104.33665981474" calcext:value-type="float">
            <text:p>1104,34</text:p>
          </table:table-cell>
          <table:table-cell table:style-name="ce2" table:formula="of:=[.B45]/39.37007874" office:value-type="float" office:value="28.0501511594065" calcext:value-type="float">
            <text:p>28,05</text:p>
          </table:table-cell>
          <table:table-cell office:value-type="float" office:value="2.15" calcext:value-type="float">
            <text:p>2,15</text:p>
          </table:table-cell>
          <table:table-cell table:formula="of:=[.D45]*10" office:value-type="float" office:value="21.5" calcext:value-type="float">
            <text:p>21,50</text:p>
          </table:table-cell>
          <table:table-cell table:formula="of:=[.C45]*0.7111-46.7" office:value-type="float" office:value="-26.753537510546" calcext:value-type="float">
            <text:p>-26,75</text:p>
          </table:table-cell>
          <table:table-cell table:style-name="ce11" table:formula="of:=360/60*[.F45]" office:value-type="float" office:value="-160.521225063276" calcext:value-type="float">
            <text:p>-160,52</text:p>
          </table:table-cell>
          <table:table-cell table:style-name="ce3"/>
          <table:table-cell table:formula="of:=[.E46]-[.E45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6];2)" office:value-type="float" office:value="1.13750352374994" calcext:value-type="float">
            <text:p>1,14</text:p>
          </table:table-cell>
          <table:table-cell table:formula="of:=[.A46]*1000" office:value-type="float" office:value="1137.50352374994" calcext:value-type="float">
            <text:p>1137,50</text:p>
          </table:table-cell>
          <table:table-cell table:style-name="ce2" table:formula="of:=[.B46]/39.37007874" office:value-type="float" office:value="28.8925895033639" calcext:value-type="float">
            <text:p>28,89</text:p>
          </table:table-cell>
          <table:table-cell office:value-type="float" office:value="2.2" calcext:value-type="float">
            <text:p>2,20</text:p>
          </table:table-cell>
          <table:table-cell table:formula="of:=[.D46]*10" office:value-type="float" office:value="22" calcext:value-type="float">
            <text:p>22,00</text:p>
          </table:table-cell>
          <table:table-cell table:formula="of:=[.C46]*0.7111-46.7" office:value-type="float" office:value="-26.1544796041579" calcext:value-type="float">
            <text:p>-26,15</text:p>
          </table:table-cell>
          <table:table-cell table:style-name="ce11" table:formula="of:=360/60*[.F46]" office:value-type="float" office:value="-156.926877624948" calcext:value-type="float">
            <text:p>-156,93</text:p>
          </table:table-cell>
          <table:table-cell table:style-name="ce3"/>
          <table:table-cell table:formula="of:=[.E47]-[.E46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7];2)" office:value-type="float" office:value="1.16992500144231" calcext:value-type="float">
            <text:p>1,17</text:p>
          </table:table-cell>
          <table:table-cell table:formula="of:=[.A47]*1000" office:value-type="float" office:value="1169.92500144231" calcext:value-type="float">
            <text:p>1169,93</text:p>
          </table:table-cell>
          <table:table-cell table:style-name="ce2" table:formula="of:=[.B47]/39.37007874" office:value-type="float" office:value="29.7160950367536" calcext:value-type="float">
            <text:p>29,72</text:p>
          </table:table-cell>
          <table:table-cell office:value-type="float" office:value="2.25" calcext:value-type="float">
            <text:p>2,25</text:p>
          </table:table-cell>
          <table:table-cell table:formula="of:=[.D47]*10" office:value-type="float" office:value="22.5" calcext:value-type="float">
            <text:p>22,50</text:p>
          </table:table-cell>
          <table:table-cell table:formula="of:=[.C47]*0.7111-46.7" office:value-type="float" office:value="-25.5688848193645" calcext:value-type="float">
            <text:p>-25,57</text:p>
          </table:table-cell>
          <table:table-cell table:style-name="ce11" table:formula="of:=360/60*[.F47]" office:value-type="float" office:value="-153.413308916187" calcext:value-type="float">
            <text:p>-153,41</text:p>
          </table:table-cell>
          <table:table-cell table:style-name="ce3"/>
          <table:table-cell table:formula="of:=[.E48]-[.E47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8];2)" office:value-type="float" office:value="1.20163386116965" calcext:value-type="float">
            <text:p>1,20</text:p>
          </table:table-cell>
          <table:table-cell table:formula="of:=[.A48]*1000" office:value-type="float" office:value="1201.63386116965" calcext:value-type="float">
            <text:p>1201,63</text:p>
          </table:table-cell>
          <table:table-cell table:style-name="ce2" table:formula="of:=[.B48]/39.37007874" office:value-type="float" office:value="30.5215000738312" calcext:value-type="float">
            <text:p>30,52</text:p>
          </table:table-cell>
          <table:table-cell office:value-type="float" office:value="2.3" calcext:value-type="float">
            <text:p>2,30</text:p>
          </table:table-cell>
          <table:table-cell table:formula="of:=[.D48]*10" office:value-type="float" office:value="23" calcext:value-type="float">
            <text:p>23,00</text:p>
          </table:table-cell>
          <table:table-cell table:formula="of:=[.C48]*0.7111-46.7" office:value-type="float" office:value="-24.9961612974986" calcext:value-type="float">
            <text:p>-25,00</text:p>
          </table:table-cell>
          <table:table-cell table:style-name="ce11" table:formula="of:=360/60*[.F48]" office:value-type="float" office:value="-149.976967784992" calcext:value-type="float">
            <text:p>-149,98</text:p>
          </table:table-cell>
          <table:table-cell table:style-name="ce3"/>
          <table:table-cell table:formula="of:=[.E49]-[.E48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49];2)" office:value-type="float" office:value="1.23266075679028" calcext:value-type="float">
            <text:p>1,23</text:p>
          </table:table-cell>
          <table:table-cell table:formula="of:=[.A49]*1000" office:value-type="float" office:value="1232.66075679028" calcext:value-type="float">
            <text:p>1232,66</text:p>
          </table:table-cell>
          <table:table-cell table:style-name="ce2" table:formula="of:=[.B49]/39.37007874" office:value-type="float" office:value="31.3095832225982" calcext:value-type="float">
            <text:p>31,31</text:p>
          </table:table-cell>
          <table:table-cell office:value-type="float" office:value="2.35" calcext:value-type="float">
            <text:p>2,35</text:p>
          </table:table-cell>
          <table:table-cell table:formula="of:=[.D49]*10" office:value-type="float" office:value="23.5" calcext:value-type="float">
            <text:p>23,50</text:p>
          </table:table-cell>
          <table:table-cell table:formula="of:=[.C49]*0.7111-46.7" office:value-type="float" office:value="-24.4357553704104" calcext:value-type="float">
            <text:p>-24,44</text:p>
          </table:table-cell>
          <table:table-cell table:style-name="ce11" table:formula="of:=360/60*[.F49]" office:value-type="float" office:value="-146.614532222462" calcext:value-type="float">
            <text:p>-146,61</text:p>
          </table:table-cell>
          <table:table-cell table:style-name="ce3"/>
          <table:table-cell table:formula="of:=[.E50]-[.E49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0];2)" office:value-type="float" office:value="1.26303440583379" calcext:value-type="float">
            <text:p>1,26</text:p>
          </table:table-cell>
          <table:table-cell table:formula="of:=[.A50]*1000" office:value-type="float" office:value="1263.03440583379" calcext:value-type="float">
            <text:p>1263,03</text:p>
          </table:table-cell>
          <table:table-cell table:style-name="ce2" table:formula="of:=[.B50]/39.37007874" office:value-type="float" office:value="32.0810739083067" calcext:value-type="float">
            <text:p>32,08</text:p>
          </table:table-cell>
          <table:table-cell office:value-type="float" office:value="2.4" calcext:value-type="float">
            <text:p>2,40</text:p>
          </table:table-cell>
          <table:table-cell table:formula="of:=[.D50]*10" office:value-type="float" office:value="24" calcext:value-type="float">
            <text:p>24,00</text:p>
          </table:table-cell>
          <table:table-cell table:formula="of:=[.C50]*0.7111-46.7" office:value-type="float" office:value="-23.8871483438031" calcext:value-type="float">
            <text:p>-23,89</text:p>
          </table:table-cell>
          <table:table-cell table:style-name="ce11" table:formula="of:=360/60*[.F50]" office:value-type="float" office:value="-143.322890062819" calcext:value-type="float">
            <text:p>-143,32</text:p>
          </table:table-cell>
          <table:table-cell table:style-name="ce3"/>
          <table:table-cell table:formula="of:=[.E51]-[.E50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1];2)" office:value-type="float" office:value="1.29278174922785" calcext:value-type="float">
            <text:p>1,29</text:p>
          </table:table-cell>
          <table:table-cell table:formula="of:=[.A51]*1000" office:value-type="float" office:value="1292.78174922785" calcext:value-type="float">
            <text:p>1292,78</text:p>
          </table:table-cell>
          <table:table-cell table:style-name="ce2" table:formula="of:=[.B51]/39.37007874" office:value-type="float" office:value="32.8366564305186" calcext:value-type="float">
            <text:p>32,84</text:p>
          </table:table-cell>
          <table:table-cell office:value-type="float" office:value="2.45" calcext:value-type="float">
            <text:p>2,45</text:p>
          </table:table-cell>
          <table:table-cell table:formula="of:=[.D51]*10" office:value-type="float" office:value="24.5" calcext:value-type="float">
            <text:p>24,50</text:p>
          </table:table-cell>
          <table:table-cell table:formula="of:=[.C51]*0.7111-46.7" office:value-type="float" office:value="-23.3498536122582" calcext:value-type="float">
            <text:p>-23,35</text:p>
          </table:table-cell>
          <table:table-cell table:style-name="ce11" table:formula="of:=360/60*[.F51]" office:value-type="float" office:value="-140.099121673549" calcext:value-type="float">
            <text:p>-140,10</text:p>
          </table:table-cell>
          <table:table-cell table:style-name="ce3"/>
          <table:table-cell table:formula="of:=[.E52]-[.E51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2];2)" office:value-type="float" office:value="1.32192809488736" calcext:value-type="float">
            <text:p>1,32</text:p>
          </table:table-cell>
          <table:table-cell table:formula="of:=[.A52]*1000" office:value-type="float" office:value="1321.92809488736" calcext:value-type="float">
            <text:p>1321,93</text:p>
          </table:table-cell>
          <table:table-cell table:style-name="ce2" table:formula="of:=[.B52]/39.37007874" office:value-type="float" office:value="33.5769736102733" calcext:value-type="float">
            <text:p>33,58</text:p>
          </table:table-cell>
          <table:table-cell office:value-type="float" office:value="2.5" calcext:value-type="float">
            <text:p>2,50</text:p>
          </table:table-cell>
          <table:table-cell table:formula="of:=[.D52]*10" office:value-type="float" office:value="25" calcext:value-type="float">
            <text:p>25,00</text:p>
          </table:table-cell>
          <table:table-cell table:formula="of:=[.C52]*0.7111-46.7" office:value-type="float" office:value="-22.8234140657346" calcext:value-type="float">
            <text:p>-22,82</text:p>
          </table:table-cell>
          <table:table-cell table:style-name="ce11" table:formula="of:=360/60*[.F52]" office:value-type="float" office:value="-136.940484394408" calcext:value-type="float">
            <text:p>-136,94</text:p>
          </table:table-cell>
          <table:table-cell table:style-name="ce3"/>
          <table:table-cell table:formula="of:=[.E53]-[.E52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3];2)" office:value-type="float" office:value="1.35049724708413" calcext:value-type="float">
            <text:p>1,35</text:p>
          </table:table-cell>
          <table:table-cell table:formula="of:=[.A53]*1000" office:value-type="float" office:value="1350.49724708413" calcext:value-type="float">
            <text:p>1350,50</text:p>
          </table:table-cell>
          <table:table-cell table:style-name="ce2" table:formula="of:=[.B53]/39.37007874" office:value-type="float" office:value="34.3026300760742" calcext:value-type="float">
            <text:p>34,30</text:p>
          </table:table-cell>
          <table:table-cell office:value-type="float" office:value="2.55" calcext:value-type="float">
            <text:p>2,55</text:p>
          </table:table-cell>
          <table:table-cell table:formula="of:=[.D53]*10" office:value-type="float" office:value="25.5" calcext:value-type="float">
            <text:p>25,50</text:p>
          </table:table-cell>
          <table:table-cell table:formula="of:=[.C53]*0.7111-46.7" office:value-type="float" office:value="-22.3073997529036" calcext:value-type="float">
            <text:p>-22,31</text:p>
          </table:table-cell>
          <table:table-cell table:style-name="ce11" table:formula="of:=360/60*[.F53]" office:value-type="float" office:value="-133.844398517422" calcext:value-type="float">
            <text:p>-133,84</text:p>
          </table:table-cell>
          <table:table-cell table:style-name="ce3"/>
          <table:table-cell table:formula="of:=[.E54]-[.E53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4];2)" office:value-type="float" office:value="1.37851162325373" calcext:value-type="float">
            <text:p>1,38</text:p>
          </table:table-cell>
          <table:table-cell table:formula="of:=[.A54]*1000" office:value-type="float" office:value="1378.51162325373" calcext:value-type="float">
            <text:p>1378,51</text:p>
          </table:table-cell>
          <table:table-cell table:style-name="ce2" table:formula="of:=[.B54]/39.37007874" office:value-type="float" office:value="35.0141952307848" calcext:value-type="float">
            <text:p>35,01</text:p>
          </table:table-cell>
          <table:table-cell office:value-type="float" office:value="2.6" calcext:value-type="float">
            <text:p>2,60</text:p>
          </table:table-cell>
          <table:table-cell table:formula="of:=[.D54]*10" office:value-type="float" office:value="26" calcext:value-type="float">
            <text:p>26,00</text:p>
          </table:table-cell>
          <table:table-cell table:formula="of:=[.C54]*0.7111-46.7" office:value-type="float" office:value="-21.8014057713889" calcext:value-type="float">
            <text:p>-21,80</text:p>
          </table:table-cell>
          <table:table-cell table:style-name="ce11" table:formula="of:=360/60*[.F54]" office:value-type="float" office:value="-130.808434628334" calcext:value-type="float">
            <text:p>-130,81</text:p>
          </table:table-cell>
          <table:table-cell table:style-name="ce3"/>
          <table:table-cell table:formula="of:=[.E55]-[.E54]" office:value-type="float" office:value="0.500000000000004" calcext:value-type="float">
            <text:p>0,500000000000004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5];2)" office:value-type="float" office:value="1.40599235967584" calcext:value-type="float">
            <text:p>1,41</text:p>
          </table:table-cell>
          <table:table-cell table:formula="of:=[.A55]*1000" office:value-type="float" office:value="1405.99235967584" calcext:value-type="float">
            <text:p>1405,99</text:p>
          </table:table-cell>
          <table:table-cell table:style-name="ce2" table:formula="of:=[.B55]/39.37007874" office:value-type="float" office:value="35.7122059359091" calcext:value-type="float">
            <text:p>35,71</text:p>
          </table:table-cell>
          <table:table-cell office:value-type="float" office:value="2.65" calcext:value-type="float">
            <text:p>2,65</text:p>
          </table:table-cell>
          <table:table-cell table:formula="of:=[.D55]*10" office:value-type="float" office:value="26.5" calcext:value-type="float">
            <text:p>26,50</text:p>
          </table:table-cell>
          <table:table-cell table:formula="of:=[.C55]*0.7111-46.7" office:value-type="float" office:value="-21.305050358975" calcext:value-type="float">
            <text:p>-21,31</text:p>
          </table:table-cell>
          <table:table-cell table:style-name="ce11" table:formula="of:=360/60*[.F55]" office:value-type="float" office:value="-127.83030215385" calcext:value-type="float">
            <text:p>-127,83</text:p>
          </table:table-cell>
          <table:table-cell table:style-name="ce3"/>
          <table:table-cell table:formula="of:=[.E56]-[.E55]" office:value-type="float" office:value="0.499999999999996" calcext:value-type="float">
            <text:p>0,499999999999996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6];2)" office:value-type="float" office:value="1.43295940727611" calcext:value-type="float">
            <text:p>1,43</text:p>
          </table:table-cell>
          <table:table-cell table:formula="of:=[.A56]*1000" office:value-type="float" office:value="1432.95940727611" calcext:value-type="float">
            <text:p>1432,96</text:p>
          </table:table-cell>
          <table:table-cell table:style-name="ce2" table:formula="of:=[.B56]/39.37007874" office:value-type="float" office:value="36.3971689449587" calcext:value-type="float">
            <text:p>36,40</text:p>
          </table:table-cell>
          <table:table-cell office:value-type="float" office:value="2.7" calcext:value-type="float">
            <text:p>2,70</text:p>
          </table:table-cell>
          <table:table-cell table:formula="of:=[.D56]*10" office:value-type="float" office:value="27" calcext:value-type="float">
            <text:p>27,00</text:p>
          </table:table-cell>
          <table:table-cell table:formula="of:=[.C56]*0.7111-46.7" office:value-type="float" office:value="-20.8179731632399" calcext:value-type="float">
            <text:p>-20,82</text:p>
          </table:table-cell>
          <table:table-cell table:style-name="ce11" table:formula="of:=360/60*[.F56]" office:value-type="float" office:value="-124.907838979439" calcext:value-type="float">
            <text:p>-124,91</text:p>
          </table:table-cell>
          <table:table-cell table:style-name="ce3"/>
          <table:table-cell table:formula="of:=[.E57]-[.E56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7];2)" office:value-type="float" office:value="1.4594316186373" calcext:value-type="float">
            <text:p>1,46</text:p>
          </table:table-cell>
          <table:table-cell table:formula="of:=[.A57]*1000" office:value-type="float" office:value="1459.4316186373" calcext:value-type="float">
            <text:p>1459,43</text:p>
          </table:table-cell>
          <table:table-cell table:style-name="ce2" table:formula="of:=[.B57]/39.37007874" office:value-type="float" office:value="37.0695631135356" calcext:value-type="float">
            <text:p>37,07</text:p>
          </table:table-cell>
          <table:table-cell office:value-type="float" office:value="2.75" calcext:value-type="float">
            <text:p>2,75</text:p>
          </table:table-cell>
          <table:table-cell table:formula="of:=[.D57]*10" office:value-type="float" office:value="27.5" calcext:value-type="float">
            <text:p>27,50</text:p>
          </table:table-cell>
          <table:table-cell table:formula="of:=[.C57]*0.7111-46.7" office:value-type="float" office:value="-20.3398336699648" calcext:value-type="float">
            <text:p>-20,34</text:p>
          </table:table-cell>
          <table:table-cell table:style-name="ce11" table:formula="of:=360/60*[.F57]" office:value-type="float" office:value="-122.039002019789" calcext:value-type="float">
            <text:p>-122,04</text:p>
          </table:table-cell>
          <table:table-cell table:style-name="ce3"/>
          <table:table-cell table:formula="of:=[.E58]-[.E57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8];2)" office:value-type="float" office:value="1.48542682717024" calcext:value-type="float">
            <text:p>1,49</text:p>
          </table:table-cell>
          <table:table-cell table:formula="of:=[.A58]*1000" office:value-type="float" office:value="1485.42682717024" calcext:value-type="float">
            <text:p>1485,43</text:p>
          </table:table-cell>
          <table:table-cell table:style-name="ce2" table:formula="of:=[.B58]/39.37007874" office:value-type="float" office:value="37.7298414102751" calcext:value-type="float">
            <text:p>37,73</text:p>
          </table:table-cell>
          <table:table-cell office:value-type="float" office:value="2.8" calcext:value-type="float">
            <text:p>2,80</text:p>
          </table:table-cell>
          <table:table-cell table:formula="of:=[.D58]*10" office:value-type="float" office:value="28" calcext:value-type="float">
            <text:p>28,00</text:p>
          </table:table-cell>
          <table:table-cell table:formula="of:=[.C58]*0.7111-46.7" office:value-type="float" office:value="-19.8703097731534" calcext:value-type="float">
            <text:p>-19,87</text:p>
          </table:table-cell>
          <table:table-cell table:style-name="ce11" table:formula="of:=360/60*[.F58]" office:value-type="float" office:value="-119.22185863892" calcext:value-type="float">
            <text:p>-119,22</text:p>
          </table:table-cell>
          <table:table-cell table:style-name="ce3"/>
          <table:table-cell table:formula="of:=[.E59]-[.E58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59];2)" office:value-type="float" office:value="1.51096191927738" calcext:value-type="float">
            <text:p>1,51</text:p>
          </table:table-cell>
          <table:table-cell table:formula="of:=[.A59]*1000" office:value-type="float" office:value="1510.96191927738" calcext:value-type="float">
            <text:p>1510,96</text:p>
          </table:table-cell>
          <table:table-cell table:style-name="ce2" table:formula="of:=[.B59]/39.37007874" office:value-type="float" office:value="38.3784327497989" calcext:value-type="float">
            <text:p>38,38</text:p>
          </table:table-cell>
          <table:table-cell office:value-type="float" office:value="2.85" calcext:value-type="float">
            <text:p>2,85</text:p>
          </table:table-cell>
          <table:table-cell table:formula="of:=[.D59]*10" office:value-type="float" office:value="28.5" calcext:value-type="float">
            <text:p>28,50</text:p>
          </table:table-cell>
          <table:table-cell table:formula="of:=[.C59]*0.7111-46.7" office:value-type="float" office:value="-19.409096471618" calcext:value-type="float">
            <text:p>-19,41</text:p>
          </table:table-cell>
          <table:table-cell table:style-name="ce11" table:formula="of:=360/60*[.F59]" office:value-type="float" office:value="-116.454578829708" calcext:value-type="float">
            <text:p>-116,45</text:p>
          </table:table-cell>
          <table:table-cell table:style-name="ce3"/>
          <table:table-cell table:formula="of:=[.E60]-[.E59]" office:value-type="float" office:value="0.500000000000004" calcext:value-type="float">
            <text:p>0,500000000000004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0];2)" office:value-type="float" office:value="1.53605290024021" calcext:value-type="float">
            <text:p>1,54</text:p>
          </table:table-cell>
          <table:table-cell table:formula="of:=[.A60]*1000" office:value-type="float" office:value="1536.05290024021" calcext:value-type="float">
            <text:p>1536,05</text:p>
          </table:table-cell>
          <table:table-cell table:style-name="ce2" table:formula="of:=[.B60]/39.37007874" office:value-type="float" office:value="39.0157436662574" calcext:value-type="float">
            <text:p>39,02</text:p>
          </table:table-cell>
          <table:table-cell office:value-type="float" office:value="2.9" calcext:value-type="float">
            <text:p>2,90</text:p>
          </table:table-cell>
          <table:table-cell table:formula="of:=[.D60]*10" office:value-type="float" office:value="29" calcext:value-type="float">
            <text:p>29,00</text:p>
          </table:table-cell>
          <table:table-cell table:formula="of:=[.C60]*0.7111-46.7" office:value-type="float" office:value="-18.9559046789244" calcext:value-type="float">
            <text:p>-18,96</text:p>
          </table:table-cell>
          <table:table-cell table:style-name="ce11" table:formula="of:=360/60*[.F60]" office:value-type="float" office:value="-113.735428073546" calcext:value-type="float">
            <text:p>-113,74</text:p>
          </table:table-cell>
          <table:table-cell table:style-name="ce3"/>
          <table:table-cell table:formula="of:=[.E61]-[.E60]" office:value-type="float" office:value="0.499999999999996" calcext:value-type="float">
            <text:p>0,499999999999996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1];2)" office:value-type="float" office:value="1.56071495447448" calcext:value-type="float">
            <text:p>1,56</text:p>
          </table:table-cell>
          <table:table-cell table:formula="of:=[.A61]*1000" office:value-type="float" office:value="1560.71495447448" calcext:value-type="float">
            <text:p>1560,71</text:p>
          </table:table-cell>
          <table:table-cell table:style-name="ce2" table:formula="of:=[.B61]/39.37007874" office:value-type="float" office:value="39.6421598438103" calcext:value-type="float">
            <text:p>39,64</text:p>
          </table:table-cell>
          <table:table-cell office:value-type="float" office:value="2.95" calcext:value-type="float">
            <text:p>2,95</text:p>
          </table:table-cell>
          <table:table-cell table:formula="of:=[.D61]*10" office:value-type="float" office:value="29.5" calcext:value-type="float">
            <text:p>29,50</text:p>
          </table:table-cell>
          <table:table-cell table:formula="of:=[.C61]*0.7111-46.7" office:value-type="float" office:value="-18.5104601350665" calcext:value-type="float">
            <text:p>-18,51</text:p>
          </table:table-cell>
          <table:table-cell table:style-name="ce11" table:formula="of:=360/60*[.F61]" office:value-type="float" office:value="-111.062760810399" calcext:value-type="float">
            <text:p>-111,06</text:p>
          </table:table-cell>
          <table:table-cell table:style-name="ce3"/>
          <table:table-cell table:formula="of:=[.E62]-[.E61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2];2)" office:value-type="float" office:value="1.58496250072116" calcext:value-type="float">
            <text:p>1,58</text:p>
          </table:table-cell>
          <table:table-cell table:formula="of:=[.A62]*1000" office:value-type="float" office:value="1584.96250072116" calcext:value-type="float">
            <text:p>1584,96</text:p>
          </table:table-cell>
          <table:table-cell table:style-name="ce2" table:formula="of:=[.B62]/39.37007874" office:value-type="float" office:value="40.2580475184784" calcext:value-type="float">
            <text:p>40,26</text:p>
          </table:table-cell>
          <table:table-cell office:value-type="float" office:value="3" calcext:value-type="float">
            <text:p>3,00</text:p>
          </table:table-cell>
          <table:table-cell table:formula="of:=[.D62]*10" office:value-type="float" office:value="30" calcext:value-type="float">
            <text:p>30,00</text:p>
          </table:table-cell>
          <table:table-cell table:formula="of:=[.C62]*0.7111-46.7" office:value-type="float" office:value="-18.07250240961" calcext:value-type="float">
            <text:p>-18,07</text:p>
          </table:table-cell>
          <table:table-cell table:style-name="ce11" table:formula="of:=360/60*[.F62]" office:value-type="float" office:value="-108.43501445766" calcext:value-type="float">
            <text:p>-108,44</text:p>
          </table:table-cell>
          <table:table-cell table:style-name="ce3"/>
          <table:table-cell table:formula="of:=[.E63]-[.E62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3];2)" office:value-type="float" office:value="1.60880924267552" calcext:value-type="float">
            <text:p>1,61</text:p>
          </table:table-cell>
          <table:table-cell table:formula="of:=[.A63]*1000" office:value-type="float" office:value="1608.80924267552" calcext:value-type="float">
            <text:p>1608,81</text:p>
          </table:table-cell>
          <table:table-cell table:style-name="ce2" table:formula="of:=[.B63]/39.37007874" office:value-type="float" office:value="40.8637547641218" calcext:value-type="float">
            <text:p>40,86</text:p>
          </table:table-cell>
          <table:table-cell office:value-type="float" office:value="3.05" calcext:value-type="float">
            <text:p>3,05</text:p>
          </table:table-cell>
          <table:table-cell table:formula="of:=[.D63]*10" office:value-type="float" office:value="30.5" calcext:value-type="float">
            <text:p>30,50</text:p>
          </table:table-cell>
          <table:table-cell table:formula="of:=[.C63]*0.7111-46.7" office:value-type="float" office:value="-17.641783987233" calcext:value-type="float">
            <text:p>-17,64</text:p>
          </table:table-cell>
          <table:table-cell table:style-name="ce11" table:formula="of:=360/60*[.F63]" office:value-type="float" office:value="-105.850703923398" calcext:value-type="float">
            <text:p>-105,85</text:p>
          </table:table-cell>
          <table:table-cell table:style-name="ce3"/>
          <table:table-cell table:formula="of:=[.E64]-[.E63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4];2)" office:value-type="float" office:value="1.63226821549951" calcext:value-type="float">
            <text:p>1,63</text:p>
          </table:table-cell>
          <table:table-cell table:formula="of:=[.A64]*1000" office:value-type="float" office:value="1632.26821549951" calcext:value-type="float">
            <text:p>1632,27</text:p>
          </table:table-cell>
          <table:table-cell table:style-name="ce2" table:formula="of:=[.B64]/39.37007874" office:value-type="float" office:value="41.4596126738535" calcext:value-type="float">
            <text:p>41,46</text:p>
          </table:table-cell>
          <table:table-cell office:value-type="float" office:value="3.1" calcext:value-type="float">
            <text:p>3,10</text:p>
          </table:table-cell>
          <table:table-cell table:formula="of:=[.D64]*10" office:value-type="float" office:value="31" calcext:value-type="float">
            <text:p>31,00</text:p>
          </table:table-cell>
          <table:table-cell table:formula="of:=[.C64]*0.7111-46.7" office:value-type="float" office:value="-17.2180694276228" calcext:value-type="float">
            <text:p>-17,22</text:p>
          </table:table-cell>
          <table:table-cell table:style-name="ce11" table:formula="of:=360/60*[.F64]" office:value-type="float" office:value="-103.308416565737" calcext:value-type="float">
            <text:p>-103,31</text:p>
          </table:table-cell>
          <table:table-cell table:style-name="ce3"/>
          <table:table-cell table:formula="of:=[.E65]-[.E64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5];2)" office:value-type="float" office:value="1.65535182861255" calcext:value-type="float">
            <text:p>1,66</text:p>
          </table:table-cell>
          <table:table-cell table:formula="of:=[.A65]*1000" office:value-type="float" office:value="1655.35182861255" calcext:value-type="float">
            <text:p>1655,35</text:p>
          </table:table-cell>
          <table:table-cell table:style-name="ce2" table:formula="of:=[.B65]/39.37007874" office:value-type="float" office:value="42.0459364469271" calcext:value-type="float">
            <text:p>42,05</text:p>
          </table:table-cell>
          <table:table-cell office:value-type="float" office:value="3.15" calcext:value-type="float">
            <text:p>3,15</text:p>
          </table:table-cell>
          <table:table-cell table:formula="of:=[.D65]*10" office:value-type="float" office:value="31.5" calcext:value-type="float">
            <text:p>31,50</text:p>
          </table:table-cell>
          <table:table-cell table:formula="of:=[.C65]*0.7111-46.7" office:value-type="float" office:value="-16.8011345925902" calcext:value-type="float">
            <text:p>-16,80</text:p>
          </table:table-cell>
          <table:table-cell table:style-name="ce11" table:formula="of:=360/60*[.F65]" office:value-type="float" office:value="-100.806807555541" calcext:value-type="float">
            <text:p>-100,81</text:p>
          </table:table-cell>
          <table:table-cell table:style-name="ce3"/>
          <table:table-cell table:formula="of:=[.E66]-[.E65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6];2)" office:value-type="float" office:value="1.67807190511264" calcext:value-type="float">
            <text:p>1,68</text:p>
          </table:table-cell>
          <table:table-cell table:formula="of:=[.A66]*1000" office:value-type="float" office:value="1678.07190511264" calcext:value-type="float">
            <text:p>1678,07</text:p>
          </table:table-cell>
          <table:table-cell table:style-name="ce2" table:formula="of:=[.B66]/39.37007874" office:value-type="float" office:value="42.6230263900315" calcext:value-type="float">
            <text:p>42,62</text:p>
          </table:table-cell>
          <table:table-cell office:value-type="float" office:value="3.2" calcext:value-type="float">
            <text:p>3,20</text:p>
          </table:table-cell>
          <table:table-cell table:formula="of:=[.D66]*10" office:value-type="float" office:value="32" calcext:value-type="float">
            <text:p>32,00</text:p>
          </table:table-cell>
          <table:table-cell table:formula="of:=[.C66]*0.7111-46.7" office:value-type="float" office:value="-16.3907659340486" calcext:value-type="float">
            <text:p>-16,39</text:p>
          </table:table-cell>
          <table:table-cell table:style-name="ce11" table:formula="of:=360/60*[.F66]" office:value-type="float" office:value="-98.3445956042917" calcext:value-type="float">
            <text:p>-98,34</text:p>
          </table:table-cell>
          <table:table-cell table:style-name="ce3"/>
          <table:table-cell table:formula="of:=[.E67]-[.E66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7];2)" office:value-type="float" office:value="1.70043971814109" calcext:value-type="float">
            <text:p>1,70</text:p>
          </table:table-cell>
          <table:table-cell table:formula="of:=[.A67]*1000" office:value-type="float" office:value="1700.43971814109" calcext:value-type="float">
            <text:p>1700,44</text:p>
          </table:table-cell>
          <table:table-cell table:style-name="ce2" table:formula="of:=[.B67]/39.37007874" office:value-type="float" office:value="43.1911688409565" calcext:value-type="float">
            <text:p>43,19</text:p>
          </table:table-cell>
          <table:table-cell office:value-type="float" office:value="3.25" calcext:value-type="float">
            <text:p>3,25</text:p>
          </table:table-cell>
          <table:table-cell table:formula="of:=[.D67]*10" office:value-type="float" office:value="32.5" calcext:value-type="float">
            <text:p>32,50</text:p>
          </table:table-cell>
          <table:table-cell table:formula="of:=[.C67]*0.7111-46.7" office:value-type="float" office:value="-15.9867598371958" calcext:value-type="float">
            <text:p>-15,99</text:p>
          </table:table-cell>
          <table:table-cell table:style-name="ce11" table:formula="of:=360/60*[.F67]" office:value-type="float" office:value="-95.920559023175" calcext:value-type="float">
            <text:p>-95,92</text:p>
          </table:table-cell>
          <table:table-cell table:style-name="ce3"/>
          <table:table-cell table:formula="of:=[.E68]-[.E67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8];2)" office:value-type="float" office:value="1.72246602447109" calcext:value-type="float">
            <text:p>1,72</text:p>
          </table:table-cell>
          <table:table-cell table:formula="of:=[.A68]*1000" office:value-type="float" office:value="1722.46602447109" calcext:value-type="float">
            <text:p>1722,47</text:p>
          </table:table-cell>
          <table:table-cell table:style-name="ce2" table:formula="of:=[.B68]/39.37007874" office:value-type="float" office:value="43.7506370217407" calcext:value-type="float">
            <text:p>43,75</text:p>
          </table:table-cell>
          <table:table-cell office:value-type="float" office:value="3.3" calcext:value-type="float">
            <text:p>3,30</text:p>
          </table:table-cell>
          <table:table-cell table:formula="of:=[.D68]*10" office:value-type="float" office:value="33" calcext:value-type="float">
            <text:p>33,00</text:p>
          </table:table-cell>
          <table:table-cell table:formula="of:=[.C68]*0.7111-46.7" office:value-type="float" office:value="-15.5889220138402" calcext:value-type="float">
            <text:p>-15,59</text:p>
          </table:table-cell>
          <table:table-cell table:style-name="ce11" table:formula="of:=360/60*[.F68]" office:value-type="float" office:value="-93.5335320830411" calcext:value-type="float">
            <text:p>-93,53</text:p>
          </table:table-cell>
          <table:table-cell table:style-name="ce3"/>
          <table:table-cell table:formula="of:=[.E69]-[.E68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69];2)" office:value-type="float" office:value="1.74416109557041" calcext:value-type="float">
            <text:p>1,74</text:p>
          </table:table-cell>
          <table:table-cell table:formula="of:=[.A69]*1000" office:value-type="float" office:value="1744.16109557041" calcext:value-type="float">
            <text:p>1744,16</text:p>
          </table:table-cell>
          <table:table-cell table:style-name="ce2" table:formula="of:=[.B69]/39.37007874" office:value-type="float" office:value="44.3016918276656" calcext:value-type="float">
            <text:p>44,30</text:p>
          </table:table-cell>
          <table:table-cell office:value-type="float" office:value="3.35" calcext:value-type="float">
            <text:p>3,35</text:p>
          </table:table-cell>
          <table:table-cell table:formula="of:=[.D69]*10" office:value-type="float" office:value="33.5" calcext:value-type="float">
            <text:p>33,50</text:p>
          </table:table-cell>
          <table:table-cell table:formula="of:=[.C69]*0.7111-46.7" office:value-type="float" office:value="-15.197066941347" calcext:value-type="float">
            <text:p>-15,20</text:p>
          </table:table-cell>
          <table:table-cell table:style-name="ce11" table:formula="of:=360/60*[.F69]" office:value-type="float" office:value="-91.1824016480819" calcext:value-type="float">
            <text:p>-91,18</text:p>
          </table:table-cell>
          <table:table-cell table:style-name="ce3"/>
          <table:table-cell table:formula="of:=[.E70]-[.E69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70];2)" office:value-type="float" office:value="1.76553474636298" calcext:value-type="float">
            <text:p>1,77</text:p>
          </table:table-cell>
          <table:table-cell table:formula="of:=[.A70]*1000" office:value-type="float" office:value="1765.53474636298" calcext:value-type="float">
            <text:p>1765,53</text:p>
          </table:table-cell>
          <table:table-cell table:style-name="ce2" table:formula="of:=[.B70]/39.37007874" office:value-type="float" office:value="44.844582557799" calcext:value-type="float">
            <text:p>44,84</text:p>
          </table:table-cell>
          <table:table-cell office:value-type="float" office:value="3.4" calcext:value-type="float">
            <text:p>3,40</text:p>
          </table:table-cell>
          <table:table-cell table:formula="of:=[.D70]*10" office:value-type="float" office:value="34" calcext:value-type="float">
            <text:p>34,00</text:p>
          </table:table-cell>
          <table:table-cell table:formula="of:=[.C70]*0.7111-46.7" office:value-type="float" office:value="-14.8110173431491" calcext:value-type="float">
            <text:p>-14,81</text:p>
          </table:table-cell>
          <table:table-cell table:style-name="ce11" table:formula="of:=360/60*[.F70]" office:value-type="float" office:value="-88.8661040588948" calcext:value-type="float">
            <text:p>-88,87</text:p>
          </table:table-cell>
          <table:table-cell table:style-name="ce3"/>
          <table:table-cell table:formula="of:=[.E71]-[.E70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71];2)" office:value-type="float" office:value="1.78659636189081" calcext:value-type="float">
            <text:p>1,79</text:p>
          </table:table-cell>
          <table:table-cell table:formula="of:=[.A71]*1000" office:value-type="float" office:value="1786.59636189081" calcext:value-type="float">
            <text:p>1786,60</text:p>
          </table:table-cell>
          <table:table-cell table:style-name="ce2" table:formula="of:=[.B71]/39.37007874" office:value-type="float" office:value="45.379547592208" calcext:value-type="float">
            <text:p>45,38</text:p>
          </table:table-cell>
          <table:table-cell office:value-type="float" office:value="3.45" calcext:value-type="float">
            <text:p>3,45</text:p>
          </table:table-cell>
          <table:table-cell table:formula="of:=[.D71]*10" office:value-type="float" office:value="34.5" calcext:value-type="float">
            <text:p>34,50</text:p>
          </table:table-cell>
          <table:table-cell table:formula="of:=[.C71]*0.7111-46.7" office:value-type="float" office:value="-14.4306037071809" calcext:value-type="float">
            <text:p>-14,43</text:p>
          </table:table-cell>
          <table:table-cell table:style-name="ce11" table:formula="of:=360/60*[.F71]" office:value-type="float" office:value="-86.5836222430853" calcext:value-type="float">
            <text:p>-86,58</text:p>
          </table:table-cell>
          <table:table-cell table:style-name="ce3"/>
          <table:table-cell table:formula="of:=[.E72]-[.E71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72];2)" office:value-type="float" office:value="1.8073549220576" calcext:value-type="float">
            <text:p>1,81</text:p>
          </table:table-cell>
          <table:table-cell table:formula="of:=[.A72]*1000" office:value-type="float" office:value="1807.3549220576" calcext:value-type="float">
            <text:p>1807,35</text:p>
          </table:table-cell>
          <table:table-cell table:style-name="ce2" table:formula="of:=[.B72]/39.37007874" office:value-type="float" office:value="45.9068150204468" calcext:value-type="float">
            <text:p>45,91</text:p>
          </table:table-cell>
          <table:table-cell office:value-type="float" office:value="3.5" calcext:value-type="float">
            <text:p>3,50</text:p>
          </table:table-cell>
          <table:table-cell table:formula="of:=[.D72]*10" office:value-type="float" office:value="35" calcext:value-type="float">
            <text:p>35,00</text:p>
          </table:table-cell>
          <table:table-cell table:formula="of:=[.C72]*0.7111-46.7" office:value-type="float" office:value="-14.0556638389603" calcext:value-type="float">
            <text:p>-14,06</text:p>
          </table:table-cell>
          <table:table-cell table:style-name="ce11" table:formula="of:=360/60*[.F72]" office:value-type="float" office:value="-84.3339830337618" calcext:value-type="float">
            <text:p>-84,33</text:p>
          </table:table-cell>
          <table:table-cell table:style-name="ce3"/>
          <table:table-cell table:formula="of:=[.E73]-[.E72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73];2)" office:value-type="float" office:value="1.82781902461732" calcext:value-type="float">
            <text:p>1,83</text:p>
          </table:table-cell>
          <table:table-cell table:formula="of:=[.A73]*1000" office:value-type="float" office:value="1827.81902461732" calcext:value-type="float">
            <text:p>1827,82</text:p>
          </table:table-cell>
          <table:table-cell table:style-name="ce2" table:formula="of:=[.B73]/39.37007874" office:value-type="float" office:value="46.4266032254656" calcext:value-type="float">
            <text:p>46,43</text:p>
          </table:table-cell>
          <table:table-cell office:value-type="float" office:value="3.55" calcext:value-type="float">
            <text:p>3,55</text:p>
          </table:table-cell>
          <table:table-cell table:formula="of:=[.D73]*10" office:value-type="float" office:value="35.5" calcext:value-type="float">
            <text:p>35,50</text:p>
          </table:table-cell>
          <table:table-cell table:formula="of:=[.C73]*0.7111-46.7" office:value-type="float" office:value="-13.6860424463714" calcext:value-type="float">
            <text:p>-13,69</text:p>
          </table:table-cell>
          <table:table-cell table:style-name="ce11" table:formula="of:=360/60*[.F73]" office:value-type="float" office:value="-82.1162546782284" calcext:value-type="float">
            <text:p>-82,12</text:p>
          </table:table-cell>
          <table:table-cell table:style-name="ce3"/>
          <table:table-cell table:formula="of:=[.E74]-[.E73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formula="of:=LOG([.D74];2)" office:value-type="float" office:value="1.84799690655495" calcext:value-type="float">
            <text:p>1,85</text:p>
          </table:table-cell>
          <table:table-cell table:formula="of:=[.A74]*1000" office:value-type="float" office:value="1847.99690655495" calcext:value-type="float">
            <text:p>1848,00</text:p>
          </table:table-cell>
          <table:table-cell table:style-name="ce2" table:formula="of:=[.B74]/39.37007874" office:value-type="float" office:value="46.9391214266835" calcext:value-type="float">
            <text:p>46,94</text:p>
          </table:table-cell>
          <table:table-cell office:value-type="float" office:value="3.6" calcext:value-type="float">
            <text:p>3,60</text:p>
          </table:table-cell>
          <table:table-cell table:formula="of:=[.D74]*10" office:value-type="float" office:value="36" calcext:value-type="float">
            <text:p>36,00</text:p>
          </table:table-cell>
          <table:table-cell table:formula="of:=[.C74]*0.7111-46.7" office:value-type="float" office:value="-13.3215907534854" calcext:value-type="float">
            <text:p>-13,32</text:p>
          </table:table-cell>
          <table:table-cell table:style-name="ce11" table:formula="of:=360/60*[.F74]" office:value-type="float" office:value="-79.9295445209123" calcext:value-type="float">
            <text:p>-79,93</text:p>
          </table:table-cell>
          <table:table-cell/>
          <table:table-cell table:formula="of:=[.E75]-[.E74]" office:value-type="float" office:value="0.200000000000003" calcext:value-type="float">
            <text:p>0,200000000000003</text:p>
          </table:table-cell>
          <table:table-cell table:number-columns-repeated="1015"/>
        </table:table-row>
        <table:table-row table:style-name="ro1">
          <table:table-cell table:formula="of:=LOG([.D75];2)" office:value-type="float" office:value="1.85598969730848" calcext:value-type="float">
            <text:p>1,86</text:p>
          </table:table-cell>
          <table:table-cell table:formula="of:=[.A75]*1000" office:value-type="float" office:value="1855.98969730848" calcext:value-type="float">
            <text:p>1855,99</text:p>
          </table:table-cell>
          <table:table-cell table:style-name="ce2" table:formula="of:=[.B75]/39.37007874" office:value-type="float" office:value="47.142138311824" calcext:value-type="float">
            <text:p>47,14</text:p>
          </table:table-cell>
          <table:table-cell office:value-type="float" office:value="3.62" calcext:value-type="float">
            <text:p>3,62</text:p>
          </table:table-cell>
          <table:table-cell table:formula="of:=[.D75]*10" office:value-type="float" office:value="36.2" calcext:value-type="float">
            <text:p>36,20</text:p>
          </table:table-cell>
          <table:table-cell table:formula="of:=[.C75]*0.7111-46.7" office:value-type="float" office:value="-13.177225446462" calcext:value-type="float">
            <text:p>-13,18</text:p>
          </table:table-cell>
          <table:table-cell table:style-name="ce11" table:formula="of:=360/60*[.F75]" office:value-type="float" office:value="-79.0633526787719" calcext:value-type="float">
            <text:p>-79,06</text:p>
          </table:table-cell>
          <table:table-cell table:style-name="ce14" office:value-type="string" calcext:value-type="string">
            <text:p>LBS(36,2)</text:p>
          </table:table-cell>
          <table:table-cell table:formula="of:=[.E76]-[.E75]" office:value-type="float" office:value="0.299999999999997" calcext:value-type="float">
            <text:p>0,299999999999997</text:p>
          </table:table-cell>
          <table:table-cell table:number-columns-repeated="1015"/>
        </table:table-row>
        <table:table-row table:style-name="ro1">
          <table:table-cell table:formula="of:=LOG([.D76];2)" office:value-type="float" office:value="1.86789646399266" calcext:value-type="float">
            <text:p>1,87</text:p>
          </table:table-cell>
          <table:table-cell table:formula="of:=[.A76]*1000" office:value-type="float" office:value="1867.89646399266" calcext:value-type="float">
            <text:p>1867,90</text:p>
          </table:table-cell>
          <table:table-cell table:style-name="ce2" table:formula="of:=[.B76]/39.37007874" office:value-type="float" office:value="47.4445701856032" calcext:value-type="float">
            <text:p>47,44</text:p>
          </table:table-cell>
          <table:table-cell office:value-type="float" office:value="3.65" calcext:value-type="float">
            <text:p>3,65</text:p>
          </table:table-cell>
          <table:table-cell table:formula="of:=[.D76]*10" office:value-type="float" office:value="36.5" calcext:value-type="float">
            <text:p>36,50</text:p>
          </table:table-cell>
          <table:table-cell table:formula="of:=[.C76]*0.7111-46.7" office:value-type="float" office:value="-12.9621661410176" calcext:value-type="float">
            <text:p>-12,96</text:p>
          </table:table-cell>
          <table:table-cell table:style-name="ce11" table:formula="of:=360/60*[.F76]" office:value-type="float" office:value="-77.7729968461053" calcext:value-type="float">
            <text:p>-77,77</text:p>
          </table:table-cell>
          <table:table-cell table:style-name="ce3"/>
          <table:table-cell table:formula="of:=[.E77]-[.E76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formula="of:=LOG([.D77];2)" office:value-type="float" office:value="1.88752527074159" calcext:value-type="float">
            <text:p>1,89</text:p>
          </table:table-cell>
          <table:table-cell table:formula="of:=[.A77]*1000" office:value-type="float" office:value="1887.52527074159" calcext:value-type="float">
            <text:p>1887,53</text:p>
          </table:table-cell>
          <table:table-cell table:style-name="ce2" table:formula="of:=[.B77]/39.37007874" office:value-type="float" office:value="47.9431418770281" calcext:value-type="float">
            <text:p>47,94</text:p>
          </table:table-cell>
          <table:table-cell office:value-type="float" office:value="3.7" calcext:value-type="float">
            <text:p>3,70</text:p>
          </table:table-cell>
          <table:table-cell table:formula="of:=[.D77]*10" office:value-type="float" office:value="37" calcext:value-type="float">
            <text:p>37,00</text:p>
          </table:table-cell>
          <table:table-cell table:formula="of:=[.C77]*0.7111-46.7" office:value-type="float" office:value="-12.6076318112453" calcext:value-type="float">
            <text:p>-12,61</text:p>
          </table:table-cell>
          <table:table-cell table:style-name="ce11" table:formula="of:=360/60*[.F77]" office:value-type="float" office:value="-75.6457908674719" calcext:value-type="float">
            <text:p>-75,65</text:p>
          </table:table-cell>
          <table:table-cell table:style-name="ce3"/>
          <table:table-cell table:formula="of:=[.E78]-[.E77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formula="of:=LOG([.D78];2)" office:value-type="float" office:value="1.90689059560852" calcext:value-type="float">
            <text:p>1,91</text:p>
          </table:table-cell>
          <table:table-cell table:formula="of:=[.A78]*1000" office:value-type="float" office:value="1906.89059560852" calcext:value-type="float">
            <text:p>1906,89</text:p>
          </table:table-cell>
          <table:table-cell table:style-name="ce2" table:formula="of:=[.B78]/39.37007874" office:value-type="float" office:value="48.4350211286501" calcext:value-type="float">
            <text:p>48,44</text:p>
          </table:table-cell>
          <table:table-cell office:value-type="float" office:value="3.75" calcext:value-type="float">
            <text:p>3,75</text:p>
          </table:table-cell>
          <table:table-cell table:formula="of:=[.D78]*10" office:value-type="float" office:value="37.5" calcext:value-type="float">
            <text:p>37,50</text:p>
          </table:table-cell>
          <table:table-cell table:formula="of:=[.C78]*0.7111-46.7" office:value-type="float" office:value="-12.2578564754169" calcext:value-type="float">
            <text:p>-12,26</text:p>
          </table:table-cell>
          <table:table-cell table:style-name="ce11" table:formula="of:=360/60*[.F78]" office:value-type="float" office:value="-73.5471388525014" calcext:value-type="float">
            <text:p>-73,55</text:p>
          </table:table-cell>
          <table:table-cell table:style-name="ce3"/>
          <table:table-cell table:formula="of:=[.E79]-[.E78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formula="of:=LOG([.D79];2)" office:value-type="float" office:value="1.92599941855622" calcext:value-type="float">
            <text:p>1,93</text:p>
          </table:table-cell>
          <table:table-cell table:formula="of:=[.A79]*1000" office:value-type="float" office:value="1925.99941855622" calcext:value-type="float">
            <text:p>1926,00</text:p>
          </table:table-cell>
          <table:table-cell table:style-name="ce2" table:formula="of:=[.B79]/39.37007874" office:value-type="float" office:value="48.9203852315237" calcext:value-type="float">
            <text:p>48,92</text:p>
          </table:table-cell>
          <table:table-cell office:value-type="float" office:value="3.8" calcext:value-type="float">
            <text:p>3,80</text:p>
          </table:table-cell>
          <table:table-cell table:formula="of:=[.D79]*10" office:value-type="float" office:value="38" calcext:value-type="float">
            <text:p>38,00</text:p>
          </table:table-cell>
          <table:table-cell table:formula="of:=[.C79]*0.7111-46.7" office:value-type="float" office:value="-11.9127140618635" calcext:value-type="float">
            <text:p>-11,91</text:p>
          </table:table-cell>
          <table:table-cell table:style-name="ce11" table:formula="of:=360/60*[.F79]" office:value-type="float" office:value="-71.4762843711808" calcext:value-type="float">
            <text:p>-71,48</text:p>
          </table:table-cell>
          <table:table-cell table:style-name="ce3"/>
          <table:table-cell table:formula="of:=[.E80]-[.E79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formula="of:=LOG([.D80];2)" office:value-type="float" office:value="1.94485844580754" calcext:value-type="float">
            <text:p>1,94</text:p>
          </table:table-cell>
          <table:table-cell table:formula="of:=[.A80]*1000" office:value-type="float" office:value="1944.85844580754" calcext:value-type="float">
            <text:p>1944,86</text:p>
          </table:table-cell>
          <table:table-cell table:style-name="ce2" table:formula="of:=[.B80]/39.37007874" office:value-type="float" office:value="49.3994045237091" calcext:value-type="float">
            <text:p>49,40</text:p>
          </table:table-cell>
          <table:table-cell office:value-type="float" office:value="3.85" calcext:value-type="float">
            <text:p>3,85</text:p>
          </table:table-cell>
          <table:table-cell table:formula="of:=[.D80]*10" office:value-type="float" office:value="38.5" calcext:value-type="float">
            <text:p>38,50</text:p>
          </table:table-cell>
          <table:table-cell table:formula="of:=[.C80]*0.7111-46.7" office:value-type="float" office:value="-11.5720834431905" calcext:value-type="float">
            <text:p>-11,57</text:p>
          </table:table-cell>
          <table:table-cell table:style-name="ce11" table:formula="of:=360/60*[.F80]" office:value-type="float" office:value="-69.4325006591428" calcext:value-type="float">
            <text:p>-69,43</text:p>
          </table:table-cell>
          <table:table-cell table:style-name="ce3"/>
          <table:table-cell table:formula="of:=[.E81]-[.E80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formula="of:=LOG([.D81];2)" office:value-type="float" office:value="1.96347412397489" calcext:value-type="float">
            <text:p>1,96</text:p>
          </table:table-cell>
          <table:table-cell table:formula="of:=[.A81]*1000" office:value-type="float" office:value="1963.47412397489" calcext:value-type="float">
            <text:p>1963,47</text:p>
          </table:table-cell>
          <table:table-cell table:style-name="ce2" table:formula="of:=[.B81]/39.37007874" office:value-type="float" office:value="49.8722427491616" calcext:value-type="float">
            <text:p>49,87</text:p>
          </table:table-cell>
          <table:table-cell office:value-type="float" office:value="3.9" calcext:value-type="float">
            <text:p>3,90</text:p>
          </table:table-cell>
          <table:table-cell table:formula="of:=[.D81]*10" office:value-type="float" office:value="39" calcext:value-type="float">
            <text:p>39,00</text:p>
          </table:table-cell>
          <table:table-cell table:formula="of:=[.C81]*0.7111-46.7" office:value-type="float" office:value="-11.2358481810712" calcext:value-type="float">
            <text:p>-11,24</text:p>
          </table:table-cell>
          <table:table-cell table:style-name="ce11" table:formula="of:=360/60*[.F81]" office:value-type="float" office:value="-67.4150890864272" calcext:value-type="float">
            <text:p>-67,42</text:p>
          </table:table-cell>
          <table:table-cell table:style-name="ce3"/>
          <table:table-cell table:formula="of:=[.E82]-[.E81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formula="of:=LOG([.D82];2)" office:value-type="float" office:value="1.98185265328974" calcext:value-type="float">
            <text:p>1,98</text:p>
          </table:table-cell>
          <table:table-cell table:formula="of:=[.A82]*1000" office:value-type="float" office:value="1981.85265328974" calcext:value-type="float">
            <text:p>1981,85</text:p>
          </table:table-cell>
          <table:table-cell table:style-name="ce2" table:formula="of:=[.B82]/39.37007874" office:value-type="float" office:value="50.3390573937608" calcext:value-type="float">
            <text:p>50,34</text:p>
          </table:table-cell>
          <table:table-cell office:value-type="float" office:value="3.95" calcext:value-type="float">
            <text:p>3,95</text:p>
          </table:table-cell>
          <table:table-cell table:formula="of:=[.D82]*10" office:value-type="float" office:value="39.5" calcext:value-type="float">
            <text:p>39,50</text:p>
          </table:table-cell>
          <table:table-cell table:formula="of:=[.C82]*0.7111-46.7" office:value-type="float" office:value="-10.9038962872967" calcext:value-type="float">
            <text:p>-10,90</text:p>
          </table:table-cell>
          <table:table-cell table:style-name="ce11" table:formula="of:=360/60*[.F82]" office:value-type="float" office:value="-65.4233777237803" calcext:value-type="float">
            <text:p>-65,42</text:p>
          </table:table-cell>
          <table:table-cell table:style-name="ce3"/>
          <table:table-cell table:formula="of:=[.E83]-[.E82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formula="of:=LOG([.D83];2)" office:value-type="float" office:value="2" calcext:value-type="float">
            <text:p>2,00</text:p>
          </table:table-cell>
          <table:table-cell table:formula="of:=[.A83]*1000" office:value-type="float" office:value="2000" calcext:value-type="float">
            <text:p>2000,00</text:p>
          </table:table-cell>
          <table:table-cell table:style-name="ce2" table:formula="of:=[.B83]/39.37007874" office:value-type="float" office:value="50.8000000002032" calcext:value-type="float">
            <text:p>50,80</text:p>
          </table:table-cell>
          <table:table-cell table:style-name="ce3" office:value-type="float" office:value="4" calcext:value-type="float">
            <text:p>4,00</text:p>
          </table:table-cell>
          <table:table-cell table:formula="of:=[.D83]*10" office:value-type="float" office:value="40" calcext:value-type="float">
            <text:p>40,00</text:p>
          </table:table-cell>
          <table:table-cell table:formula="of:=[.C83]*0.7111-46.7" office:value-type="float" office:value="-10.5761199998555" calcext:value-type="float">
            <text:p>-10,58</text:p>
          </table:table-cell>
          <table:table-cell table:style-name="ce11" table:formula="of:=360/60*[.F83]" office:value-type="float" office:value="-63.456719999133" calcext:value-type="float">
            <text:p>-63,46</text:p>
          </table:table-cell>
          <table:table-cell table:style-name="ce3" office:value-type="string" calcext:value-type="string">
            <text:p>1000FT(40)</text:p>
          </table:table-cell>
          <table:table-cell table:formula="of:=[.E84]-[.E83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table:formula="of:=LOG([.D84];2)" office:value-type="float" office:value="2.01792190799726" calcext:value-type="float">
            <text:p>2,02</text:p>
          </table:table-cell>
          <table:table-cell table:style-name="ce3" table:formula="of:=[.A84]*1000" office:value-type="float" office:value="2017.92190799726" calcext:value-type="float">
            <text:p>2017,92</text:p>
          </table:table-cell>
          <table:table-cell table:style-name="ce3" table:formula="of:=[.B84]/39.37007874" office:value-type="float" office:value="51.2552164633355" calcext:value-type="float">
            <text:p>51,26</text:p>
          </table:table-cell>
          <table:table-cell table:style-name="ce3" office:value-type="float" office:value="4.05" calcext:value-type="float">
            <text:p>4,05</text:p>
          </table:table-cell>
          <table:table-cell table:formula="of:=[.D84]*10" office:value-type="float" office:value="40.5" calcext:value-type="float">
            <text:p>40,50</text:p>
          </table:table-cell>
          <table:table-cell table:formula="of:=[.C84]*0.7111-46.7" office:value-type="float" office:value="-10.2524155729221" calcext:value-type="float">
            <text:p>-10,25</text:p>
          </table:table-cell>
          <table:table-cell table:style-name="ce11" table:formula="of:=360/60*[.F84]" office:value-type="float" office:value="-61.5144934375328" calcext:value-type="float">
            <text:p>-61,51</text:p>
          </table:table-cell>
          <table:table-cell table:style-name="ce3"/>
          <table:table-cell table:formula="of:=[.E85]-[.E84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85];2)" office:value-type="float" office:value="2.03562390973072" calcext:value-type="float">
            <text:p>2,04</text:p>
          </table:table-cell>
          <table:table-cell table:style-name="ce3" table:formula="of:=[.A85]*1000" office:value-type="float" office:value="2035.62390973072" calcext:value-type="float">
            <text:p>2035,62</text:p>
          </table:table-cell>
          <table:table-cell table:style-name="ce3" table:formula="of:=[.B85]/39.37007874" office:value-type="float" office:value="51.7048473073671" calcext:value-type="float">
            <text:p>51,70</text:p>
          </table:table-cell>
          <table:table-cell office:value-type="float" office:value="4.1" calcext:value-type="float">
            <text:p>4,10</text:p>
          </table:table-cell>
          <table:table-cell table:formula="of:=[.D85]*10" office:value-type="float" office:value="41" calcext:value-type="float">
            <text:p>41,00</text:p>
          </table:table-cell>
          <table:table-cell table:formula="of:=[.C85]*0.7111-46.7" office:value-type="float" office:value="-9.93268307973123" calcext:value-type="float">
            <text:p>-9,93</text:p>
          </table:table-cell>
          <table:table-cell table:style-name="ce11" table:formula="of:=360/60*[.F85]" office:value-type="float" office:value="-59.5960984783874" calcext:value-type="float">
            <text:p>-59,60</text:p>
          </table:table-cell>
          <table:table-cell table:style-name="ce3"/>
          <table:table-cell table:formula="of:=[.E86]-[.E85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86];2)" office:value-type="float" office:value="2.05311133645956" calcext:value-type="float">
            <text:p>2,05</text:p>
          </table:table-cell>
          <table:table-cell table:style-name="ce3" table:formula="of:=[.A86]*1000" office:value-type="float" office:value="2053.11133645956" calcext:value-type="float">
            <text:p>2053,11</text:p>
          </table:table-cell>
          <table:table-cell table:style-name="ce3" table:formula="of:=[.B86]/39.37007874" office:value-type="float" office:value="52.1490279462815" calcext:value-type="float">
            <text:p>52,15</text:p>
          </table:table-cell>
          <table:table-cell office:value-type="float" office:value="4.15" calcext:value-type="float">
            <text:p>4,15</text:p>
          </table:table-cell>
          <table:table-cell table:formula="of:=[.D86]*10" office:value-type="float" office:value="41.5" calcext:value-type="float">
            <text:p>41,50</text:p>
          </table:table-cell>
          <table:table-cell table:formula="of:=[.C86]*0.7111-46.7" office:value-type="float" office:value="-9.61682622739924" calcext:value-type="float">
            <text:p>-9,62</text:p>
          </table:table-cell>
          <table:table-cell table:style-name="ce11" table:formula="of:=360/60*[.F86]" office:value-type="float" office:value="-57.7009573643955" calcext:value-type="float">
            <text:p>-57,70</text:p>
          </table:table-cell>
          <table:table-cell table:style-name="ce3"/>
          <table:table-cell table:formula="of:=[.E87]-[.E86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87];2)" office:value-type="float" office:value="2.0703893278914" calcext:value-type="float">
            <text:p>2,07</text:p>
          </table:table-cell>
          <table:table-cell table:style-name="ce3" table:formula="of:=[.A87]*1000" office:value-type="float" office:value="2070.3893278914" calcext:value-type="float">
            <text:p>2070,39</text:p>
          </table:table-cell>
          <table:table-cell table:style-name="ce3" table:formula="of:=[.B87]/39.37007874" office:value-type="float" office:value="52.5878889286519" calcext:value-type="float">
            <text:p>52,59</text:p>
          </table:table-cell>
          <table:table-cell office:value-type="float" office:value="4.2" calcext:value-type="float">
            <text:p>4,20</text:p>
          </table:table-cell>
          <table:table-cell table:formula="of:=[.D87]*10" office:value-type="float" office:value="42" calcext:value-type="float">
            <text:p>42,00</text:p>
          </table:table-cell>
          <table:table-cell table:formula="of:=[.C87]*0.7111-46.7" office:value-type="float" office:value="-9.30475218283566" calcext:value-type="float">
            <text:p>-9,30</text:p>
          </table:table-cell>
          <table:table-cell table:style-name="ce11" table:formula="of:=360/60*[.F87]" office:value-type="float" office:value="-55.828513097014" calcext:value-type="float">
            <text:p>-55,83</text:p>
          </table:table-cell>
          <table:table-cell table:style-name="ce3"/>
          <table:table-cell table:formula="of:=[.E88]-[.E87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88];2)" office:value-type="float" office:value="2.08746284125034" calcext:value-type="float">
            <text:p>2,09</text:p>
          </table:table-cell>
          <table:table-cell table:style-name="ce3" table:formula="of:=[.A88]*1000" office:value-type="float" office:value="2087.46284125034" calcext:value-type="float">
            <text:p>2087,46</text:p>
          </table:table-cell>
          <table:table-cell table:style-name="ce3" table:formula="of:=[.B88]/39.37007874" office:value-type="float" office:value="53.0215561679707" calcext:value-type="float">
            <text:p>53,02</text:p>
          </table:table-cell>
          <table:table-cell office:value-type="float" office:value="4.25" calcext:value-type="float">
            <text:p>4,25</text:p>
          </table:table-cell>
          <table:table-cell table:formula="of:=[.D88]*10" office:value-type="float" office:value="42.5" calcext:value-type="float">
            <text:p>42,50</text:p>
          </table:table-cell>
          <table:table-cell table:formula="of:=[.C88]*0.7111-46.7" office:value-type="float" office:value="-8.99637140895604" calcext:value-type="float">
            <text:p>-9,00</text:p>
          </table:table-cell>
          <table:table-cell table:style-name="ce11" table:formula="of:=360/60*[.F88]" office:value-type="float" office:value="-53.9782284537362" calcext:value-type="float">
            <text:p>-53,98</text:p>
          </table:table-cell>
          <table:table-cell table:style-name="ce3"/>
          <table:table-cell table:formula="of:=[.E89]-[.E88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89];2)" office:value-type="float" office:value="2.10433665981474" calcext:value-type="float">
            <text:p>2,10</text:p>
          </table:table-cell>
          <table:table-cell table:style-name="ce3" table:formula="of:=[.A89]*1000" office:value-type="float" office:value="2104.33665981474" calcext:value-type="float">
            <text:p>2104,34</text:p>
          </table:table-cell>
          <table:table-cell table:style-name="ce3" table:formula="of:=[.B89]/39.37007874" office:value-type="float" office:value="53.4501511595081" calcext:value-type="float">
            <text:p>53,45</text:p>
          </table:table-cell>
          <table:table-cell office:value-type="float" office:value="4.3" calcext:value-type="float">
            <text:p>4,30</text:p>
          </table:table-cell>
          <table:table-cell table:formula="of:=[.D89]*10" office:value-type="float" office:value="43" calcext:value-type="float">
            <text:p>43,00</text:p>
          </table:table-cell>
          <table:table-cell table:formula="of:=[.C89]*0.7111-46.7" office:value-type="float" office:value="-8.6915975104738" calcext:value-type="float">
            <text:p>-8,69</text:p>
          </table:table-cell>
          <table:table-cell table:style-name="ce11" table:formula="of:=360/60*[.F89]" office:value-type="float" office:value="-52.1495850628428" calcext:value-type="float">
            <text:p>-52,15</text:p>
          </table:table-cell>
          <table:table-cell table:style-name="ce3"/>
          <table:table-cell table:formula="of:=[.E90]-[.E89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90];2)" office:value-type="float" office:value="2.12101540096137" calcext:value-type="float">
            <text:p>2,12</text:p>
          </table:table-cell>
          <table:table-cell table:style-name="ce3" table:formula="of:=[.A90]*1000" office:value-type="float" office:value="2121.01540096137" calcext:value-type="float">
            <text:p>2121,02</text:p>
          </table:table-cell>
          <table:table-cell table:style-name="ce3" table:formula="of:=[.B90]/39.37007874" office:value-type="float" office:value="53.8737911846342" calcext:value-type="float">
            <text:p>53,87</text:p>
          </table:table-cell>
          <table:table-cell office:value-type="float" office:value="4.35" calcext:value-type="float">
            <text:p>4,35</text:p>
          </table:table-cell>
          <table:table-cell table:formula="of:=[.D90]*10" office:value-type="float" office:value="43.5" calcext:value-type="float">
            <text:p>43,50</text:p>
          </table:table-cell>
          <table:table-cell table:formula="of:=[.C90]*0.7111-46.7" office:value-type="float" office:value="-8.39034708860664" calcext:value-type="float">
            <text:p>-8,39</text:p>
          </table:table-cell>
          <table:table-cell table:style-name="ce11" table:formula="of:=360/60*[.F90]" office:value-type="float" office:value="-50.3420825316398" calcext:value-type="float">
            <text:p>-50,34</text:p>
          </table:table-cell>
          <table:table-cell table:style-name="ce3"/>
          <table:table-cell table:formula="of:=[.E91]-[.E90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91];2)" office:value-type="float" office:value="2.13750352374994" calcext:value-type="float">
            <text:p>2,14</text:p>
          </table:table-cell>
          <table:table-cell table:style-name="ce3" table:formula="of:=[.A91]*1000" office:value-type="float" office:value="2137.50352374994" calcext:value-type="float">
            <text:p>2137,50</text:p>
          </table:table-cell>
          <table:table-cell table:style-name="ce3" table:formula="of:=[.B91]/39.37007874" office:value-type="float" office:value="54.2925895034655" calcext:value-type="float">
            <text:p>54,29</text:p>
          </table:table-cell>
          <table:table-cell office:value-type="float" office:value="4.4" calcext:value-type="float">
            <text:p>4,40</text:p>
          </table:table-cell>
          <table:table-cell table:formula="of:=[.D91]*10" office:value-type="float" office:value="44" calcext:value-type="float">
            <text:p>44,00</text:p>
          </table:table-cell>
          <table:table-cell table:formula="of:=[.C91]*0.7111-46.7" office:value-type="float" office:value="-8.09253960408567" calcext:value-type="float">
            <text:p>-8,09</text:p>
          </table:table-cell>
          <table:table-cell table:style-name="ce11" table:formula="of:=360/60*[.F91]" office:value-type="float" office:value="-48.555237624514" calcext:value-type="float">
            <text:p>-48,56</text:p>
          </table:table-cell>
          <table:table-cell table:style-name="ce3"/>
          <table:table-cell table:formula="of:=[.E92]-[.E91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92];2)" office:value-type="float" office:value="2.15380533607904" calcext:value-type="float">
            <text:p>2,15</text:p>
          </table:table-cell>
          <table:table-cell table:style-name="ce3" table:formula="of:=[.A92]*1000" office:value-type="float" office:value="2153.80533607904" calcext:value-type="float">
            <text:p>2153,81</text:p>
          </table:table-cell>
          <table:table-cell table:style-name="ce3" table:formula="of:=[.B92]/39.37007874" office:value-type="float" office:value="54.7066555366263" calcext:value-type="float">
            <text:p>54,71</text:p>
          </table:table-cell>
          <table:table-cell office:value-type="float" office:value="4.45" calcext:value-type="float">
            <text:p>4,45</text:p>
          </table:table-cell>
          <table:table-cell table:formula="of:=[.D92]*10" office:value-type="float" office:value="44.5" calcext:value-type="float">
            <text:p>44,50</text:p>
          </table:table-cell>
          <table:table-cell table:formula="of:=[.C92]*0.7111-46.7" office:value-type="float" office:value="-7.79809724790502" calcext:value-type="float">
            <text:p>-7,80</text:p>
          </table:table-cell>
          <table:table-cell table:style-name="ce11" table:formula="of:=360/60*[.F92]" office:value-type="float" office:value="-46.7885834874301" calcext:value-type="float">
            <text:p>-46,79</text:p>
          </table:table-cell>
          <table:table-cell table:style-name="ce3"/>
          <table:table-cell table:formula="of:=[.E93]-[.E92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93];2)" office:value-type="float" office:value="2.16992500144231" calcext:value-type="float">
            <text:p>2,17</text:p>
          </table:table-cell>
          <table:table-cell table:style-name="ce3" table:formula="of:=[.A93]*1000" office:value-type="float" office:value="2169.92500144231" calcext:value-type="float">
            <text:p>2169,93</text:p>
          </table:table-cell>
          <table:table-cell table:style-name="ce3" table:formula="of:=[.B93]/39.37007874" office:value-type="float" office:value="55.1160950368552" calcext:value-type="float">
            <text:p>55,12</text:p>
          </table:table-cell>
          <table:table-cell office:value-type="float" office:value="4.5" calcext:value-type="float">
            <text:p>4,50</text:p>
          </table:table-cell>
          <table:table-cell table:formula="of:=[.D93]*10" office:value-type="float" office:value="45" calcext:value-type="float">
            <text:p>45,00</text:p>
          </table:table-cell>
          <table:table-cell table:formula="of:=[.C93]*0.7111-46.7" office:value-type="float" office:value="-7.50694481929227" calcext:value-type="float">
            <text:p>-7,51</text:p>
          </table:table-cell>
          <table:table-cell table:style-name="ce11" table:formula="of:=360/60*[.F93]" office:value-type="float" office:value="-45.0416689157536" calcext:value-type="float">
            <text:p>-45,04</text:p>
          </table:table-cell>
          <table:table-cell table:style-name="ce3"/>
          <table:table-cell table:formula="of:=[.E94]-[.E93]" office:value-type="float" office:value="0.5" calcext:value-type="float">
            <text:p>0,5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table:formula="of:=LOG([.D94];2)" office:value-type="float" office:value="2.18586654531133" calcext:value-type="float">
            <text:p>2,19</text:p>
          </table:table-cell>
          <table:table-cell table:style-name="ce3" table:formula="of:=[.A94]*1000" office:value-type="float" office:value="2185.86654531133" calcext:value-type="float">
            <text:p>2185,87</text:p>
          </table:table-cell>
          <table:table-cell table:style-name="ce3" table:formula="of:=[.B94]/39.37007874" office:value-type="float" office:value="55.52101025113" calcext:value-type="float">
            <text:p>55,52</text:p>
          </table:table-cell>
          <table:table-cell office:value-type="float" office:value="4.55" calcext:value-type="float">
            <text:p>4,55</text:p>
          </table:table-cell>
          <table:table-cell table:formula="of:=[.D94]*10" office:value-type="float" office:value="45.5" calcext:value-type="float">
            <text:p>45,50</text:p>
          </table:table-cell>
          <table:table-cell table:formula="of:=[.C94]*0.7111-46.7" office:value-type="float" office:value="-7.21900961042148" calcext:value-type="float">
            <text:p>-7,22</text:p>
          </table:table-cell>
          <table:table-cell table:style-name="ce11" table:formula="of:=360/60*[.F94]" office:value-type="float" office:value="-43.3140576625289" calcext:value-type="float">
            <text:p>-43,31</text:p>
          </table:table-cell>
          <table:table-cell table:style-name="ce3"/>
          <table:table-cell table:formula="of:=[.E95]-[.E94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95];2)" office:value-type="float" office:value="2.20163386116965" calcext:value-type="float">
            <text:p>2,20</text:p>
          </table:table-cell>
          <table:table-cell table:style-name="ce3" table:formula="of:=[.A95]*1000" office:value-type="float" office:value="2201.63386116965" calcext:value-type="float">
            <text:p>2201,63</text:p>
          </table:table-cell>
          <table:table-cell table:style-name="ce3" table:formula="of:=[.B95]/39.37007874" office:value-type="float" office:value="55.9215000739328" calcext:value-type="float">
            <text:p>55,92</text:p>
          </table:table-cell>
          <table:table-cell office:value-type="float" office:value="4.6" calcext:value-type="float">
            <text:p>4,60</text:p>
          </table:table-cell>
          <table:table-cell table:formula="of:=[.D95]*10" office:value-type="float" office:value="46" calcext:value-type="float">
            <text:p>46,00</text:p>
          </table:table-cell>
          <table:table-cell table:formula="of:=[.C95]*0.7111-46.7" office:value-type="float" office:value="-6.93422129742638" calcext:value-type="float">
            <text:p>-6,93</text:p>
          </table:table-cell>
          <table:table-cell table:style-name="ce11" table:formula="of:=360/60*[.F95]" office:value-type="float" office:value="-41.6053277845583" calcext:value-type="float">
            <text:p>-41,61</text:p>
          </table:table-cell>
          <table:table-cell table:style-name="ce3"/>
          <table:table-cell table:formula="of:=[.E96]-[.E95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96];2)" office:value-type="float" office:value="2.21723071622067" calcext:value-type="float">
            <text:p>2,22</text:p>
          </table:table-cell>
          <table:table-cell table:style-name="ce3" table:formula="of:=[.A96]*1000" office:value-type="float" office:value="2217.23071622067" calcext:value-type="float">
            <text:p>2217,23</text:p>
          </table:table-cell>
          <table:table-cell table:style-name="ce3" table:formula="of:=[.B96]/39.37007874" office:value-type="float" office:value="56.3176601922303" calcext:value-type="float">
            <text:p>56,32</text:p>
          </table:table-cell>
          <table:table-cell office:value-type="float" office:value="4.65" calcext:value-type="float">
            <text:p>4,65</text:p>
          </table:table-cell>
          <table:table-cell table:formula="of:=[.D96]*10" office:value-type="float" office:value="46.5" calcext:value-type="float">
            <text:p>46,50</text:p>
          </table:table-cell>
          <table:table-cell table:formula="of:=[.C96]*0.7111-46.7" office:value-type="float" office:value="-6.65251183730506" calcext:value-type="float">
            <text:p>-6,65</text:p>
          </table:table-cell>
          <table:table-cell table:style-name="ce11" table:formula="of:=360/60*[.F96]" office:value-type="float" office:value="-39.9150710238303" calcext:value-type="float">
            <text:p>-39,92</text:p>
          </table:table-cell>
          <table:table-cell table:style-name="ce3"/>
          <table:table-cell table:formula="of:=[.E97]-[.E96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97];2)" office:value-type="float" office:value="2.23266075679027" calcext:value-type="float">
            <text:p>2,23</text:p>
          </table:table-cell>
          <table:table-cell table:style-name="ce3" table:formula="of:=[.A97]*1000" office:value-type="float" office:value="2232.66075679027" calcext:value-type="float">
            <text:p>2232,66</text:p>
          </table:table-cell>
          <table:table-cell table:style-name="ce3" table:formula="of:=[.B97]/39.37007874" office:value-type="float" office:value="56.7095832226998" calcext:value-type="float">
            <text:p>56,71</text:p>
          </table:table-cell>
          <table:table-cell office:value-type="float" office:value="4.7" calcext:value-type="float">
            <text:p>4,70</text:p>
          </table:table-cell>
          <table:table-cell table:formula="of:=[.D97]*10" office:value-type="float" office:value="47" calcext:value-type="float">
            <text:p>47,00</text:p>
          </table:table-cell>
          <table:table-cell table:formula="of:=[.C97]*0.7111-46.7" office:value-type="float" office:value="-6.37381537033816" calcext:value-type="float">
            <text:p>-6,37</text:p>
          </table:table-cell>
          <table:table-cell table:style-name="ce11" table:formula="of:=360/60*[.F97]" office:value-type="float" office:value="-38.2428922220289" calcext:value-type="float">
            <text:p>-38,24</text:p>
          </table:table-cell>
          <table:table-cell table:style-name="ce3"/>
          <table:table-cell table:formula="of:=[.E98]-[.E97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98];2)" office:value-type="float" office:value="2.24792751344359" calcext:value-type="float">
            <text:p>2,25</text:p>
          </table:table-cell>
          <table:table-cell table:style-name="ce3" table:formula="of:=[.A98]*1000" office:value-type="float" office:value="2247.92751344359" calcext:value-type="float">
            <text:p>2247,93</text:p>
          </table:table-cell>
          <table:table-cell table:style-name="ce3" table:formula="of:=[.B98]/39.37007874" office:value-type="float" office:value="57.0973588416955" calcext:value-type="float">
            <text:p>57,10</text:p>
          </table:table-cell>
          <table:table-cell office:value-type="float" office:value="4.75" calcext:value-type="float">
            <text:p>4,75</text:p>
          </table:table-cell>
          <table:table-cell table:formula="of:=[.D98]*10" office:value-type="float" office:value="47.5" calcext:value-type="float">
            <text:p>47,50</text:p>
          </table:table-cell>
          <table:table-cell table:formula="of:=[.C98]*0.7111-46.7" office:value-type="float" office:value="-6.09806812767036" calcext:value-type="float">
            <text:p>-6,10</text:p>
          </table:table-cell>
          <table:table-cell table:style-name="ce11" table:formula="of:=360/60*[.F98]" office:value-type="float" office:value="-36.5884087660222" calcext:value-type="float">
            <text:p>-36,59</text:p>
          </table:table-cell>
          <table:table-cell table:style-name="ce3"/>
          <table:table-cell table:formula="of:=[.E99]-[.E98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99];2)" office:value-type="float" office:value="2.26303440583379" calcext:value-type="float">
            <text:p>2,26</text:p>
          </table:table-cell>
          <table:table-cell table:style-name="ce3" table:formula="of:=[.A99]*1000" office:value-type="float" office:value="2263.03440583379" calcext:value-type="float">
            <text:p>2263,03</text:p>
          </table:table-cell>
          <table:table-cell table:style-name="ce3" table:formula="of:=[.B99]/39.37007874" office:value-type="float" office:value="57.4810739084083" calcext:value-type="float">
            <text:p>57,48</text:p>
          </table:table-cell>
          <table:table-cell office:value-type="float" office:value="4.8" calcext:value-type="float">
            <text:p>4,80</text:p>
          </table:table-cell>
          <table:table-cell table:formula="of:=[.D99]*10" office:value-type="float" office:value="48" calcext:value-type="float">
            <text:p>48,00</text:p>
          </table:table-cell>
          <table:table-cell table:formula="of:=[.C99]*0.7111-46.7" office:value-type="float" office:value="-5.82520834373087" calcext:value-type="float">
            <text:p>-5,83</text:p>
          </table:table-cell>
          <table:table-cell table:style-name="ce11" table:formula="of:=360/60*[.F99]" office:value-type="float" office:value="-34.9512500623852" calcext:value-type="float">
            <text:p>-34,95</text:p>
          </table:table-cell>
          <table:table-cell/>
          <table:table-cell table:formula="of:=[.E100]-[.E99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100];2)" office:value-type="float" office:value="2.27798474729977" calcext:value-type="float">
            <text:p>2,28</text:p>
          </table:table-cell>
          <table:table-cell table:style-name="ce3" table:formula="of:=[.A100]*1000" office:value-type="float" office:value="2277.98474729977" calcext:value-type="float">
            <text:p>2277,98</text:p>
          </table:table-cell>
          <table:table-cell table:style-name="ce3" table:formula="of:=[.B100]/39.37007874" office:value-type="float" office:value="57.8608125816455" calcext:value-type="float">
            <text:p>57,86</text:p>
          </table:table-cell>
          <table:table-cell office:value-type="float" office:value="4.85" calcext:value-type="float">
            <text:p>4,85</text:p>
          </table:table-cell>
          <table:table-cell table:formula="of:=[.D100]*10" office:value-type="float" office:value="48.5" calcext:value-type="float">
            <text:p>48,50</text:p>
          </table:table-cell>
          <table:table-cell table:formula="of:=[.C100]*0.7111-46.7" office:value-type="float" office:value="-5.5551761731919" calcext:value-type="float">
            <text:p>-5,56</text:p>
          </table:table-cell>
          <table:table-cell table:style-name="ce11" table:formula="of:=360/60*[.F100]" office:value-type="float" office:value="-33.3310570391514" calcext:value-type="float">
            <text:p>-33,33</text:p>
          </table:table-cell>
          <table:table-cell table:style-name="ce3" office:value-type="string" calcext:value-type="string">
            <text:p>LITERS(48,5)</text:p>
          </table:table-cell>
          <table:table-cell table:formula="of:=[.E101]-[.E100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3" table:formula="of:=LOG([.D101];2)" office:value-type="float" office:value="2.29278174922785" calcext:value-type="float">
            <text:p>2,29</text:p>
          </table:table-cell>
          <table:table-cell table:style-name="ce3" table:formula="of:=[.A101]*1000" office:value-type="float" office:value="2292.78174922785" calcext:value-type="float">
            <text:p>2292,78</text:p>
          </table:table-cell>
          <table:table-cell table:style-name="ce3" table:formula="of:=[.B101]/39.37007874" office:value-type="float" office:value="58.2366564306203" calcext:value-type="float">
            <text:p>58,24</text:p>
          </table:table-cell>
          <table:table-cell office:value-type="float" office:value="4.9" calcext:value-type="float">
            <text:p>4,90</text:p>
          </table:table-cell>
          <table:table-cell table:formula="of:=[.D101]*10" office:value-type="float" office:value="49" calcext:value-type="float">
            <text:p>49,00</text:p>
          </table:table-cell>
          <table:table-cell table:formula="of:=[.C101]*0.7111-46.7" office:value-type="float" office:value="-5.28791361218595" calcext:value-type="float">
            <text:p>-5,29</text:p>
          </table:table-cell>
          <table:table-cell table:style-name="ce11" table:formula="of:=360/60*[.F101]" office:value-type="float" office:value="-31.7274816731157" calcext:value-type="float">
            <text:p>-31,73</text:p>
          </table:table-cell>
          <table:table-cell table:style-name="ce3"/>
          <table:table-cell table:formula="of:=[.E102]-[.E10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formula="of:=LOG([.D102];2)" office:value-type="float" office:value="2.32192809488736" calcext:value-type="float">
            <text:p>2,32</text:p>
          </table:table-cell>
          <table:table-cell table:style-name="ce3" table:formula="of:=[.A102]*1000" office:value-type="float" office:value="2321.92809488736" calcext:value-type="float">
            <text:p>2321,93</text:p>
          </table:table-cell>
          <table:table-cell table:style-name="ce3" table:formula="of:=[.B102]/39.37007874" office:value-type="float" office:value="58.9769736103749" calcext:value-type="float">
            <text:p>58,98</text:p>
          </table:table-cell>
          <table:table-cell office:value-type="float" office:value="5" calcext:value-type="float">
            <text:p>5,00</text:p>
          </table:table-cell>
          <table:table-cell table:formula="of:=[.D102]*10" office:value-type="float" office:value="50" calcext:value-type="float">
            <text:p>50,00</text:p>
          </table:table-cell>
          <table:table-cell table:formula="of:=[.C102]*0.7111-46.7" office:value-type="float" office:value="-4.76147406566241" calcext:value-type="float">
            <text:p>-4,76</text:p>
          </table:table-cell>
          <table:table-cell table:style-name="ce11" table:formula="of:=360/60*[.F102]" office:value-type="float" office:value="-28.5688443939745" calcext:value-type="float">
            <text:p>-28,57</text:p>
          </table:table-cell>
          <table:table-cell table:style-name="ce3"/>
          <table:table-cell table:formula="of:=[.E103]-[.E102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table:formula="of:=LOG([.D103];2)" office:value-type="float" office:value="2.35049724708413" calcext:value-type="float">
            <text:p>2,35</text:p>
          </table:table-cell>
          <table:table-cell table:style-name="ce3" table:formula="of:=[.A103]*1000" office:value-type="float" office:value="2350.49724708413" calcext:value-type="float">
            <text:p>2350,50</text:p>
          </table:table-cell>
          <table:table-cell table:style-name="ce3" table:formula="of:=[.B103]/39.37007874" office:value-type="float" office:value="59.7026300761758" calcext:value-type="float">
            <text:p>59,70</text:p>
          </table:table-cell>
          <table:table-cell office:value-type="float" office:value="5.1" calcext:value-type="float">
            <text:p>5,10</text:p>
          </table:table-cell>
          <table:table-cell table:formula="of:=[.D103]*10" office:value-type="float" office:value="51" calcext:value-type="float">
            <text:p>51,00</text:p>
          </table:table-cell>
          <table:table-cell table:formula="of:=[.C103]*0.7111-46.7" office:value-type="float" office:value="-4.24545975283139" calcext:value-type="float">
            <text:p>-4,25</text:p>
          </table:table-cell>
          <table:table-cell table:style-name="ce11" table:formula="of:=360/60*[.F103]" office:value-type="float" office:value="-25.4727585169883" calcext:value-type="float">
            <text:p>-25,47</text:p>
          </table:table-cell>
          <table:table-cell table:style-name="ce3"/>
          <table:table-cell table:formula="of:=[.E104]-[.E10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formula="of:=LOG([.D104];2)" office:value-type="float" office:value="2.37851162325373" calcext:value-type="float">
            <text:p>2,38</text:p>
          </table:table-cell>
          <table:table-cell table:style-name="ce3" table:formula="of:=[.A104]*1000" office:value-type="float" office:value="2378.51162325373" calcext:value-type="float">
            <text:p>2378,51</text:p>
          </table:table-cell>
          <table:table-cell table:style-name="ce3" table:formula="of:=[.B104]/39.37007874" office:value-type="float" office:value="60.4141952308864" calcext:value-type="float">
            <text:p>60,41</text:p>
          </table:table-cell>
          <table:table-cell office:value-type="float" office:value="5.2" calcext:value-type="float">
            <text:p>5,20</text:p>
          </table:table-cell>
          <table:table-cell table:formula="of:=[.D104]*10" office:value-type="float" office:value="52" calcext:value-type="float">
            <text:p>52,00</text:p>
          </table:table-cell>
          <table:table-cell table:formula="of:=[.C104]*0.7111-46.7" office:value-type="float" office:value="-3.73946577131669" calcext:value-type="float">
            <text:p>-3,74</text:p>
          </table:table-cell>
          <table:table-cell table:style-name="ce11" table:formula="of:=360/60*[.F104]" office:value-type="float" office:value="-22.4367946279001" calcext:value-type="float">
            <text:p>-22,44</text:p>
          </table:table-cell>
          <table:table-cell table:style-name="ce3"/>
          <table:table-cell table:formula="of:=[.E105]-[.E10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formula="of:=LOG([.D105];2)" office:value-type="float" office:value="2.40599235967584" calcext:value-type="float">
            <text:p>2,41</text:p>
          </table:table-cell>
          <table:table-cell table:style-name="ce3" table:formula="of:=[.A105]*1000" office:value-type="float" office:value="2405.99235967584" calcext:value-type="float">
            <text:p>2405,99</text:p>
          </table:table-cell>
          <table:table-cell table:style-name="ce3" table:formula="of:=[.B105]/39.37007874" office:value-type="float" office:value="61.1122059360107" calcext:value-type="float">
            <text:p>61,11</text:p>
          </table:table-cell>
          <table:table-cell office:value-type="float" office:value="5.3" calcext:value-type="float">
            <text:p>5,30</text:p>
          </table:table-cell>
          <table:table-cell table:formula="of:=[.D105]*10" office:value-type="float" office:value="53" calcext:value-type="float">
            <text:p>53,00</text:p>
          </table:table-cell>
          <table:table-cell table:formula="of:=[.C105]*0.7111-46.7" office:value-type="float" office:value="-3.24311035890279" calcext:value-type="float">
            <text:p>-3,24</text:p>
          </table:table-cell>
          <table:table-cell table:style-name="ce11" table:formula="of:=360/60*[.F105]" office:value-type="float" office:value="-19.4586621534167" calcext:value-type="float">
            <text:p>-19,46</text:p>
          </table:table-cell>
          <table:table-cell table:style-name="ce3"/>
          <table:table-cell table:formula="of:=[.E106]-[.E10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formula="of:=LOG([.D106];2)" office:value-type="float" office:value="2.43295940727611" calcext:value-type="float">
            <text:p>2,43</text:p>
          </table:table-cell>
          <table:table-cell table:style-name="ce3" table:formula="of:=[.A106]*1000" office:value-type="float" office:value="2432.95940727611" calcext:value-type="float">
            <text:p>2432,96</text:p>
          </table:table-cell>
          <table:table-cell table:style-name="ce3" table:formula="of:=[.B106]/39.37007874" office:value-type="float" office:value="61.7971689450603" calcext:value-type="float">
            <text:p>61,80</text:p>
          </table:table-cell>
          <table:table-cell office:value-type="float" office:value="5.4" calcext:value-type="float">
            <text:p>5,40</text:p>
          </table:table-cell>
          <table:table-cell table:formula="of:=[.D106]*10" office:value-type="float" office:value="54" calcext:value-type="float">
            <text:p>54,00</text:p>
          </table:table-cell>
          <table:table-cell table:formula="of:=[.C106]*0.7111-46.7" office:value-type="float" office:value="-2.75603316316763" calcext:value-type="float">
            <text:p>-2,76</text:p>
          </table:table-cell>
          <table:table-cell table:style-name="ce11" table:formula="of:=360/60*[.F106]" office:value-type="float" office:value="-16.5361989790058" calcext:value-type="float">
            <text:p>-16,54</text:p>
          </table:table-cell>
          <table:table-cell table:style-name="ce3"/>
          <table:table-cell table:formula="of:=[.E107]-[.E10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formula="of:=LOG([.D107];2)" office:value-type="float" office:value="2.4594316186373" calcext:value-type="float">
            <text:p>2,46</text:p>
          </table:table-cell>
          <table:table-cell table:style-name="ce3" table:formula="of:=[.A107]*1000" office:value-type="float" office:value="2459.4316186373" calcext:value-type="float">
            <text:p>2459,43</text:p>
          </table:table-cell>
          <table:table-cell table:style-name="ce3" table:formula="of:=[.B107]/39.37007874" office:value-type="float" office:value="62.4695631136372" calcext:value-type="float">
            <text:p>62,47</text:p>
          </table:table-cell>
          <table:table-cell office:value-type="float" office:value="5.5" calcext:value-type="float">
            <text:p>5,50</text:p>
          </table:table-cell>
          <table:table-cell table:formula="of:=[.D107]*10" office:value-type="float" office:value="55" calcext:value-type="float">
            <text:p>55,00</text:p>
          </table:table-cell>
          <table:table-cell table:formula="of:=[.C107]*0.7111-46.7" office:value-type="float" office:value="-2.27789366989257" calcext:value-type="float">
            <text:p>-2,28</text:p>
          </table:table-cell>
          <table:table-cell table:style-name="ce11" table:formula="of:=360/60*[.F107]" office:value-type="float" office:value="-13.6673620193554" calcext:value-type="float">
            <text:p>-13,67</text:p>
          </table:table-cell>
          <table:table-cell table:style-name="ce3"/>
          <table:table-cell table:formula="of:=[.E108]-[.E107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3" table:formula="of:=LOG([.D108];2)" office:value-type="float" office:value="2.48542682717024" calcext:value-type="float">
            <text:p>2,49</text:p>
          </table:table-cell>
          <table:table-cell table:style-name="ce3" table:formula="of:=[.A108]*1000" office:value-type="float" office:value="2485.42682717024" calcext:value-type="float">
            <text:p>2485,43</text:p>
          </table:table-cell>
          <table:table-cell table:style-name="ce3" table:formula="of:=[.B108]/39.37007874" office:value-type="float" office:value="63.1298414103767" calcext:value-type="float">
            <text:p>63,13</text:p>
          </table:table-cell>
          <table:table-cell office:value-type="float" office:value="5.6" calcext:value-type="float">
            <text:p>5,60</text:p>
          </table:table-cell>
          <table:table-cell table:formula="of:=[.D108]*10" office:value-type="float" office:value="56" calcext:value-type="float">
            <text:p>56,00</text:p>
          </table:table-cell>
          <table:table-cell table:formula="of:=[.C108]*0.7111-46.7" office:value-type="float" office:value="-1.80836977308115" calcext:value-type="float">
            <text:p>-1,81</text:p>
          </table:table-cell>
          <table:table-cell table:style-name="ce11" table:formula="of:=360/60*[.F108]" office:value-type="float" office:value="-10.8502186384869" calcext:value-type="float">
            <text:p>-10,85</text:p>
          </table:table-cell>
          <table:table-cell table:style-name="ce3"/>
          <table:table-cell table:formula="of:=[.E109]-[.E10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formula="of:=LOG([.D109];2)" office:value-type="float" office:value="2.51096191927738" calcext:value-type="float">
            <text:p>2,51</text:p>
          </table:table-cell>
          <table:table-cell table:style-name="ce3" table:formula="of:=[.A109]*1000" office:value-type="float" office:value="2510.96191927738" calcext:value-type="float">
            <text:p>2510,96</text:p>
          </table:table-cell>
          <table:table-cell table:style-name="ce3" table:formula="of:=[.B109]/39.37007874" office:value-type="float" office:value="63.7784327499006" calcext:value-type="float">
            <text:p>63,78</text:p>
          </table:table-cell>
          <table:table-cell office:value-type="float" office:value="5.7" calcext:value-type="float">
            <text:p>5,70</text:p>
          </table:table-cell>
          <table:table-cell table:formula="of:=[.D109]*10" office:value-type="float" office:value="57" calcext:value-type="float">
            <text:p>57,00</text:p>
          </table:table-cell>
          <table:table-cell table:formula="of:=[.C109]*0.7111-46.7" office:value-type="float" office:value="-1.34715647154572" calcext:value-type="float">
            <text:p>-1,35</text:p>
          </table:table-cell>
          <table:table-cell table:style-name="ce11" table:formula="of:=360/60*[.F109]" office:value-type="float" office:value="-8.08293882927434" calcext:value-type="float">
            <text:p>-8,08</text:p>
          </table:table-cell>
          <table:table-cell table:style-name="ce3"/>
          <table:table-cell table:formula="of:=[.E110]-[.E10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formula="of:=LOG([.D110];2)" office:value-type="float" office:value="2.53605290024021" calcext:value-type="float">
            <text:p>2,54</text:p>
          </table:table-cell>
          <table:table-cell table:style-name="ce3" table:formula="of:=[.A110]*1000" office:value-type="float" office:value="2536.05290024021" calcext:value-type="float">
            <text:p>2536,05</text:p>
          </table:table-cell>
          <table:table-cell table:style-name="ce3" table:formula="of:=[.B110]/39.37007874" office:value-type="float" office:value="64.415743666359" calcext:value-type="float">
            <text:p>64,42</text:p>
          </table:table-cell>
          <table:table-cell office:value-type="float" office:value="5.8" calcext:value-type="float">
            <text:p>5,80</text:p>
          </table:table-cell>
          <table:table-cell table:formula="of:=[.D110]*10" office:value-type="float" office:value="58" calcext:value-type="float">
            <text:p>58,00</text:p>
          </table:table-cell>
          <table:table-cell table:formula="of:=[.C110]*0.7111-46.7" office:value-type="float" office:value="-0.893964678852129" calcext:value-type="float">
            <text:p>-0,89</text:p>
          </table:table-cell>
          <table:table-cell table:style-name="ce11" table:formula="of:=360/60*[.F110]" office:value-type="float" office:value="-5.36378807311277" calcext:value-type="float">
            <text:p>-5,36</text:p>
          </table:table-cell>
          <table:table-cell table:style-name="ce3"/>
          <table:table-cell table:formula="of:=[.E111]-[.E11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formula="of:=LOG([.D111];2)" office:value-type="float" office:value="2.56071495447448" calcext:value-type="float">
            <text:p>2,56</text:p>
          </table:table-cell>
          <table:table-cell table:style-name="ce3" table:formula="of:=[.A111]*1000" office:value-type="float" office:value="2560.71495447448" calcext:value-type="float">
            <text:p>2560,71</text:p>
          </table:table-cell>
          <table:table-cell table:style-name="ce3" table:formula="of:=[.B111]/39.37007874" office:value-type="float" office:value="65.0421598439119" calcext:value-type="float">
            <text:p>65,04</text:p>
          </table:table-cell>
          <table:table-cell office:value-type="float" office:value="5.9" calcext:value-type="float">
            <text:p>5,90</text:p>
          </table:table-cell>
          <table:table-cell table:formula="of:=[.D111]*10" office:value-type="float" office:value="59" calcext:value-type="float">
            <text:p>59,00</text:p>
          </table:table-cell>
          <table:table-cell table:formula="of:=[.C111]*0.7111-46.7" office:value-type="float" office:value="-0.448520134994233" calcext:value-type="float">
            <text:p>-0,45</text:p>
          </table:table-cell>
          <table:table-cell table:style-name="ce11" table:formula="of:=360/60*[.F111]" office:value-type="float" office:value="-2.6911208099654" calcext:value-type="float">
            <text:p>-2,69</text:p>
          </table:table-cell>
          <table:table-cell table:style-name="ce3"/>
          <table:table-cell table:formula="of:=[.E112]-[.E11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table:formula="of:=LOG([.D112];2)" office:value-type="float" office:value="2.58496250072116" calcext:value-type="float">
            <text:p>2,58</text:p>
          </table:table-cell>
          <table:table-cell table:style-name="ce10" table:formula="of:=[.A112]*1000" office:value-type="float" office:value="2584.96250072116" calcext:value-type="float">
            <text:p>2584,96</text:p>
          </table:table-cell>
          <table:table-cell table:style-name="ce10" table:formula="of:=[.B112]/39.37007874" office:value-type="float" office:value="65.65804751858" calcext:value-type="float">
            <text:p>65,66</text:p>
          </table:table-cell>
          <table:table-cell table:style-name="ce10" office:value-type="float" office:value="6" calcext:value-type="float">
            <text:p>6,00</text:p>
          </table:table-cell>
          <table:table-cell table:style-name="ce10" table:formula="of:=[.D112]*10" office:value-type="float" office:value="60" calcext:value-type="float">
            <text:p>60,00</text:p>
          </table:table-cell>
          <table:table-cell table:style-name="ce10" table:formula="of:=[.C112]*0.7111-46.7" office:value-type="float" office:value="-0.0105624095377621" calcext:value-type="float">
            <text:p>-0,01</text:p>
          </table:table-cell>
          <table:table-cell table:style-name="ce10" table:formula="of:=360/60*[.F112]" office:value-type="float" office:value="-0.0633744572265726" calcext:value-type="float">
            <text:p>-0,06</text:p>
          </table:table-cell>
          <table:table-cell table:style-name="ce10" office:value-type="float" office:value="60" calcext:value-type="float">
            <text:p>60,00</text:p>
          </table:table-cell>
          <table:table-cell table:style-name="ce15" table:formula="of:=[.E113]-[.E112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13];2)" office:value-type="float" office:value="2.60880924267552" calcext:value-type="float">
            <text:p>2,61</text:p>
          </table:table-cell>
          <table:table-cell table:formula="of:=[.A113]*1000" office:value-type="float" office:value="2608.80924267552" calcext:value-type="float">
            <text:p>2608,81</text:p>
          </table:table-cell>
          <table:table-cell table:style-name="ce2" table:formula="of:=[.B113]/39.37007874" office:value-type="float" office:value="66.2637547642234" calcext:value-type="float">
            <text:p>66,26</text:p>
          </table:table-cell>
          <table:table-cell office:value-type="float" office:value="6.1" calcext:value-type="float">
            <text:p>6,10</text:p>
          </table:table-cell>
          <table:table-cell table:formula="of:=[.D113]*10" office:value-type="float" office:value="61" calcext:value-type="float">
            <text:p>61,00</text:p>
          </table:table-cell>
          <table:table-cell table:formula="of:=[.C113]*0.7111-46.7" office:value-type="float" office:value="0.420156012839236" calcext:value-type="float">
            <text:p>0,42</text:p>
          </table:table-cell>
          <table:table-cell table:style-name="ce11" table:formula="of:=360/60*[.F113]" office:value-type="float" office:value="2.52093607703542" calcext:value-type="float">
            <text:p>2,52</text:p>
          </table:table-cell>
          <table:table-cell table:style-name="ce3"/>
          <table:table-cell table:formula="of:=[.E114]-[.E11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14];2)" office:value-type="float" office:value="2.63226821549951" calcext:value-type="float">
            <text:p>2,63</text:p>
          </table:table-cell>
          <table:table-cell table:formula="of:=[.A114]*1000" office:value-type="float" office:value="2632.26821549951" calcext:value-type="float">
            <text:p>2632,27</text:p>
          </table:table-cell>
          <table:table-cell table:style-name="ce2" table:formula="of:=[.B114]/39.37007874" office:value-type="float" office:value="66.8596126739551" calcext:value-type="float">
            <text:p>66,86</text:p>
          </table:table-cell>
          <table:table-cell office:value-type="float" office:value="6.2" calcext:value-type="float">
            <text:p>6,20</text:p>
          </table:table-cell>
          <table:table-cell table:formula="of:=[.D114]*10" office:value-type="float" office:value="62" calcext:value-type="float">
            <text:p>62,00</text:p>
          </table:table-cell>
          <table:table-cell table:formula="of:=[.C114]*0.7111-46.7" office:value-type="float" office:value="0.843870572449454" calcext:value-type="float">
            <text:p>0,84</text:p>
          </table:table-cell>
          <table:table-cell table:style-name="ce11" table:formula="of:=360/60*[.F114]" office:value-type="float" office:value="5.06322343469672" calcext:value-type="float">
            <text:p>5,06</text:p>
          </table:table-cell>
          <table:table-cell table:style-name="ce3"/>
          <table:table-cell table:formula="of:=[.E115]-[.E11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15];2)" office:value-type="float" office:value="2.65535182861255" calcext:value-type="float">
            <text:p>2,66</text:p>
          </table:table-cell>
          <table:table-cell table:formula="of:=[.A115]*1000" office:value-type="float" office:value="2655.35182861255" calcext:value-type="float">
            <text:p>2655,35</text:p>
          </table:table-cell>
          <table:table-cell table:style-name="ce2" table:formula="of:=[.B115]/39.37007874" office:value-type="float" office:value="67.4459364470287" calcext:value-type="float">
            <text:p>67,45</text:p>
          </table:table-cell>
          <table:table-cell office:value-type="float" office:value="6.3" calcext:value-type="float">
            <text:p>6,30</text:p>
          </table:table-cell>
          <table:table-cell table:formula="of:=[.D115]*10" office:value-type="float" office:value="63" calcext:value-type="float">
            <text:p>63,00</text:p>
          </table:table-cell>
          <table:table-cell table:formula="of:=[.C115]*0.7111-46.7" office:value-type="float" office:value="1.26080540748207" calcext:value-type="float">
            <text:p>1,26</text:p>
          </table:table-cell>
          <table:table-cell table:style-name="ce11" table:formula="of:=360/60*[.F115]" office:value-type="float" office:value="7.56483244489245" calcext:value-type="float">
            <text:p>7,56</text:p>
          </table:table-cell>
          <table:table-cell table:style-name="ce3"/>
          <table:table-cell table:formula="of:=[.E116]-[.E11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16];2)" office:value-type="float" office:value="2.67807190511264" calcext:value-type="float">
            <text:p>2,68</text:p>
          </table:table-cell>
          <table:table-cell table:formula="of:=[.A116]*1000" office:value-type="float" office:value="2678.07190511264" calcext:value-type="float">
            <text:p>2678,07</text:p>
          </table:table-cell>
          <table:table-cell table:style-name="ce2" table:formula="of:=[.B116]/39.37007874" office:value-type="float" office:value="68.0230263901331" calcext:value-type="float">
            <text:p>68,02</text:p>
          </table:table-cell>
          <table:table-cell office:value-type="float" office:value="6.4" calcext:value-type="float">
            <text:p>6,40</text:p>
          </table:table-cell>
          <table:table-cell table:formula="of:=[.D116]*10" office:value-type="float" office:value="64" calcext:value-type="float">
            <text:p>64,00</text:p>
          </table:table-cell>
          <table:table-cell table:formula="of:=[.C116]*0.7111-46.7" office:value-type="float" office:value="1.67117406602364" calcext:value-type="float">
            <text:p>1,67</text:p>
          </table:table-cell>
          <table:table-cell table:style-name="ce11" table:formula="of:=360/60*[.F116]" office:value-type="float" office:value="10.0270443961418" calcext:value-type="float">
            <text:p>10,03</text:p>
          </table:table-cell>
          <table:table-cell table:style-name="ce3"/>
          <table:table-cell table:formula="of:=[.E117]-[.E11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17];2)" office:value-type="float" office:value="2.70043971814109" calcext:value-type="float">
            <text:p>2,70</text:p>
          </table:table-cell>
          <table:table-cell table:formula="of:=[.A117]*1000" office:value-type="float" office:value="2700.43971814109" calcext:value-type="float">
            <text:p>2700,44</text:p>
          </table:table-cell>
          <table:table-cell table:style-name="ce2" table:formula="of:=[.B117]/39.37007874" office:value-type="float" office:value="68.5911688410581" calcext:value-type="float">
            <text:p>68,59</text:p>
          </table:table-cell>
          <table:table-cell office:value-type="float" office:value="6.5" calcext:value-type="float">
            <text:p>6,50</text:p>
          </table:table-cell>
          <table:table-cell table:formula="of:=[.D117]*10" office:value-type="float" office:value="65" calcext:value-type="float">
            <text:p>65,00</text:p>
          </table:table-cell>
          <table:table-cell table:formula="of:=[.C117]*0.7111-46.7" office:value-type="float" office:value="2.07518016287642" calcext:value-type="float">
            <text:p>2,08</text:p>
          </table:table-cell>
          <table:table-cell table:style-name="ce11" table:formula="of:=360/60*[.F117]" office:value-type="float" office:value="12.4510809772585" calcext:value-type="float">
            <text:p>12,45</text:p>
          </table:table-cell>
          <table:table-cell table:style-name="ce3"/>
          <table:table-cell table:formula="of:=[.E118]-[.E117]" office:value-type="float" office:value="1" calcext:value-type="float">
            <text:p>1</text:p>
          </table:table-cell>
          <table:table-cell table:style-name="ce8"/>
          <table:table-cell table:style-name="ce15" table:number-columns-repeated="1014"/>
        </table:table-row>
        <table:table-row table:style-name="ro1">
          <table:table-cell table:formula="of:=LOG([.D118];2)" office:value-type="float" office:value="2.72246602447109" calcext:value-type="float">
            <text:p>2,72</text:p>
          </table:table-cell>
          <table:table-cell table:formula="of:=[.A118]*1000" office:value-type="float" office:value="2722.46602447109" calcext:value-type="float">
            <text:p>2722,47</text:p>
          </table:table-cell>
          <table:table-cell table:style-name="ce2" table:formula="of:=[.B118]/39.37007874" office:value-type="float" office:value="69.1506370218423" calcext:value-type="float">
            <text:p>69,15</text:p>
          </table:table-cell>
          <table:table-cell office:value-type="float" office:value="6.6" calcext:value-type="float">
            <text:p>6,60</text:p>
          </table:table-cell>
          <table:table-cell table:formula="of:=[.D118]*10" office:value-type="float" office:value="66" calcext:value-type="float">
            <text:p>66,00</text:p>
          </table:table-cell>
          <table:table-cell table:formula="of:=[.C118]*0.7111-46.7" office:value-type="float" office:value="2.47301798623207" calcext:value-type="float">
            <text:p>2,47</text:p>
          </table:table-cell>
          <table:table-cell table:style-name="ce11" table:formula="of:=360/60*[.F118]" office:value-type="float" office:value="14.8381079173924" calcext:value-type="float">
            <text:p>14,84</text:p>
          </table:table-cell>
          <table:table-cell table:style-name="ce3" office:value-type="string" calcext:value-type="string">
            <text:p>NAUT.(66)</text:p>
          </table:table-cell>
          <table:table-cell table:formula="of:=[.E119]-[.E11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19];2)" office:value-type="float" office:value="2.74416109557041" calcext:value-type="float">
            <text:p>2,74</text:p>
          </table:table-cell>
          <table:table-cell table:formula="of:=[.A119]*1000" office:value-type="float" office:value="2744.16109557041" calcext:value-type="float">
            <text:p>2744,16</text:p>
          </table:table-cell>
          <table:table-cell table:style-name="ce2" table:formula="of:=[.B119]/39.37007874" office:value-type="float" office:value="69.7016918277672" calcext:value-type="float">
            <text:p>69,70</text:p>
          </table:table-cell>
          <table:table-cell office:value-type="float" office:value="6.7" calcext:value-type="float">
            <text:p>6,70</text:p>
          </table:table-cell>
          <table:table-cell table:formula="of:=[.D119]*10" office:value-type="float" office:value="67" calcext:value-type="float">
            <text:p>67,00</text:p>
          </table:table-cell>
          <table:table-cell table:formula="of:=[.C119]*0.7111-46.7" office:value-type="float" office:value="2.86487305872527" calcext:value-type="float">
            <text:p>2,86</text:p>
          </table:table-cell>
          <table:table-cell table:style-name="ce11" table:formula="of:=360/60*[.F119]" office:value-type="float" office:value="17.1892383523516" calcext:value-type="float">
            <text:p>17,19</text:p>
          </table:table-cell>
          <table:table-cell table:style-name="ce3"/>
          <table:table-cell table:formula="of:=[.E120]-[.E11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20];2)" office:value-type="float" office:value="2.76553474636298" calcext:value-type="float">
            <text:p>2,77</text:p>
          </table:table-cell>
          <table:table-cell table:formula="of:=[.A120]*1000" office:value-type="float" office:value="2765.53474636298" calcext:value-type="float">
            <text:p>2765,53</text:p>
          </table:table-cell>
          <table:table-cell table:style-name="ce2" table:formula="of:=[.B120]/39.37007874" office:value-type="float" office:value="70.2445825579006" calcext:value-type="float">
            <text:p>70,24</text:p>
          </table:table-cell>
          <table:table-cell office:value-type="float" office:value="6.8" calcext:value-type="float">
            <text:p>6,80</text:p>
          </table:table-cell>
          <table:table-cell table:formula="of:=[.D120]*10" office:value-type="float" office:value="68" calcext:value-type="float">
            <text:p>68,00</text:p>
          </table:table-cell>
          <table:table-cell table:formula="of:=[.C120]*0.7111-46.7" office:value-type="float" office:value="3.25092265692312" calcext:value-type="float">
            <text:p>3,25</text:p>
          </table:table-cell>
          <table:table-cell table:style-name="ce11" table:formula="of:=360/60*[.F120]" office:value-type="float" office:value="19.5055359415387" calcext:value-type="float">
            <text:p>19,51</text:p>
          </table:table-cell>
          <table:table-cell table:style-name="ce3"/>
          <table:table-cell table:formula="of:=[.E121]-[.E12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21];2)" office:value-type="float" office:value="2.78659636189081" calcext:value-type="float">
            <text:p>2,79</text:p>
          </table:table-cell>
          <table:table-cell table:formula="of:=[.A121]*1000" office:value-type="float" office:value="2786.59636189081" calcext:value-type="float">
            <text:p>2786,60</text:p>
          </table:table-cell>
          <table:table-cell table:style-name="ce2" table:formula="of:=[.B121]/39.37007874" office:value-type="float" office:value="70.7795475923096" calcext:value-type="float">
            <text:p>70,78</text:p>
          </table:table-cell>
          <table:table-cell office:value-type="float" office:value="6.9" calcext:value-type="float">
            <text:p>6,90</text:p>
          </table:table-cell>
          <table:table-cell table:formula="of:=[.D121]*10" office:value-type="float" office:value="69" calcext:value-type="float">
            <text:p>69,00</text:p>
          </table:table-cell>
          <table:table-cell table:formula="of:=[.C121]*0.7111-46.7" office:value-type="float" office:value="3.63133629289136" calcext:value-type="float">
            <text:p>3,63</text:p>
          </table:table-cell>
          <table:table-cell table:style-name="ce11" table:formula="of:=360/60*[.F121]" office:value-type="float" office:value="21.7880177573482" calcext:value-type="float">
            <text:p>21,79</text:p>
          </table:table-cell>
          <table:table-cell table:style-name="ce3"/>
          <table:table-cell table:formula="of:=[.E122]-[.E12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22];2)" office:value-type="float" office:value="2.8073549220576" calcext:value-type="float">
            <text:p>2,81</text:p>
          </table:table-cell>
          <table:table-cell table:formula="of:=[.A122]*1000" office:value-type="float" office:value="2807.3549220576" calcext:value-type="float">
            <text:p>2807,35</text:p>
          </table:table-cell>
          <table:table-cell table:style-name="ce2" table:formula="of:=[.B122]/39.37007874" office:value-type="float" office:value="71.3068150205484" calcext:value-type="float">
            <text:p>71,31</text:p>
          </table:table-cell>
          <table:table-cell office:value-type="float" office:value="7" calcext:value-type="float">
            <text:p>7,00</text:p>
          </table:table-cell>
          <table:table-cell table:formula="of:=[.D122]*10" office:value-type="float" office:value="70" calcext:value-type="float">
            <text:p>70,00</text:p>
          </table:table-cell>
          <table:table-cell table:formula="of:=[.C122]*0.7111-46.7" office:value-type="float" office:value="4.00627616111195" calcext:value-type="float">
            <text:p>4,01</text:p>
          </table:table-cell>
          <table:table-cell table:style-name="ce11" table:formula="of:=360/60*[.F122]" office:value-type="float" office:value="24.0376569666717" calcext:value-type="float">
            <text:p>24,04</text:p>
          </table:table-cell>
          <table:table-cell table:style-name="ce3"/>
          <table:table-cell table:formula="of:=[.E123]-[.E122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23];2)" office:value-type="float" office:value="2.82781902461732" calcext:value-type="float">
            <text:p>2,83</text:p>
          </table:table-cell>
          <table:table-cell table:formula="of:=[.A123]*1000" office:value-type="float" office:value="2827.81902461732" calcext:value-type="float">
            <text:p>2827,82</text:p>
          </table:table-cell>
          <table:table-cell table:style-name="ce2" table:formula="of:=[.B123]/39.37007874" office:value-type="float" office:value="71.8266032255672" calcext:value-type="float">
            <text:p>71,83</text:p>
          </table:table-cell>
          <table:table-cell office:value-type="float" office:value="7.1" calcext:value-type="float">
            <text:p>7,10</text:p>
          </table:table-cell>
          <table:table-cell table:formula="of:=[.D123]*10" office:value-type="float" office:value="71" calcext:value-type="float">
            <text:p>71,00</text:p>
          </table:table-cell>
          <table:table-cell table:formula="of:=[.C123]*0.7111-46.7" office:value-type="float" office:value="4.37589755370086" calcext:value-type="float">
            <text:p>4,38</text:p>
          </table:table-cell>
          <table:table-cell table:style-name="ce11" table:formula="of:=360/60*[.F123]" office:value-type="float" office:value="26.2553853222052" calcext:value-type="float">
            <text:p>26,26</text:p>
          </table:table-cell>
          <table:table-cell table:style-name="ce3"/>
          <table:table-cell table:formula="of:=[.E124]-[.E12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24];2)" office:value-type="float" office:value="2.84799690655495" calcext:value-type="float">
            <text:p>2,85</text:p>
          </table:table-cell>
          <table:table-cell table:formula="of:=[.A124]*1000" office:value-type="float" office:value="2847.99690655495" calcext:value-type="float">
            <text:p>2848,00</text:p>
          </table:table-cell>
          <table:table-cell table:style-name="ce2" table:formula="of:=[.B124]/39.37007874" office:value-type="float" office:value="72.3391214267851" calcext:value-type="float">
            <text:p>72,34</text:p>
          </table:table-cell>
          <table:table-cell office:value-type="float" office:value="7.2" calcext:value-type="float">
            <text:p>7,20</text:p>
          </table:table-cell>
          <table:table-cell table:formula="of:=[.D124]*10" office:value-type="float" office:value="72" calcext:value-type="float">
            <text:p>72,00</text:p>
          </table:table-cell>
          <table:table-cell table:formula="of:=[.C124]*0.7111-46.7" office:value-type="float" office:value="4.74034924658687" calcext:value-type="float">
            <text:p>4,74</text:p>
          </table:table-cell>
          <table:table-cell table:style-name="ce11" table:formula="of:=360/60*[.F124]" office:value-type="float" office:value="28.4420954795212" calcext:value-type="float">
            <text:p>28,44</text:p>
          </table:table-cell>
          <table:table-cell table:style-name="ce3"/>
          <table:table-cell table:formula="of:=[.E125]-[.E12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25];2)" office:value-type="float" office:value="2.86789646399265" calcext:value-type="float">
            <text:p>2,87</text:p>
          </table:table-cell>
          <table:table-cell table:formula="of:=[.A125]*1000" office:value-type="float" office:value="2867.89646399265" calcext:value-type="float">
            <text:p>2867,90</text:p>
          </table:table-cell>
          <table:table-cell table:style-name="ce2" table:formula="of:=[.B125]/39.37007874" office:value-type="float" office:value="72.8445701857048" calcext:value-type="float">
            <text:p>72,84</text:p>
          </table:table-cell>
          <table:table-cell office:value-type="float" office:value="7.3" calcext:value-type="float">
            <text:p>7,30</text:p>
          </table:table-cell>
          <table:table-cell table:formula="of:=[.D125]*10" office:value-type="float" office:value="73" calcext:value-type="float">
            <text:p>73,00</text:p>
          </table:table-cell>
          <table:table-cell table:formula="of:=[.C125]*0.7111-46.7" office:value-type="float" office:value="5.09977385905469" calcext:value-type="float">
            <text:p>5,10</text:p>
          </table:table-cell>
          <table:table-cell table:style-name="ce11" table:formula="of:=360/60*[.F125]" office:value-type="float" office:value="30.5986431543281" calcext:value-type="float">
            <text:p>30,60</text:p>
          </table:table-cell>
          <table:table-cell table:style-name="ce3"/>
          <table:table-cell table:formula="of:=[.E126]-[.E12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26];2)" office:value-type="float" office:value="2.88752527074159" calcext:value-type="float">
            <text:p>2,89</text:p>
          </table:table-cell>
          <table:table-cell table:formula="of:=[.A126]*1000" office:value-type="float" office:value="2887.52527074159" calcext:value-type="float">
            <text:p>2887,53</text:p>
          </table:table-cell>
          <table:table-cell table:style-name="ce2" table:formula="of:=[.B126]/39.37007874" office:value-type="float" office:value="73.3431418771297" calcext:value-type="float">
            <text:p>73,34</text:p>
          </table:table-cell>
          <table:table-cell office:value-type="float" office:value="7.4" calcext:value-type="float">
            <text:p>7,40</text:p>
          </table:table-cell>
          <table:table-cell table:formula="of:=[.D126]*10" office:value-type="float" office:value="74" calcext:value-type="float">
            <text:p>74,00</text:p>
          </table:table-cell>
          <table:table-cell table:formula="of:=[.C126]*0.7111-46.7" office:value-type="float" office:value="5.45430818882693" calcext:value-type="float">
            <text:p>5,45</text:p>
          </table:table-cell>
          <table:table-cell table:style-name="ce11" table:formula="of:=360/60*[.F126]" office:value-type="float" office:value="32.7258491329616" calcext:value-type="float">
            <text:p>32,73</text:p>
          </table:table-cell>
          <table:table-cell table:style-name="ce3"/>
          <table:table-cell table:formula="of:=[.E127]-[.E12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27];2)" office:value-type="float" office:value="2.90689059560852" calcext:value-type="float">
            <text:p>2,91</text:p>
          </table:table-cell>
          <table:table-cell table:formula="of:=[.A127]*1000" office:value-type="float" office:value="2906.89059560852" calcext:value-type="float">
            <text:p>2906,89</text:p>
          </table:table-cell>
          <table:table-cell table:style-name="ce2" table:formula="of:=[.B127]/39.37007874" office:value-type="float" office:value="73.8350211287517" calcext:value-type="float">
            <text:p>73,84</text:p>
          </table:table-cell>
          <table:table-cell office:value-type="float" office:value="7.5" calcext:value-type="float">
            <text:p>7,50</text:p>
          </table:table-cell>
          <table:table-cell table:formula="of:=[.D127]*10" office:value-type="float" office:value="75" calcext:value-type="float">
            <text:p>75,00</text:p>
          </table:table-cell>
          <table:table-cell table:formula="of:=[.C127]*0.7111-46.7" office:value-type="float" office:value="5.80408352465534" calcext:value-type="float">
            <text:p>5,80</text:p>
          </table:table-cell>
          <table:table-cell table:style-name="ce11" table:formula="of:=360/60*[.F127]" office:value-type="float" office:value="34.824501147932" calcext:value-type="float">
            <text:p>34,82</text:p>
          </table:table-cell>
          <table:table-cell table:style-name="ce3"/>
          <table:table-cell table:formula="of:=[.E128]-[.E127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28];2)" office:value-type="float" office:value="2.92599941855622" calcext:value-type="float">
            <text:p>2,93</text:p>
          </table:table-cell>
          <table:table-cell table:formula="of:=[.A128]*1000" office:value-type="float" office:value="2925.99941855622" calcext:value-type="float">
            <text:p>2926,00</text:p>
          </table:table-cell>
          <table:table-cell table:style-name="ce2" table:formula="of:=[.B128]/39.37007874" office:value-type="float" office:value="74.3203852316254" calcext:value-type="float">
            <text:p>74,32</text:p>
          </table:table-cell>
          <table:table-cell office:value-type="float" office:value="7.6" calcext:value-type="float">
            <text:p>7,60</text:p>
          </table:table-cell>
          <table:table-cell table:formula="of:=[.D128]*10" office:value-type="float" office:value="76" calcext:value-type="float">
            <text:p>76,00</text:p>
          </table:table-cell>
          <table:table-cell table:formula="of:=[.C128]*0.7111-46.7" office:value-type="float" office:value="6.14922593820878" calcext:value-type="float">
            <text:p>6,15</text:p>
          </table:table-cell>
          <table:table-cell table:style-name="ce11" table:formula="of:=360/60*[.F128]" office:value-type="float" office:value="36.8953556292527" calcext:value-type="float">
            <text:p>36,90</text:p>
          </table:table-cell>
          <table:table-cell table:style-name="ce3" office:value-type="string" calcext:value-type="string">
            <text:p>STAT.(76)</text:p>
          </table:table-cell>
          <table:table-cell table:formula="of:=[.E129]-[.E12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29];2)" office:value-type="float" office:value="2.94485844580754" calcext:value-type="float">
            <text:p>2,94</text:p>
          </table:table-cell>
          <table:table-cell table:formula="of:=[.A129]*1000" office:value-type="float" office:value="2944.85844580754" calcext:value-type="float">
            <text:p>2944,86</text:p>
          </table:table-cell>
          <table:table-cell table:style-name="ce2" table:formula="of:=[.B129]/39.37007874" office:value-type="float" office:value="74.7994045238107" calcext:value-type="float">
            <text:p>74,80</text:p>
          </table:table-cell>
          <table:table-cell office:value-type="float" office:value="7.7" calcext:value-type="float">
            <text:p>7,70</text:p>
          </table:table-cell>
          <table:table-cell table:formula="of:=[.D129]*10" office:value-type="float" office:value="77" calcext:value-type="float">
            <text:p>77,00</text:p>
          </table:table-cell>
          <table:table-cell table:formula="of:=[.C129]*0.7111-46.7" office:value-type="float" office:value="6.48985655688179" calcext:value-type="float">
            <text:p>6,49</text:p>
          </table:table-cell>
          <table:table-cell table:style-name="ce11" table:formula="of:=360/60*[.F129]" office:value-type="float" office:value="38.9391393412907" calcext:value-type="float">
            <text:p>38,94</text:p>
          </table:table-cell>
          <table:table-cell table:style-name="ce3" office:value-type="string" calcext:value-type="string">
            <text:p>FUEL LBS(77)</text:p>
          </table:table-cell>
          <table:table-cell table:formula="of:=[.E130]-[.E12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30];2)" office:value-type="float" office:value="2.96347412397489" calcext:value-type="float">
            <text:p>2,96</text:p>
          </table:table-cell>
          <table:table-cell table:formula="of:=[.A130]*1000" office:value-type="float" office:value="2963.47412397489" calcext:value-type="float">
            <text:p>2963,47</text:p>
          </table:table-cell>
          <table:table-cell table:style-name="ce2" table:formula="of:=[.B130]/39.37007874" office:value-type="float" office:value="75.2722427492632" calcext:value-type="float">
            <text:p>75,27</text:p>
          </table:table-cell>
          <table:table-cell office:value-type="float" office:value="7.8" calcext:value-type="float">
            <text:p>7,80</text:p>
          </table:table-cell>
          <table:table-cell table:formula="of:=[.D130]*10" office:value-type="float" office:value="78" calcext:value-type="float">
            <text:p>78,00</text:p>
          </table:table-cell>
          <table:table-cell table:formula="of:=[.C130]*0.7111-46.7" office:value-type="float" office:value="6.82609181900106" calcext:value-type="float">
            <text:p>6,83</text:p>
          </table:table-cell>
          <table:table-cell table:style-name="ce11" table:formula="of:=360/60*[.F130]" office:value-type="float" office:value="40.9565509140064" calcext:value-type="float">
            <text:p>40,96</text:p>
          </table:table-cell>
          <table:table-cell table:style-name="ce3"/>
          <table:table-cell table:formula="of:=[.E131]-[.E13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31];2)" office:value-type="float" office:value="2.98185265328974" calcext:value-type="float">
            <text:p>2,98</text:p>
          </table:table-cell>
          <table:table-cell table:formula="of:=[.A131]*1000" office:value-type="float" office:value="2981.85265328974" calcext:value-type="float">
            <text:p>2981,85</text:p>
          </table:table-cell>
          <table:table-cell table:style-name="ce2" table:formula="of:=[.B131]/39.37007874" office:value-type="float" office:value="75.7390573938624" calcext:value-type="float">
            <text:p>75,74</text:p>
          </table:table-cell>
          <table:table-cell office:value-type="float" office:value="7.9" calcext:value-type="float">
            <text:p>7,90</text:p>
          </table:table-cell>
          <table:table-cell table:formula="of:=[.D131]*10" office:value-type="float" office:value="79" calcext:value-type="float">
            <text:p>79,00</text:p>
          </table:table-cell>
          <table:table-cell table:formula="of:=[.C131]*0.7111-46.7" office:value-type="float" office:value="7.15804371277553" calcext:value-type="float">
            <text:p>7,16</text:p>
          </table:table-cell>
          <table:table-cell table:style-name="ce11" table:formula="of:=360/60*[.F131]" office:value-type="float" office:value="42.9482622766532" calcext:value-type="float">
            <text:p>42,95</text:p>
          </table:table-cell>
          <table:table-cell table:style-name="ce3"/>
          <table:table-cell table:formula="of:=[.E132]-[.E13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32];2)" office:value-type="float" office:value="3" calcext:value-type="float">
            <text:p>3,00</text:p>
          </table:table-cell>
          <table:table-cell table:formula="of:=[.A132]*1000" office:value-type="float" office:value="3000" calcext:value-type="float">
            <text:p>3000,00</text:p>
          </table:table-cell>
          <table:table-cell table:style-name="ce2" table:formula="of:=[.B132]/39.37007874" office:value-type="float" office:value="76.2000000003048" calcext:value-type="float">
            <text:p>76,20</text:p>
          </table:table-cell>
          <table:table-cell office:value-type="float" office:value="8" calcext:value-type="float">
            <text:p>8,00</text:p>
          </table:table-cell>
          <table:table-cell table:formula="of:=[.D132]*10" office:value-type="float" office:value="80" calcext:value-type="float">
            <text:p>80,00</text:p>
          </table:table-cell>
          <table:table-cell table:formula="of:=[.C132]*0.7111-46.7" office:value-type="float" office:value="7.48582000021675" calcext:value-type="float">
            <text:p>7,49</text:p>
          </table:table-cell>
          <table:table-cell table:style-name="ce11" table:formula="of:=360/60*[.F132]" office:value-type="float" office:value="44.9149200013005" calcext:value-type="float">
            <text:p>44,91</text:p>
          </table:table-cell>
          <table:table-cell table:style-name="ce3"/>
          <table:table-cell table:formula="of:=[.E133]-[.E132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2">
          <table:table-cell table:formula="of:=LOG([.D133];2)" office:value-type="float" office:value="3.01792190799726" calcext:value-type="float">
            <text:p>3,02</text:p>
          </table:table-cell>
          <table:table-cell table:formula="of:=[.A133]*1000" office:value-type="float" office:value="3017.92190799726" calcext:value-type="float">
            <text:p>3017,92</text:p>
          </table:table-cell>
          <table:table-cell table:style-name="ce2" table:formula="of:=[.B133]/39.37007874" office:value-type="float" office:value="76.6552164634371" calcext:value-type="float">
            <text:p>76,66</text:p>
          </table:table-cell>
          <table:table-cell office:value-type="float" office:value="8.1" calcext:value-type="float">
            <text:p>8,10</text:p>
          </table:table-cell>
          <table:table-cell table:formula="of:=[.D133]*10" office:value-type="float" office:value="81" calcext:value-type="float">
            <text:p>81,00</text:p>
          </table:table-cell>
          <table:table-cell table:formula="of:=[.C133]*0.7111-46.7" office:value-type="float" office:value="7.80952442715012" calcext:value-type="float">
            <text:p>7,81</text:p>
          </table:table-cell>
          <table:table-cell table:style-name="ce11" table:formula="of:=360/60*[.F133]" office:value-type="float" office:value="46.8571465629007" calcext:value-type="float">
            <text:p>46,86</text:p>
          </table:table-cell>
          <table:table-cell table:style-name="ce3"/>
          <table:table-cell table:formula="of:=[.E134]-[.E13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34];2)" office:value-type="float" office:value="3.03562390973072" calcext:value-type="float">
            <text:p>3,04</text:p>
          </table:table-cell>
          <table:table-cell table:formula="of:=[.A134]*1000" office:value-type="float" office:value="3035.62390973072" calcext:value-type="float">
            <text:p>3035,62</text:p>
          </table:table-cell>
          <table:table-cell table:style-name="ce2" table:formula="of:=[.B134]/39.37007874" office:value-type="float" office:value="77.1048473074688" calcext:value-type="float">
            <text:p>77,10</text:p>
          </table:table-cell>
          <table:table-cell office:value-type="float" office:value="8.2" calcext:value-type="float">
            <text:p>8,20</text:p>
          </table:table-cell>
          <table:table-cell table:formula="of:=[.D134]*10" office:value-type="float" office:value="82" calcext:value-type="float">
            <text:p>82,00</text:p>
          </table:table-cell>
          <table:table-cell table:formula="of:=[.C134]*0.7111-46.7" office:value-type="float" office:value="8.12925692034103" calcext:value-type="float">
            <text:p>8,13</text:p>
          </table:table-cell>
          <table:table-cell table:style-name="ce11" table:formula="of:=360/60*[.F134]" office:value-type="float" office:value="48.7755415220462" calcext:value-type="float">
            <text:p>48,78</text:p>
          </table:table-cell>
          <table:table-cell table:style-name="ce3"/>
          <table:table-cell table:formula="of:=[.E135]-[.E13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35];2)" office:value-type="float" office:value="3.05311133645956" calcext:value-type="float">
            <text:p>3,05</text:p>
          </table:table-cell>
          <table:table-cell table:formula="of:=[.A135]*1000" office:value-type="float" office:value="3053.11133645956" calcext:value-type="float">
            <text:p>3053,11</text:p>
          </table:table-cell>
          <table:table-cell table:style-name="ce2" table:formula="of:=[.B135]/39.37007874" office:value-type="float" office:value="77.5490279463831" calcext:value-type="float">
            <text:p>77,55</text:p>
          </table:table-cell>
          <table:table-cell office:value-type="float" office:value="8.3" calcext:value-type="float">
            <text:p>8,30</text:p>
          </table:table-cell>
          <table:table-cell table:formula="of:=[.D135]*10" office:value-type="float" office:value="83" calcext:value-type="float">
            <text:p>83,00</text:p>
          </table:table-cell>
          <table:table-cell table:formula="of:=[.C135]*0.7111-46.7" office:value-type="float" office:value="8.44511377267301" calcext:value-type="float">
            <text:p>8,45</text:p>
          </table:table-cell>
          <table:table-cell table:style-name="ce11" table:formula="of:=360/60*[.F135]" office:value-type="float" office:value="50.6706826360381" calcext:value-type="float">
            <text:p>50,67</text:p>
          </table:table-cell>
          <table:table-cell table:style-name="ce3"/>
          <table:table-cell table:formula="of:=[.E136]-[.E13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36];2)" office:value-type="float" office:value="3.0703893278914" calcext:value-type="float">
            <text:p>3,07</text:p>
          </table:table-cell>
          <table:table-cell table:formula="of:=[.A136]*1000" office:value-type="float" office:value="3070.3893278914" calcext:value-type="float">
            <text:p>3070,39</text:p>
          </table:table-cell>
          <table:table-cell table:style-name="ce2" table:formula="of:=[.B136]/39.37007874" office:value-type="float" office:value="77.9878889287535" calcext:value-type="float">
            <text:p>77,99</text:p>
          </table:table-cell>
          <table:table-cell office:value-type="float" office:value="8.4" calcext:value-type="float">
            <text:p>8,40</text:p>
          </table:table-cell>
          <table:table-cell table:formula="of:=[.D136]*10" office:value-type="float" office:value="84" calcext:value-type="float">
            <text:p>84,00</text:p>
          </table:table-cell>
          <table:table-cell table:formula="of:=[.C136]*0.7111-46.7" office:value-type="float" office:value="8.75718781723658" calcext:value-type="float">
            <text:p>8,76</text:p>
          </table:table-cell>
          <table:table-cell table:style-name="ce11" table:formula="of:=360/60*[.F136]" office:value-type="float" office:value="52.5431269034195" calcext:value-type="float">
            <text:p>52,54</text:p>
          </table:table-cell>
          <table:table-cell table:style-name="ce3"/>
          <table:table-cell table:formula="of:=[.E137]-[.E136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37];2)" office:value-type="float" office:value="3.08746284125034" calcext:value-type="float">
            <text:p>3,09</text:p>
          </table:table-cell>
          <table:table-cell table:formula="of:=[.A137]*1000" office:value-type="float" office:value="3087.46284125034" calcext:value-type="float">
            <text:p>3087,46</text:p>
          </table:table-cell>
          <table:table-cell table:style-name="ce2" table:formula="of:=[.B137]/39.37007874" office:value-type="float" office:value="78.4215561680723" calcext:value-type="float">
            <text:p>78,42</text:p>
          </table:table-cell>
          <table:table-cell office:value-type="float" office:value="8.5" calcext:value-type="float">
            <text:p>8,50</text:p>
          </table:table-cell>
          <table:table-cell table:formula="of:=[.D137]*10" office:value-type="float" office:value="85" calcext:value-type="float">
            <text:p>85,00</text:p>
          </table:table-cell>
          <table:table-cell table:formula="of:=[.C137]*0.7111-46.7" office:value-type="float" office:value="9.06556859111622" calcext:value-type="float">
            <text:p>9,07</text:p>
          </table:table-cell>
          <table:table-cell table:style-name="ce11" table:formula="of:=360/60*[.F137]" office:value-type="float" office:value="54.3934115466973" calcext:value-type="float">
            <text:p>54,39</text:p>
          </table:table-cell>
          <table:table-cell table:style-name="ce3"/>
          <table:table-cell table:formula="of:=[.E138]-[.E137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38];2)" office:value-type="float" office:value="3.10433665981474" calcext:value-type="float">
            <text:p>3,10</text:p>
          </table:table-cell>
          <table:table-cell table:formula="of:=[.A138]*1000" office:value-type="float" office:value="3104.33665981474" calcext:value-type="float">
            <text:p>3104,34</text:p>
          </table:table-cell>
          <table:table-cell table:style-name="ce2" table:formula="of:=[.B138]/39.37007874" office:value-type="float" office:value="78.8501511596097" calcext:value-type="float">
            <text:p>78,85</text:p>
          </table:table-cell>
          <table:table-cell office:value-type="float" office:value="8.6" calcext:value-type="float">
            <text:p>8,60</text:p>
          </table:table-cell>
          <table:table-cell table:formula="of:=[.D138]*10" office:value-type="float" office:value="86" calcext:value-type="float">
            <text:p>86,00</text:p>
          </table:table-cell>
          <table:table-cell table:formula="of:=[.C138]*0.7111-46.7" office:value-type="float" office:value="9.37034248959844" calcext:value-type="float">
            <text:p>9,37</text:p>
          </table:table-cell>
          <table:table-cell table:style-name="ce11" table:formula="of:=360/60*[.F138]" office:value-type="float" office:value="56.2220549375906" calcext:value-type="float">
            <text:p>56,22</text:p>
          </table:table-cell>
          <table:table-cell table:style-name="ce3"/>
          <table:table-cell table:formula="of:=[.E139]-[.E13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39];2)" office:value-type="float" office:value="3.12101540096137" calcext:value-type="float">
            <text:p>3,12</text:p>
          </table:table-cell>
          <table:table-cell table:formula="of:=[.A139]*1000" office:value-type="float" office:value="3121.01540096137" calcext:value-type="float">
            <text:p>3121,02</text:p>
          </table:table-cell>
          <table:table-cell table:style-name="ce2" table:formula="of:=[.B139]/39.37007874" office:value-type="float" office:value="79.2737911847358" calcext:value-type="float">
            <text:p>79,27</text:p>
          </table:table-cell>
          <table:table-cell office:value-type="float" office:value="8.7" calcext:value-type="float">
            <text:p>8,70</text:p>
          </table:table-cell>
          <table:table-cell table:formula="of:=[.D139]*10" office:value-type="float" office:value="87" calcext:value-type="float">
            <text:p>87,00</text:p>
          </table:table-cell>
          <table:table-cell table:formula="of:=[.C139]*0.7111-46.7" office:value-type="float" office:value="9.67159291146561" calcext:value-type="float">
            <text:p>9,67</text:p>
          </table:table-cell>
          <table:table-cell table:style-name="ce11" table:formula="of:=360/60*[.F139]" office:value-type="float" office:value="58.0295574687937" calcext:value-type="float">
            <text:p>58,03</text:p>
          </table:table-cell>
          <table:table-cell table:style-name="ce3"/>
          <table:table-cell table:formula="of:=[.E140]-[.E13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40];2)" office:value-type="float" office:value="3.13750352374994" calcext:value-type="float">
            <text:p>3,14</text:p>
          </table:table-cell>
          <table:table-cell table:formula="of:=[.A140]*1000" office:value-type="float" office:value="3137.50352374994" calcext:value-type="float">
            <text:p>3137,50</text:p>
          </table:table-cell>
          <table:table-cell table:style-name="ce2" table:formula="of:=[.B140]/39.37007874" office:value-type="float" office:value="79.6925895035671" calcext:value-type="float">
            <text:p>79,69</text:p>
          </table:table-cell>
          <table:table-cell office:value-type="float" office:value="8.8" calcext:value-type="float">
            <text:p>8,80</text:p>
          </table:table-cell>
          <table:table-cell table:formula="of:=[.D140]*10" office:value-type="float" office:value="88" calcext:value-type="float">
            <text:p>88,00</text:p>
          </table:table-cell>
          <table:table-cell table:formula="of:=[.C140]*0.7111-46.7" office:value-type="float" office:value="9.96940039598658" calcext:value-type="float">
            <text:p>9,97</text:p>
          </table:table-cell>
          <table:table-cell table:style-name="ce11" table:formula="of:=360/60*[.F140]" office:value-type="float" office:value="59.8164023759195" calcext:value-type="float">
            <text:p>59,82</text:p>
          </table:table-cell>
          <table:table-cell table:style-name="ce3"/>
          <table:table-cell table:formula="of:=[.E141]-[.E140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41];2)" office:value-type="float" office:value="3.15380533607904" calcext:value-type="float">
            <text:p>3,15</text:p>
          </table:table-cell>
          <table:table-cell table:formula="of:=[.A141]*1000" office:value-type="float" office:value="3153.80533607904" calcext:value-type="float">
            <text:p>3153,81</text:p>
          </table:table-cell>
          <table:table-cell table:style-name="ce2" table:formula="of:=[.B141]/39.37007874" office:value-type="float" office:value="80.1066555367279" calcext:value-type="float">
            <text:p>80,11</text:p>
          </table:table-cell>
          <table:table-cell office:value-type="float" office:value="8.9" calcext:value-type="float">
            <text:p>8,90</text:p>
          </table:table-cell>
          <table:table-cell table:formula="of:=[.D141]*10" office:value-type="float" office:value="89" calcext:value-type="float">
            <text:p>89,00</text:p>
          </table:table-cell>
          <table:table-cell table:formula="of:=[.C141]*0.7111-46.7" office:value-type="float" office:value="10.2638427521672" calcext:value-type="float">
            <text:p>10,26</text:p>
          </table:table-cell>
          <table:table-cell table:style-name="ce11" table:formula="of:=360/60*[.F141]" office:value-type="float" office:value="61.5830565130033" calcext:value-type="float">
            <text:p>61,58</text:p>
          </table:table-cell>
          <table:table-cell table:style-name="ce3"/>
          <table:table-cell table:formula="of:=[.E142]-[.E141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formula="of:=LOG([.D142];2)" office:value-type="float" office:value="3.16992500144231" calcext:value-type="float">
            <text:p>3,17</text:p>
          </table:table-cell>
          <table:table-cell table:formula="of:=[.A142]*1000" office:value-type="float" office:value="3169.92500144231" calcext:value-type="float">
            <text:p>3169,93</text:p>
          </table:table-cell>
          <table:table-cell table:style-name="ce2" table:formula="of:=[.B142]/39.37007874" office:value-type="float" office:value="80.5160950369568" calcext:value-type="float">
            <text:p>80,52</text:p>
          </table:table-cell>
          <table:table-cell office:value-type="float" office:value="9" calcext:value-type="float">
            <text:p>9,00</text:p>
          </table:table-cell>
          <table:table-cell table:formula="of:=[.D142]*10" office:value-type="float" office:value="90" calcext:value-type="float">
            <text:p>90,00</text:p>
          </table:table-cell>
          <table:table-cell table:formula="of:=[.C142]*0.7111-46.7" office:value-type="float" office:value="10.55499518078" calcext:value-type="float">
            <text:p>10,55</text:p>
          </table:table-cell>
          <table:table-cell table:style-name="ce11" table:formula="of:=360/60*[.F142]" office:value-type="float" office:value="63.3299710846799" calcext:value-type="float">
            <text:p>63,33</text:p>
          </table:table-cell>
          <table:table-cell table:style-name="ce3"/>
          <table:table-cell table:formula="of:=[.E143]-[.E142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43];2)" office:value-type="float" office:value="3.18586654531133" calcext:value-type="float">
            <text:p>3,19</text:p>
          </table:table-cell>
          <table:table-cell table:formula="of:=[.A143]*1000" office:value-type="float" office:value="3185.86654531133" calcext:value-type="float">
            <text:p>3185,87</text:p>
          </table:table-cell>
          <table:table-cell table:style-name="ce2" table:formula="of:=[.B143]/39.37007874" office:value-type="float" office:value="80.9210102512316" calcext:value-type="float">
            <text:p>80,92</text:p>
          </table:table-cell>
          <table:table-cell office:value-type="float" office:value="9.1" calcext:value-type="float">
            <text:p>9,10</text:p>
          </table:table-cell>
          <table:table-cell table:formula="of:=[.D143]*10" office:value-type="float" office:value="91" calcext:value-type="float">
            <text:p>91,00</text:p>
          </table:table-cell>
          <table:table-cell table:formula="of:=[.C143]*0.7111-46.7" office:value-type="float" office:value="10.8429303896508" calcext:value-type="float">
            <text:p>10,84</text:p>
          </table:table-cell>
          <table:table-cell table:style-name="ce11" table:formula="of:=360/60*[.F143]" office:value-type="float" office:value="65.0575823379046" calcext:value-type="float">
            <text:p>65,06</text:p>
          </table:table-cell>
          <table:table-cell table:style-name="ce3"/>
          <table:table-cell table:formula="of:=[.E144]-[.E143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44];2)" office:value-type="float" office:value="3.20163386116965" calcext:value-type="float">
            <text:p>3,20</text:p>
          </table:table-cell>
          <table:table-cell table:formula="of:=[.A144]*1000" office:value-type="float" office:value="3201.63386116965" calcext:value-type="float">
            <text:p>3201,63</text:p>
          </table:table-cell>
          <table:table-cell table:style-name="ce2" table:formula="of:=[.B144]/39.37007874" office:value-type="float" office:value="81.3215000740344" calcext:value-type="float">
            <text:p>81,32</text:p>
          </table:table-cell>
          <table:table-cell office:value-type="float" office:value="9.2" calcext:value-type="float">
            <text:p>9,20</text:p>
          </table:table-cell>
          <table:table-cell table:formula="of:=[.D144]*10" office:value-type="float" office:value="92" calcext:value-type="float">
            <text:p>92,00</text:p>
          </table:table-cell>
          <table:table-cell table:formula="of:=[.C144]*0.7111-46.7" office:value-type="float" office:value="11.1277187026459" calcext:value-type="float">
            <text:p>11,13</text:p>
          </table:table-cell>
          <table:table-cell table:style-name="ce11" table:formula="of:=360/60*[.F144]" office:value-type="float" office:value="66.7663122158752" calcext:value-type="float">
            <text:p>66,77</text:p>
          </table:table-cell>
          <table:table-cell table:style-name="ce3"/>
          <table:table-cell table:formula="of:=[.E145]-[.E144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45];2)" office:value-type="float" office:value="3.21723071622067" calcext:value-type="float">
            <text:p>3,22</text:p>
          </table:table-cell>
          <table:table-cell table:formula="of:=[.A145]*1000" office:value-type="float" office:value="3217.23071622067" calcext:value-type="float">
            <text:p>3217,23</text:p>
          </table:table-cell>
          <table:table-cell table:style-name="ce2" table:formula="of:=[.B145]/39.37007874" office:value-type="float" office:value="81.7176601923319" calcext:value-type="float">
            <text:p>81,72</text:p>
          </table:table-cell>
          <table:table-cell office:value-type="float" office:value="9.3" calcext:value-type="float">
            <text:p>9,30</text:p>
          </table:table-cell>
          <table:table-cell table:formula="of:=[.D145]*10" office:value-type="float" office:value="93" calcext:value-type="float">
            <text:p>93,00</text:p>
          </table:table-cell>
          <table:table-cell table:formula="of:=[.C145]*0.7111-46.7" office:value-type="float" office:value="11.4094281627672" calcext:value-type="float">
            <text:p>11,41</text:p>
          </table:table-cell>
          <table:table-cell table:style-name="ce11" table:formula="of:=360/60*[.F145]" office:value-type="float" office:value="68.4565689766032" calcext:value-type="float">
            <text:p>68,46</text:p>
          </table:table-cell>
          <table:table-cell table:style-name="ce3"/>
          <table:table-cell table:formula="of:=[.E146]-[.E145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46];2)" office:value-type="float" office:value="3.23266075679028" calcext:value-type="float">
            <text:p>3,23</text:p>
          </table:table-cell>
          <table:table-cell table:formula="of:=[.A146]*1000" office:value-type="float" office:value="3232.66075679028" calcext:value-type="float">
            <text:p>3232,66</text:p>
          </table:table-cell>
          <table:table-cell table:style-name="ce2" table:formula="of:=[.B146]/39.37007874" office:value-type="float" office:value="82.1095832228015" calcext:value-type="float">
            <text:p>82,11</text:p>
          </table:table-cell>
          <table:table-cell office:value-type="float" office:value="9.4" calcext:value-type="float">
            <text:p>9,40</text:p>
          </table:table-cell>
          <table:table-cell table:formula="of:=[.D146]*10" office:value-type="float" office:value="94" calcext:value-type="float">
            <text:p>94,00</text:p>
          </table:table-cell>
          <table:table-cell table:formula="of:=[.C146]*0.7111-46.7" office:value-type="float" office:value="11.6881246297341" calcext:value-type="float">
            <text:p>11,69</text:p>
          </table:table-cell>
          <table:table-cell table:style-name="ce11" table:formula="of:=360/60*[.F146]" office:value-type="float" office:value="70.1287477784046" calcext:value-type="float">
            <text:p>70,13</text:p>
          </table:table-cell>
          <table:table-cell table:style-name="ce3"/>
          <table:table-cell table:formula="of:=[.E147]-[.E146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47];2)" office:value-type="float" office:value="3.24792751344359" calcext:value-type="float">
            <text:p>3,25</text:p>
          </table:table-cell>
          <table:table-cell table:formula="of:=[.A147]*1000" office:value-type="float" office:value="3247.92751344359" calcext:value-type="float">
            <text:p>3247,93</text:p>
          </table:table-cell>
          <table:table-cell table:style-name="ce2" table:formula="of:=[.B147]/39.37007874" office:value-type="float" office:value="82.4973588417971" calcext:value-type="float">
            <text:p>82,50</text:p>
          </table:table-cell>
          <table:table-cell office:value-type="float" office:value="9.5" calcext:value-type="float">
            <text:p>9,50</text:p>
          </table:table-cell>
          <table:table-cell table:formula="of:=[.D147]*10" office:value-type="float" office:value="95" calcext:value-type="float">
            <text:p>95,00</text:p>
          </table:table-cell>
          <table:table-cell table:formula="of:=[.C147]*0.7111-46.7" office:value-type="float" office:value="11.9638718724019" calcext:value-type="float">
            <text:p>11,96</text:p>
          </table:table-cell>
          <table:table-cell table:style-name="ce11" table:formula="of:=360/60*[.F147]" office:value-type="float" office:value="71.7832312344113" calcext:value-type="float">
            <text:p>71,78</text:p>
          </table:table-cell>
          <table:table-cell table:style-name="ce3"/>
          <table:table-cell table:formula="of:=[.E148]-[.E147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48];2)" office:value-type="float" office:value="3.26303440583379" calcext:value-type="float">
            <text:p>3,26</text:p>
          </table:table-cell>
          <table:table-cell table:formula="of:=[.A148]*1000" office:value-type="float" office:value="3263.03440583379" calcext:value-type="float">
            <text:p>3263,03</text:p>
          </table:table-cell>
          <table:table-cell table:style-name="ce2" table:formula="of:=[.B148]/39.37007874" office:value-type="float" office:value="82.8810739085099" calcext:value-type="float">
            <text:p>82,88</text:p>
          </table:table-cell>
          <table:table-cell office:value-type="float" office:value="9.6" calcext:value-type="float">
            <text:p>9,60</text:p>
          </table:table-cell>
          <table:table-cell table:formula="of:=[.D148]*10" office:value-type="float" office:value="96" calcext:value-type="float">
            <text:p>96,00</text:p>
          </table:table-cell>
          <table:table-cell table:formula="of:=[.C148]*0.7111-46.7" office:value-type="float" office:value="12.2367316563414" calcext:value-type="float">
            <text:p>12,24</text:p>
          </table:table-cell>
          <table:table-cell table:style-name="ce11" table:formula="of:=360/60*[.F148]" office:value-type="float" office:value="73.4203899380483" calcext:value-type="float">
            <text:p>73,42</text:p>
          </table:table-cell>
          <table:table-cell table:style-name="ce3" office:value-type="string" calcext:value-type="string">
            <text:p>OIL LBS(96)</text:p>
          </table:table-cell>
          <table:table-cell table:formula="of:=[.E149]-[.E148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49];2)" office:value-type="float" office:value="3.27798474729977" calcext:value-type="float">
            <text:p>3,28</text:p>
          </table:table-cell>
          <table:table-cell table:formula="of:=[.A149]*1000" office:value-type="float" office:value="3277.98474729977" calcext:value-type="float">
            <text:p>3277,98</text:p>
          </table:table-cell>
          <table:table-cell table:style-name="ce2" table:formula="of:=[.B149]/39.37007874" office:value-type="float" office:value="83.2608125817471" calcext:value-type="float">
            <text:p>83,26</text:p>
          </table:table-cell>
          <table:table-cell office:value-type="float" office:value="9.7" calcext:value-type="float">
            <text:p>9,70</text:p>
          </table:table-cell>
          <table:table-cell table:formula="of:=[.D149]*10" office:value-type="float" office:value="97" calcext:value-type="float">
            <text:p>97,00</text:p>
          </table:table-cell>
          <table:table-cell table:formula="of:=[.C149]*0.7111-46.7" office:value-type="float" office:value="12.5067638268804" calcext:value-type="float">
            <text:p>12,51</text:p>
          </table:table-cell>
          <table:table-cell table:style-name="ce11" table:formula="of:=360/60*[.F149]" office:value-type="float" office:value="75.0405829612821" calcext:value-type="float">
            <text:p>75,04</text:p>
          </table:table-cell>
          <table:table-cell table:style-name="ce3"/>
          <table:table-cell table:formula="of:=[.E150]-[.E149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50];2)" office:value-type="float" office:value="3.29278174922785" calcext:value-type="float">
            <text:p>3,29</text:p>
          </table:table-cell>
          <table:table-cell table:formula="of:=[.A150]*1000" office:value-type="float" office:value="3292.78174922785" calcext:value-type="float">
            <text:p>3292,78</text:p>
          </table:table-cell>
          <table:table-cell table:style-name="ce2" table:formula="of:=[.B150]/39.37007874" office:value-type="float" office:value="83.6366564307219" calcext:value-type="float">
            <text:p>83,64</text:p>
          </table:table-cell>
          <table:table-cell office:value-type="float" office:value="9.8" calcext:value-type="float">
            <text:p>9,80</text:p>
          </table:table-cell>
          <table:table-cell table:formula="of:=[.D150]*10" office:value-type="float" office:value="98" calcext:value-type="float">
            <text:p>98,00</text:p>
          </table:table-cell>
          <table:table-cell table:formula="of:=[.C150]*0.7111-46.7" office:value-type="float" office:value="12.7740263878863" calcext:value-type="float">
            <text:p>12,77</text:p>
          </table:table-cell>
          <table:table-cell table:style-name="ce11" table:formula="of:=360/60*[.F150]" office:value-type="float" office:value="76.6441583273179" calcext:value-type="float">
            <text:p>76,64</text:p>
          </table:table-cell>
          <table:table-cell table:style-name="ce3"/>
          <table:table-cell table:formula="of:=[.E151]-[.E150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51];2)" office:value-type="float" office:value="3.30742852519225" calcext:value-type="float">
            <text:p>3,31</text:p>
          </table:table-cell>
          <table:table-cell table:formula="of:=[.A151]*1000" office:value-type="float" office:value="3307.42852519225" calcext:value-type="float">
            <text:p>3307,43</text:p>
          </table:table-cell>
          <table:table-cell table:style-name="ce2" table:formula="of:=[.B151]/39.37007874" office:value-type="float" office:value="84.0086845402191" calcext:value-type="float">
            <text:p>84,01</text:p>
          </table:table-cell>
          <table:table-cell office:value-type="float" office:value="9.9" calcext:value-type="float">
            <text:p>9,90</text:p>
          </table:table-cell>
          <table:table-cell table:formula="of:=[.D151]*10" office:value-type="float" office:value="99" calcext:value-type="float">
            <text:p>99,00</text:p>
          </table:table-cell>
          <table:table-cell table:formula="of:=[.C151]*0.7111-46.7" office:value-type="float" office:value="13.0385755765498" calcext:value-type="float">
            <text:p>13,04</text:p>
          </table:table-cell>
          <table:table-cell table:style-name="ce11" table:formula="of:=360/60*[.F151]" office:value-type="float" office:value="78.2314534592989" calcext:value-type="float">
            <text:p>78,23</text:p>
          </table:table-cell>
          <table:table-cell table:style-name="ce3"/>
          <table:table-cell table:formula="of:=[.E152]-[.E151]" office:value-type="float" office:value="1" calcext:value-type="float">
            <text:p>1</text:p>
          </table:table-cell>
          <table:table-cell table:style-name="ce8"/>
          <table:table-cell table:number-columns-repeated="1014"/>
        </table:table-row>
        <table:table-row table:style-name="ro1">
          <table:table-cell table:formula="of:=LOG([.D152];2)" office:value-type="float" office:value="3.32192809488736" calcext:value-type="float">
            <text:p>3,32</text:p>
          </table:table-cell>
          <table:table-cell table:formula="of:=[.A152]*1000" office:value-type="float" office:value="3321.92809488736" calcext:value-type="float">
            <text:p>3321,93</text:p>
          </table:table-cell>
          <table:table-cell table:style-name="ce2" table:formula="of:=[.B152]/39.37007874" office:value-type="float" office:value="84.3769736104765" calcext:value-type="float">
            <text:p>84,38</text:p>
          </table:table-cell>
          <table:table-cell office:value-type="float" office:value="10" calcext:value-type="float">
            <text:p>10,00</text:p>
          </table:table-cell>
          <table:table-cell table:formula="of:=[.D152]*10" office:value-type="float" office:value="100" calcext:value-type="float">
            <text:p>100,00</text:p>
          </table:table-cell>
          <table:table-cell table:formula="of:=[.C152]*0.7111-46.7" office:value-type="float" office:value="13.3004659344099" calcext:value-type="float">
            <text:p>13,30</text:p>
          </table:table-cell>
          <table:table-cell table:style-name="ce11" table:formula="of:=360/60*[.F152]" office:value-type="float" office:value="79.8027956064591" calcext:value-type="float">
            <text:p>79,80</text:p>
          </table:table-cell>
          <table:table-cell table:style-name="ce3"/>
          <table:table-cell table:formula="of:=[.E158]-[.E152]" office:value-type="float" office:value="-100" calcext:value-type="float">
            <text:p>-100</text:p>
          </table:table-cell>
          <table:table-cell table:style-name="ce8"/>
          <table:table-cell table:number-columns-repeated="1014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4"/>
          <table:table-cell table:number-columns-repeated="1017"/>
        </table:table-row>
        <table:table-row table:style-name="ro1" table:number-rows-repeated="44">
          <table:table-cell table:style-name="Default" table:number-columns-repeated="2"/>
          <table:table-cell/>
          <table:table-cell table:style-name="Default" table:number-columns-repeated="2"/>
          <table:table-cell table:style-name="ce2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7"/>
          <table:table-cell table:style-name="ce13"/>
          <table:table-cell table:number-columns-repeated="1016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.00.0000</text:date>, <text:time style:data-style-name="N2" text:time-value="17:03:11.636393828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21:45:01.609057830</meta:creation-date>
    <meta:generator>LibreOffice/7.2.6.2$Linux_X86_64 LibreOffice_project/20$Build-2</meta:generator>
    <dc:date>2022-12-08T23:48:40.900114654</dc:date>
    <meta:editing-duration>PT2H41M53S</meta:editing-duration>
    <meta:editing-cycles>45</meta:editing-cycles>
    <meta:document-statistic meta:table-count="1" meta:cell-count="1221" meta:object-count="0"/>
  </office:meta>
</office:document-meta>
</file>